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28178625" calcext:value-type="float">
            <text:p>0.08281786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699884375" calcext:value-type="float">
            <text:p>0.16998843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95398875" calcext:value-type="float">
            <text:p>0.25953988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500475125" calcext:value-type="float">
            <text:p>0.35004751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402494875" calcext:value-type="float">
            <text:p>0.44024948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292609625" calcext:value-type="float">
            <text:p>0.52926096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16976025" calcext:value-type="float">
            <text:p>0.6169760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041064375" calcext:value-type="float">
            <text:p>0.70410643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791615575" calcext:value-type="float">
            <text:p>0.7916155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8798609" calcext:value-type="float">
            <text:p>0.879860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680627125" calcext:value-type="float">
            <text:p>0.96806271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0544635625" calcext:value-type="float">
            <text:p>1.05446356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137109075" calcext:value-type="float">
            <text:p>1.13710907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2149375875" calcext:value-type="float">
            <text:p>1.214937587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288699925" calcext:value-type="float">
            <text:p>1.2886999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3610062875" calcext:value-type="float">
            <text:p>1.361006287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43505605" calcext:value-type="float">
            <text:p>1.4350560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512919025" calcext:value-type="float">
            <text:p>1.5129190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5948241125" calcext:value-type="float">
            <text:p>1.594824112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6796247375" calcext:value-type="float">
            <text:p>1.679624737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7656886" calcext:value-type="float">
            <text:p>1.765688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8516358" calcext:value-type="float">
            <text:p>1.851635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9367192" calcext:value-type="float">
            <text:p>1.936719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0208606125" calcext:value-type="float">
            <text:p>2.02086061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.104451" calcext:value-type="float">
            <text:p>2.10445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1880412375" calcext:value-type="float">
            <text:p>2.188041237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.272044375" calcext:value-type="float">
            <text:p>2.27204437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.3565543375" calcext:value-type="float">
            <text:p>2.356554337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.441329375" calcext:value-type="float">
            <text:p>2.44132937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5259073" calcext:value-type="float">
            <text:p>2.525907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609783625" calcext:value-type="float">
            <text:p>2.6097836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692606325" calcext:value-type="float">
            <text:p>2.69260632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7743510875" calcext:value-type="float">
            <text:p>2.774351087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8553902125" calcext:value-type="float">
            <text:p>2.855390212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.936348225" calcext:value-type="float">
            <text:p>2.93634822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.0177853125" calcext:value-type="float">
            <text:p>3.017785312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.09996895" calcext:value-type="float">
            <text:p>3.0999689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.1829708125" calcext:value-type="float">
            <text:p>3.182970812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.26699845" calcext:value-type="float">
            <text:p>3.2669984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352570275" calcext:value-type="float">
            <text:p>3.35257027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.4402185875" calcext:value-type="float">
            <text:p>3.440218587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5298729" calcext:value-type="float">
            <text:p>3.529872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.6204527375" calcext:value-type="float">
            <text:p>3.620452737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.7100588375" calcext:value-type="float">
            <text:p>3.710058837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7967362" calcext:value-type="float">
            <text:p>3.796736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8794821375" calcext:value-type="float">
            <text:p>3.879482137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9589828125" calcext:value-type="float">
            <text:p>3.958982812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.0374547375" calcext:value-type="float">
            <text:p>4.037454737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.1174078125" calcext:value-type="float">
            <text:p>4.117407812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.2002356875" calcext:value-type="float">
            <text:p>4.200235687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.285759425" calcext:value-type="float">
            <text:p>4.28575942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.3727770875" calcext:value-type="float">
            <text:p>4.372777087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.4599649375" calcext:value-type="float">
            <text:p>4.459964937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.546555075" calcext:value-type="float">
            <text:p>4.54655507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.632499025" calcext:value-type="float">
            <text:p>4.63249902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.7181406625" calcext:value-type="float">
            <text:p>4.718140662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.8037297" calcext:value-type="float">
            <text:p>4.803729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.8891858375" calcext:value-type="float">
            <text:p>4.889185837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.974268775" calcext:value-type="float">
            <text:p>4.97426877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.0589651" calcext:value-type="float">
            <text:p>5.058965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.143732425" calcext:value-type="float">
            <text:p>5.14373242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.2293306875" calcext:value-type="float">
            <text:p>5.229330687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5.3162988125" calcext:value-type="float">
            <text:p>5.316298812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.4044615625" calcext:value-type="float">
            <text:p>5.404461562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.4928365125" calcext:value-type="float">
            <text:p>5.492836512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.580008675" calcext:value-type="float">
            <text:p>5.58000867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.6647828125" calcext:value-type="float">
            <text:p>5.664782812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.7468225125" calcext:value-type="float">
            <text:p>5.746822512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.8269567125" calcext:value-type="float">
            <text:p>5.826956712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.906899825" calcext:value-type="float">
            <text:p>5.90689982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.98845135" calcext:value-type="float">
            <text:p>5.9884513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6.0726739125" calcext:value-type="float">
            <text:p>6.072673912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.1595430125" calcext:value-type="float">
            <text:p>6.159543012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.2481204625" calcext:value-type="float">
            <text:p>6.248120462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.337004925" calcext:value-type="float">
            <text:p>6.33700492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.4248169625" calcext:value-type="float">
            <text:p>6.424816962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.5105819875" calcext:value-type="float">
            <text:p>6.510581987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6.59396405" calcext:value-type="float">
            <text:p>6.5939640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.675353925" calcext:value-type="float">
            <text:p>6.67535392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625429" calcext:value-type="float">
            <text:p>6.625429</text:p>
          </table:table-cell>
          <table:table-cell office:value-type="float" office:value="6.7558144625" calcext:value-type="float">
            <text:p>6.7558144625</text:p>
          </table:table-cell>
          <table:table-cell table:formula="of:=POWER([.C81]-6.75;2)" office:value-type="float" office:value="0.000033807974163907" calcext:value-type="float">
            <text:p>0.000033808</text:p>
          </table:table-cell>
          <table:table-cell table:formula="of:=SQRT(SUM([.D81:.D180])/100)" office:value-type="float" office:value="0.132416991887982" calcext:value-type="float">
            <text:p>0.13241699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973646" calcext:value-type="float">
            <text:p>6.973646</text:p>
          </table:table-cell>
          <table:table-cell office:value-type="float" office:value="6.754035425" calcext:value-type="float">
            <text:p>6.754035425</text:p>
          </table:table-cell>
          <table:table-cell table:formula="of:=POWER([.C82]-6.75;2)" office:value-type="float" office:value="0.0000162846549306222" calcext:value-type="float">
            <text:p>1.62846549306222E-00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.164116" calcext:value-type="float">
            <text:p>7.164116</text:p>
          </table:table-cell>
          <table:table-cell office:value-type="float" office:value="6.7500212125" calcext:value-type="float">
            <text:p>6.7500212125</text:p>
          </table:table-cell>
          <table:table-cell table:formula="of:=POWER([.C83]-6.75;2)" office:value-type="float" office:value="0.0000000004499701562538" calcext:value-type="float">
            <text:p>4.499701562538E-01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24061" calcext:value-type="float">
            <text:p>7.24061</text:p>
          </table:table-cell>
          <table:table-cell office:value-type="float" office:value="6.7468144375" calcext:value-type="float">
            <text:p>6.7468144375</text:p>
          </table:table-cell>
          <table:table-cell table:formula="of:=POWER([.C84]-6.75;2)" office:value-type="float" office:value="0.0000101478084414042" calcext:value-type="float">
            <text:p>1.01478084414042E-00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.216158" calcext:value-type="float">
            <text:p>7.216158</text:p>
          </table:table-cell>
          <table:table-cell office:value-type="float" office:value="6.746052775" calcext:value-type="float">
            <text:p>6.746052775</text:p>
          </table:table-cell>
          <table:table-cell table:formula="of:=POWER([.C85]-6.75;2)" office:value-type="float" office:value="0.0000155805852006259" calcext:value-type="float">
            <text:p>1.55805852006259E-00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120918" calcext:value-type="float">
            <text:p>7.120918</text:p>
          </table:table-cell>
          <table:table-cell office:value-type="float" office:value="6.7482325625" calcext:value-type="float">
            <text:p>6.7482325625</text:p>
          </table:table-cell>
          <table:table-cell table:formula="of:=POWER([.C86]-6.75;2)" office:value-type="float" office:value="0.00000312383531640575" calcext:value-type="float">
            <text:p>3.12383531640575E-00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017205" calcext:value-type="float">
            <text:p>7.017205</text:p>
          </table:table-cell>
          <table:table-cell office:value-type="float" office:value="6.752678275" calcext:value-type="float">
            <text:p>6.752678275</text:p>
          </table:table-cell>
          <table:table-cell table:formula="of:=POWER([.C87]-6.75;2)" office:value-type="float" office:value="0.00000717315697562534" calcext:value-type="float">
            <text:p>7.17315697562534E-00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970433" calcext:value-type="float">
            <text:p>6.970433</text:p>
          </table:table-cell>
          <table:table-cell office:value-type="float" office:value="6.7575695375" calcext:value-type="float">
            <text:p>6.7575695375</text:p>
          </table:table-cell>
          <table:table-cell table:formula="of:=POWER([.C88]-6.75;2)" office:value-type="float" office:value="0.0000572978979639096" calcext:value-type="float">
            <text:p>5.72978979639096E-00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000731" calcext:value-type="float">
            <text:p>7.000731</text:p>
          </table:table-cell>
          <table:table-cell office:value-type="float" office:value="6.76045995" calcext:value-type="float">
            <text:p>6.76045995</text:p>
          </table:table-cell>
          <table:table-cell table:formula="of:=POWER([.C89]-6.75;2)" office:value-type="float" office:value="0.000109410554002491" calcext:value-type="float">
            <text:p>0.000109410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059626" calcext:value-type="float">
            <text:p>7.059626</text:p>
          </table:table-cell>
          <table:table-cell office:value-type="float" office:value="6.7593589875" calcext:value-type="float">
            <text:p>6.7593589875</text:p>
          </table:table-cell>
          <table:table-cell table:formula="of:=POWER([.C90]-6.75;2)" office:value-type="float" office:value="0.0000875906470251515" calcext:value-type="float">
            <text:p>8.75906470251515E-00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056145" calcext:value-type="float">
            <text:p>7.056145</text:p>
          </table:table-cell>
          <table:table-cell office:value-type="float" office:value="6.7538616875" calcext:value-type="float">
            <text:p>6.7538616875</text:p>
          </table:table-cell>
          <table:table-cell table:formula="of:=POWER([.C91]-6.75;2)" office:value-type="float" office:value="0.000014912630347654" calcext:value-type="float">
            <text:p>1.4912630347654E-00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912068" calcext:value-type="float">
            <text:p>6.912068</text:p>
          </table:table-cell>
          <table:table-cell office:value-type="float" office:value="6.7455755" calcext:value-type="float">
            <text:p>6.7455755</text:p>
          </table:table-cell>
          <table:table-cell table:formula="of:=POWER([.C92]-6.75;2)" office:value-type="float" office:value="0.0000195762002499985" calcext:value-type="float">
            <text:p>1.95762002499985E-00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611641" calcext:value-type="float">
            <text:p>6.611641</text:p>
          </table:table-cell>
          <table:table-cell office:value-type="float" office:value="6.7375672625" calcext:value-type="float">
            <text:p>6.7375672625</text:p>
          </table:table-cell>
          <table:table-cell table:formula="of:=POWER([.C93]-6.75;2)" office:value-type="float" office:value="0.000154572961743911" calcext:value-type="float">
            <text:p>0.00015457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226281" calcext:value-type="float">
            <text:p>6.226281</text:p>
          </table:table-cell>
          <table:table-cell office:value-type="float" office:value="6.7331935" calcext:value-type="float">
            <text:p>6.7331935</text:p>
          </table:table-cell>
          <table:table-cell table:formula="of:=POWER([.C94]-6.75;2)" office:value-type="float" office:value="0.000282458442250013" calcext:value-type="float">
            <text:p>0.000282458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900987" calcext:value-type="float">
            <text:p>5.900987</text:p>
          </table:table-cell>
          <table:table-cell office:value-type="float" office:value="6.734826875" calcext:value-type="float">
            <text:p>6.734826875</text:p>
          </table:table-cell>
          <table:table-cell table:formula="of:=POWER([.C95]-6.75;2)" office:value-type="float" office:value="0.000230223722265639" calcext:value-type="float">
            <text:p>0.000230223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784509" calcext:value-type="float">
            <text:p>5.784509</text:p>
          </table:table-cell>
          <table:table-cell office:value-type="float" office:value="6.7428452375" calcext:value-type="float">
            <text:p>6.7428452375</text:p>
          </table:table-cell>
          <table:table-cell table:formula="of:=POWER([.C96]-6.75;2)" office:value-type="float" office:value="0.000051190626431405" calcext:value-type="float">
            <text:p>5.1190626431405E-00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923981" calcext:value-type="float">
            <text:p>5.923981</text:p>
          </table:table-cell>
          <table:table-cell office:value-type="float" office:value="6.755372325" calcext:value-type="float">
            <text:p>6.755372325</text:p>
          </table:table-cell>
          <table:table-cell table:formula="of:=POWER([.C97]-6.75;2)" office:value-type="float" office:value="0.0000288618759056221" calcext:value-type="float">
            <text:p>2.88618759056221E-00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229038" calcext:value-type="float">
            <text:p>6.229038</text:p>
          </table:table-cell>
          <table:table-cell office:value-type="float" office:value="6.7692284375" calcext:value-type="float">
            <text:p>6.7692284375</text:p>
          </table:table-cell>
          <table:table-cell table:formula="of:=POWER([.C98]-6.75;2)" office:value-type="float" office:value="0.000369732808691399" calcext:value-type="float">
            <text:p>0.000369732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552407" calcext:value-type="float">
            <text:p>6.552407</text:p>
          </table:table-cell>
          <table:table-cell office:value-type="float" office:value="6.7814587875" calcext:value-type="float">
            <text:p>6.7814587875</text:p>
          </table:table-cell>
          <table:table-cell table:formula="of:=POWER([.C99]-6.75;2)" office:value-type="float" office:value="0.000989655310970162" calcext:value-type="float">
            <text:p>0.000989655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78405" calcext:value-type="float">
            <text:p>6.78405</text:p>
          </table:table-cell>
          <table:table-cell office:value-type="float" office:value="6.79018545" calcext:value-type="float">
            <text:p>6.79018545</text:p>
          </table:table-cell>
          <table:table-cell table:formula="of:=POWER([.C100]-6.75;2)" office:value-type="float" office:value="0.00161487039170251" calcext:value-type="float">
            <text:p>0.00161487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885109" calcext:value-type="float">
            <text:p>6.885109</text:p>
          </table:table-cell>
          <table:table-cell office:value-type="float" office:value="6.7946327875" calcext:value-type="float">
            <text:p>6.7946327875</text:p>
          </table:table-cell>
          <table:table-cell table:formula="of:=POWER([.C101]-6.75;2)" office:value-type="float" office:value="0.00199208572002019" calcext:value-type="float">
            <text:p>0.001992085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875776" calcext:value-type="float">
            <text:p>6.875776</text:p>
          </table:table-cell>
          <table:table-cell office:value-type="float" office:value="6.7949395" calcext:value-type="float">
            <text:p>6.7949395</text:p>
          </table:table-cell>
          <table:table-cell table:formula="of:=POWER([.C102]-6.75;2)" office:value-type="float" office:value="0.00201955866024999" calcext:value-type="float">
            <text:p>0.002019558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806672" calcext:value-type="float">
            <text:p>6.806672</text:p>
          </table:table-cell>
          <table:table-cell office:value-type="float" office:value="6.7920759625" calcext:value-type="float">
            <text:p>6.7920759625</text:p>
          </table:table-cell>
          <table:table-cell table:formula="of:=POWER([.C103]-6.75;2)" office:value-type="float" office:value="0.00177038662030143" calcext:value-type="float">
            <text:p>0.001770386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731313" calcext:value-type="float">
            <text:p>6.731313</text:p>
          </table:table-cell>
          <table:table-cell office:value-type="float" office:value="6.787715725" calcext:value-type="float">
            <text:p>6.787715725</text:p>
          </table:table-cell>
          <table:table-cell table:formula="of:=POWER([.C104]-6.75;2)" office:value-type="float" office:value="0.00142247591227562" calcext:value-type="float">
            <text:p>0.001422475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687231" calcext:value-type="float">
            <text:p>6.687231</text:p>
          </table:table-cell>
          <table:table-cell office:value-type="float" office:value="6.7837590375" calcext:value-type="float">
            <text:p>6.7837590375</text:p>
          </table:table-cell>
          <table:table-cell table:formula="of:=POWER([.C105]-6.75;2)" office:value-type="float" office:value="0.00113967261292643" calcext:value-type="float">
            <text:p>0.001139672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687219" calcext:value-type="float">
            <text:p>6.687219</text:p>
          </table:table-cell>
          <table:table-cell office:value-type="float" office:value="6.7815803625" calcext:value-type="float">
            <text:p>6.7815803625</text:p>
          </table:table-cell>
          <table:table-cell table:formula="of:=POWER([.C106]-6.75;2)" office:value-type="float" office:value="0.00099731929563139" calcext:value-type="float">
            <text:p>0.000997319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720251" calcext:value-type="float">
            <text:p>6.720251</text:p>
          </table:table-cell>
          <table:table-cell office:value-type="float" office:value="6.7815639875" calcext:value-type="float">
            <text:p>6.7815639875</text:p>
          </table:table-cell>
          <table:table-cell table:formula="of:=POWER([.C107]-6.75;2)" office:value-type="float" office:value="0.00099628530690017" calcext:value-type="float">
            <text:p>0.000996285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760797" calcext:value-type="float">
            <text:p>6.760797</text:p>
          </table:table-cell>
          <table:table-cell office:value-type="float" office:value="6.783281575" calcext:value-type="float">
            <text:p>6.783281575</text:p>
          </table:table-cell>
          <table:table-cell table:formula="of:=POWER([.C108]-6.75;2)" office:value-type="float" office:value="0.00110766323448064" calcext:value-type="float">
            <text:p>0.001107663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782003" calcext:value-type="float">
            <text:p>6.782003</text:p>
          </table:table-cell>
          <table:table-cell office:value-type="float" office:value="6.7860274125" calcext:value-type="float">
            <text:p>6.7860274125</text:p>
          </table:table-cell>
          <table:table-cell table:formula="of:=POWER([.C109]-6.75;2)" office:value-type="float" office:value="0.00129797445144517" calcext:value-type="float">
            <text:p>0.001297974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766234" calcext:value-type="float">
            <text:p>6.766234</text:p>
          </table:table-cell>
          <table:table-cell office:value-type="float" office:value="6.7892328375" calcext:value-type="float">
            <text:p>6.7892328375</text:p>
          </table:table-cell>
          <table:table-cell table:formula="of:=POWER([.C110]-6.75;2)" office:value-type="float" office:value="0.00153921553830142" calcext:value-type="float">
            <text:p>0.001539215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710106" calcext:value-type="float">
            <text:p>6.710106</text:p>
          </table:table-cell>
          <table:table-cell office:value-type="float" office:value="6.7925668875" calcext:value-type="float">
            <text:p>6.7925668875</text:p>
          </table:table-cell>
          <table:table-cell table:formula="of:=POWER([.C111]-6.75;2)" office:value-type="float" office:value="0.00181193991143762" calcext:value-type="float">
            <text:p>0.001811939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625816" calcext:value-type="float">
            <text:p>6.625816</text:p>
          </table:table-cell>
          <table:table-cell office:value-type="float" office:value="6.79585015" calcext:value-type="float">
            <text:p>6.79585015</text:p>
          </table:table-cell>
          <table:table-cell table:formula="of:=POWER([.C112]-6.75;2)" office:value-type="float" office:value="0.00210223625502247" calcext:value-type="float">
            <text:p>0.002102236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539581" calcext:value-type="float">
            <text:p>6.539581</text:p>
          </table:table-cell>
          <table:table-cell office:value-type="float" office:value="6.798986725" calcext:value-type="float">
            <text:p>6.798986725</text:p>
          </table:table-cell>
          <table:table-cell table:formula="of:=POWER([.C113]-6.75;2)" office:value-type="float" office:value="0.0023996992262256" calcext:value-type="float">
            <text:p>0.002399699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48313" calcext:value-type="float">
            <text:p>6.48313</text:p>
          </table:table-cell>
          <table:table-cell office:value-type="float" office:value="6.8019752" calcext:value-type="float">
            <text:p>6.8019752</text:p>
          </table:table-cell>
          <table:table-cell table:formula="of:=POWER([.C114]-6.75;2)" office:value-type="float" office:value="0.00270142141504002" calcext:value-type="float">
            <text:p>0.002701421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476641" calcext:value-type="float">
            <text:p>6.476641</text:p>
          </table:table-cell>
          <table:table-cell office:value-type="float" office:value="6.8049080375" calcext:value-type="float">
            <text:p>6.8049080375</text:p>
          </table:table-cell>
          <table:table-cell table:formula="of:=POWER([.C115]-6.75;2)" office:value-type="float" office:value="0.00301489258210138" calcext:value-type="float">
            <text:p>0.003014892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514967" calcext:value-type="float">
            <text:p>6.514967</text:p>
          </table:table-cell>
          <table:table-cell office:value-type="float" office:value="6.8078711125" calcext:value-type="float">
            <text:p>6.8078711125</text:p>
          </table:table-cell>
          <table:table-cell table:formula="of:=POWER([.C116]-6.75;2)" office:value-type="float" office:value="0.00334906566198765" calcext:value-type="float">
            <text:p>0.003349065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574691" calcext:value-type="float">
            <text:p>6.574691</text:p>
          </table:table-cell>
          <table:table-cell office:value-type="float" office:value="6.8107671875" calcext:value-type="float">
            <text:p>6.8107671875</text:p>
          </table:table-cell>
          <table:table-cell table:formula="of:=POWER([.C117]-6.75;2)" office:value-type="float" office:value="0.00369265107666013" calcext:value-type="float">
            <text:p>0.003692651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640149" calcext:value-type="float">
            <text:p>6.640149</text:p>
          </table:table-cell>
          <table:table-cell office:value-type="float" office:value="6.81315265" calcext:value-type="float">
            <text:p>6.81315265</text:p>
          </table:table-cell>
          <table:table-cell table:formula="of:=POWER([.C118]-6.75;2)" office:value-type="float" office:value="0.00398825720202252" calcext:value-type="float">
            <text:p>0.003988257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722211" calcext:value-type="float">
            <text:p>6.722211</text:p>
          </table:table-cell>
          <table:table-cell office:value-type="float" office:value="6.814161375" calcext:value-type="float">
            <text:p>6.814161375</text:p>
          </table:table-cell>
          <table:table-cell table:formula="of:=POWER([.C119]-6.75;2)" office:value-type="float" office:value="0.00411668204189066" calcext:value-type="float">
            <text:p>0.00411668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845746" calcext:value-type="float">
            <text:p>6.845746</text:p>
          </table:table-cell>
          <table:table-cell office:value-type="float" office:value="6.812612175" calcext:value-type="float">
            <text:p>6.812612175</text:p>
          </table:table-cell>
          <table:table-cell table:formula="of:=POWER([.C120]-6.75;2)" office:value-type="float" office:value="0.00392028445823062" calcext:value-type="float">
            <text:p>0.003920284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011865" calcext:value-type="float">
            <text:p>7.011865</text:p>
          </table:table-cell>
          <table:table-cell office:value-type="float" office:value="6.807441475" calcext:value-type="float">
            <text:p>6.807441475</text:p>
          </table:table-cell>
          <table:table-cell table:formula="of:=POWER([.C121]-6.75;2)" office:value-type="float" office:value="0.00329952305017563" calcext:value-type="float">
            <text:p>0.003299523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.172345" calcext:value-type="float">
            <text:p>7.172345</text:p>
          </table:table-cell>
          <table:table-cell office:value-type="float" office:value="6.7984398" calcext:value-type="float">
            <text:p>6.7984398</text:p>
          </table:table-cell>
          <table:table-cell table:formula="of:=POWER([.C122]-6.75;2)" office:value-type="float" office:value="0.00234641422403997" calcext:value-type="float">
            <text:p>0.002346414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.246387" calcext:value-type="float">
            <text:p>7.246387</text:p>
          </table:table-cell>
          <table:table-cell office:value-type="float" office:value="6.7868663375" calcext:value-type="float">
            <text:p>6.7868663375</text:p>
          </table:table-cell>
          <table:table-cell table:formula="of:=POWER([.C123]-6.75;2)" office:value-type="float" office:value="0.00135912684066392" calcext:value-type="float">
            <text:p>0.001359126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.168488" calcext:value-type="float">
            <text:p>7.168488</text:p>
          </table:table-cell>
          <table:table-cell office:value-type="float" office:value="6.7753756125" calcext:value-type="float">
            <text:p>6.7753756125</text:p>
          </table:table-cell>
          <table:table-cell table:formula="of:=POWER([.C124]-6.75;2)" office:value-type="float" office:value="0.000643921709750133" calcext:value-type="float">
            <text:p>0.000643921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934189" calcext:value-type="float">
            <text:p>6.934189</text:p>
          </table:table-cell>
          <table:table-cell office:value-type="float" office:value="6.767152725" calcext:value-type="float">
            <text:p>6.767152725</text:p>
          </table:table-cell>
          <table:table-cell table:formula="of:=POWER([.C125]-6.75;2)" office:value-type="float" office:value="0.00029421597492562" calcext:value-type="float">
            <text:p>0.00029421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619675" calcext:value-type="float">
            <text:p>6.619675</text:p>
          </table:table-cell>
          <table:table-cell office:value-type="float" office:value="6.7646672625" calcext:value-type="float">
            <text:p>6.7646672625</text:p>
          </table:table-cell>
          <table:table-cell table:formula="of:=POWER([.C126]-6.75;2)" office:value-type="float" office:value="0.000215128589243898" calcext:value-type="float">
            <text:p>0.000215128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360054" calcext:value-type="float">
            <text:p>6.360054</text:p>
          </table:table-cell>
          <table:table-cell office:value-type="float" office:value="6.7685469875" calcext:value-type="float">
            <text:p>6.7685469875</text:p>
          </table:table-cell>
          <table:table-cell table:formula="of:=POWER([.C127]-6.75;2)" office:value-type="float" office:value="0.000343990745325146" calcext:value-type="float">
            <text:p>0.000343990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277754" calcext:value-type="float">
            <text:p>6.277754</text:p>
          </table:table-cell>
          <table:table-cell office:value-type="float" office:value="6.7770536" calcext:value-type="float">
            <text:p>6.7770536</text:p>
          </table:table-cell>
          <table:table-cell table:formula="of:=POWER([.C128]-6.75;2)" office:value-type="float" office:value="0.000731897272960019" calcext:value-type="float">
            <text:p>0.000731897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396246" calcext:value-type="float">
            <text:p>6.396246</text:p>
          </table:table-cell>
          <table:table-cell office:value-type="float" office:value="6.786677825" calcext:value-type="float">
            <text:p>6.786677825</text:p>
          </table:table-cell>
          <table:table-cell table:formula="of:=POWER([.C129]-6.75;2)" office:value-type="float" office:value="0.00134526284673062" calcext:value-type="float">
            <text:p>0.001345262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62623" calcext:value-type="float">
            <text:p>6.62623</text:p>
          </table:table-cell>
          <table:table-cell office:value-type="float" office:value="6.7938701625" calcext:value-type="float">
            <text:p>6.7938701625</text:p>
          </table:table-cell>
          <table:table-cell table:formula="of:=POWER([.C130]-6.75;2)" office:value-type="float" office:value="0.00192459115777642" calcext:value-type="float">
            <text:p>0.001924591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41899" calcext:value-type="float">
            <text:p>6.841899</text:p>
          </table:table-cell>
          <table:table-cell office:value-type="float" office:value="6.79675935" calcext:value-type="float">
            <text:p>6.79675935</text:p>
          </table:table-cell>
          <table:table-cell table:formula="of:=POWER([.C131]-6.75;2)" office:value-type="float" office:value="0.00218643681242253" calcext:value-type="float">
            <text:p>0.002186436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961413" calcext:value-type="float">
            <text:p>6.961413</text:p>
          </table:table-cell>
          <table:table-cell office:value-type="float" office:value="6.79554945" calcext:value-type="float">
            <text:p>6.79554945</text:p>
          </table:table-cell>
          <table:table-cell table:formula="of:=POWER([.C132]-6.75;2)" office:value-type="float" office:value="0.00207475239530252" calcext:value-type="float">
            <text:p>0.002074752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975028" calcext:value-type="float">
            <text:p>6.975028</text:p>
          </table:table-cell>
          <table:table-cell office:value-type="float" office:value="6.791642175" calcext:value-type="float">
            <text:p>6.791642175</text:p>
          </table:table-cell>
          <table:table-cell table:formula="of:=POWER([.C133]-6.75;2)" office:value-type="float" office:value="0.00173407073873061" calcext:value-type="float">
            <text:p>0.001734070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927211" calcext:value-type="float">
            <text:p>6.927211</text:p>
          </table:table-cell>
          <table:table-cell office:value-type="float" office:value="6.7865068875" calcext:value-type="float">
            <text:p>6.7865068875</text:p>
          </table:table-cell>
          <table:table-cell table:formula="of:=POWER([.C134]-6.75;2)" office:value-type="float" office:value="0.00133275283493765" calcext:value-type="float">
            <text:p>0.001332752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875516" calcext:value-type="float">
            <text:p>6.875516</text:p>
          </table:table-cell>
          <table:table-cell office:value-type="float" office:value="6.7811160375" calcext:value-type="float">
            <text:p>6.7811160375</text:p>
          </table:table-cell>
          <table:table-cell table:formula="of:=POWER([.C135]-6.75;2)" office:value-type="float" office:value="0.000968207789701429" calcext:value-type="float">
            <text:p>0.000968207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851331" calcext:value-type="float">
            <text:p>6.851331</text:p>
          </table:table-cell>
          <table:table-cell office:value-type="float" office:value="6.776028175" calcext:value-type="float">
            <text:p>6.776028175</text:p>
          </table:table-cell>
          <table:table-cell table:formula="of:=POWER([.C136]-6.75;2)" office:value-type="float" office:value="0.000677465893830647" calcext:value-type="float">
            <text:p>0.000677465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847123" calcext:value-type="float">
            <text:p>6.847123</text:p>
          </table:table-cell>
          <table:table-cell office:value-type="float" office:value="6.771643625" calcext:value-type="float">
            <text:p>6.771643625</text:p>
          </table:table-cell>
          <table:table-cell table:formula="of:=POWER([.C137]-6.75;2)" office:value-type="float" office:value="0.000468446503140637" calcext:value-type="float">
            <text:p>0.000468446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836491" calcext:value-type="float">
            <text:p>6.836491</text:p>
          </table:table-cell>
          <table:table-cell office:value-type="float" office:value="6.7681800625" calcext:value-type="float">
            <text:p>6.7681800625</text:p>
          </table:table-cell>
          <table:table-cell table:formula="of:=POWER([.C138]-6.75;2)" office:value-type="float" office:value="0.000330514672503904" calcext:value-type="float">
            <text:p>0.000330514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806635" calcext:value-type="float">
            <text:p>6.806635</text:p>
          </table:table-cell>
          <table:table-cell office:value-type="float" office:value="6.7654110875" calcext:value-type="float">
            <text:p>6.7654110875</text:p>
          </table:table-cell>
          <table:table-cell table:formula="of:=POWER([.C139]-6.75;2)" office:value-type="float" office:value="0.000237501617932669" calcext:value-type="float">
            <text:p>0.000237501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775706" calcext:value-type="float">
            <text:p>6.775706</text:p>
          </table:table-cell>
          <table:table-cell office:value-type="float" office:value="6.7625325375" calcext:value-type="float">
            <text:p>6.7625325375</text:p>
          </table:table-cell>
          <table:table-cell table:formula="of:=POWER([.C140]-6.75;2)" office:value-type="float" office:value="0.000157064496188913" calcext:value-type="float">
            <text:p>0.000157064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781386" calcext:value-type="float">
            <text:p>6.781386</text:p>
          </table:table-cell>
          <table:table-cell office:value-type="float" office:value="6.7583652875" calcext:value-type="float">
            <text:p>6.7583652875</text:p>
          </table:table-cell>
          <table:table-cell table:formula="of:=POWER([.C141]-6.75;2)" office:value-type="float" office:value="0.0000699780349576597" calcext:value-type="float">
            <text:p>0.00006997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847861" calcext:value-type="float">
            <text:p>6.847861</text:p>
          </table:table-cell>
          <table:table-cell office:value-type="float" office:value="6.7518427125" calcext:value-type="float">
            <text:p>6.7518427125</text:p>
          </table:table-cell>
          <table:table-cell table:formula="of:=POWER([.C142]-6.75;2)" office:value-type="float" office:value="0.00000339558935765711" calcext:value-type="float">
            <text:p>3.39558935765711E-00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95745" calcext:value-type="float">
            <text:p>6.95745</text:p>
          </table:table-cell>
          <table:table-cell office:value-type="float" office:value="6.7425990375" calcext:value-type="float">
            <text:p>6.7425990375</text:p>
          </table:table-cell>
          <table:table-cell table:formula="of:=POWER([.C143]-6.75;2)" office:value-type="float" office:value="0.0000547742459264095" calcext:value-type="float">
            <text:p>5.47742459264095E-00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05302" calcext:value-type="float">
            <text:p>7.05302</text:p>
          </table:table-cell>
          <table:table-cell office:value-type="float" office:value="6.7314016125" calcext:value-type="float">
            <text:p>6.7314016125</text:p>
          </table:table-cell>
          <table:table-cell table:formula="of:=POWER([.C144]-6.75;2)" office:value-type="float" office:value="0.000345900017600155" calcext:value-type="float">
            <text:p>0.000345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069996" calcext:value-type="float">
            <text:p>7.069996</text:p>
          </table:table-cell>
          <table:table-cell office:value-type="float" office:value="6.7201905875" calcext:value-type="float">
            <text:p>6.7201905875</text:p>
          </table:table-cell>
          <table:table-cell table:formula="of:=POWER([.C145]-6.75;2)" office:value-type="float" office:value="0.000888601073595138" calcext:value-type="float">
            <text:p>0.000888601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973773" calcext:value-type="float">
            <text:p>6.973773</text:p>
          </table:table-cell>
          <table:table-cell office:value-type="float" office:value="6.711648625" calcext:value-type="float">
            <text:p>6.711648625</text:p>
          </table:table-cell>
          <table:table-cell table:formula="of:=POWER([.C146]-6.75;2)" office:value-type="float" office:value="0.00147082796439059" calcext:value-type="float">
            <text:p>0.00147082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781931" calcext:value-type="float">
            <text:p>6.781931</text:p>
          </table:table-cell>
          <table:table-cell office:value-type="float" office:value="6.7083705875" calcext:value-type="float">
            <text:p>6.7083705875</text:p>
          </table:table-cell>
          <table:table-cell table:formula="of:=POWER([.C147]-6.75;2)" office:value-type="float" office:value="0.00173300798509514" calcext:value-type="float">
            <text:p>0.00173300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563176" calcext:value-type="float">
            <text:p>6.563176</text:p>
          </table:table-cell>
          <table:table-cell office:value-type="float" office:value="6.7118299875" calcext:value-type="float">
            <text:p>6.7118299875</text:p>
          </table:table-cell>
          <table:table-cell table:formula="of:=POWER([.C148]-6.75;2)" office:value-type="float" office:value="0.00145694985425017" calcext:value-type="float">
            <text:p>0.001456949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410736" calcext:value-type="float">
            <text:p>6.410736</text:p>
          </table:table-cell>
          <table:table-cell office:value-type="float" office:value="6.7215106125" calcext:value-type="float">
            <text:p>6.7215106125</text:p>
          </table:table-cell>
          <table:table-cell table:formula="of:=POWER([.C149]-6.75;2)" office:value-type="float" office:value="0.000811645200125135" calcext:value-type="float">
            <text:p>0.000811645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395449" calcext:value-type="float">
            <text:p>6.395449</text:p>
          </table:table-cell>
          <table:table-cell office:value-type="float" office:value="6.7346364375" calcext:value-type="float">
            <text:p>6.7346364375</text:p>
          </table:table-cell>
          <table:table-cell table:formula="of:=POWER([.C150]-6.75;2)" office:value-type="float" office:value="0.000236039052691411" calcext:value-type="float">
            <text:p>0.000236039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524122" calcext:value-type="float">
            <text:p>6.524122</text:p>
          </table:table-cell>
          <table:table-cell office:value-type="float" office:value="6.7467281625" calcext:value-type="float">
            <text:p>6.7467281625</text:p>
          </table:table-cell>
          <table:table-cell table:formula="of:=POWER([.C151]-6.75;2)" office:value-type="float" office:value="0.0000107049206264051" calcext:value-type="float">
            <text:p>1.07049206264051E-00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737805" calcext:value-type="float">
            <text:p>6.737805</text:p>
          </table:table-cell>
          <table:table-cell office:value-type="float" office:value="6.752706425" calcext:value-type="float">
            <text:p>6.752706425</text:p>
          </table:table-cell>
          <table:table-cell table:formula="of:=POWER([.C152]-6.75;2)" office:value-type="float" office:value="0.00000732473628062717" calcext:value-type="float">
            <text:p>7.32473628062717E-00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949528" calcext:value-type="float">
            <text:p>6.949528</text:p>
          </table:table-cell>
          <table:table-cell office:value-type="float" office:value="6.747751075" calcext:value-type="float">
            <text:p>6.747751075</text:p>
          </table:table-cell>
          <table:table-cell table:formula="of:=POWER([.C153]-6.75;2)" office:value-type="float" office:value="0.00000505766365562481" calcext:value-type="float">
            <text:p>5.05766365562481E-00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086196" calcext:value-type="float">
            <text:p>7.086196</text:p>
          </table:table-cell>
          <table:table-cell office:value-type="float" office:value="6.7272378" calcext:value-type="float">
            <text:p>6.7272378</text:p>
          </table:table-cell>
          <table:table-cell table:formula="of:=POWER([.C154]-6.75;2)" office:value-type="float" office:value="0.000518117748839993" calcext:value-type="float">
            <text:p>0.000518117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.110757" calcext:value-type="float">
            <text:p>7.110757</text:p>
          </table:table-cell>
          <table:table-cell office:value-type="float" office:value="6.68556685" calcext:value-type="float">
            <text:p>6.68556685</text:p>
          </table:table-cell>
          <table:table-cell table:formula="of:=POWER([.C155]-6.75;2)" office:value-type="float" office:value="0.00415163081892252" calcext:value-type="float">
            <text:p>0.004151630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.024963" calcext:value-type="float">
            <text:p>7.024963</text:p>
          </table:table-cell>
          <table:table-cell office:value-type="float" office:value="6.6081067375" calcext:value-type="float">
            <text:p>6.6081067375</text:p>
          </table:table-cell>
          <table:table-cell table:formula="of:=POWER([.C156]-6.75;2)" office:value-type="float" office:value="0.0201336979428939" calcext:value-type="float">
            <text:p>0.020133697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861202" calcext:value-type="float">
            <text:p>6.861202</text:p>
          </table:table-cell>
          <table:table-cell office:value-type="float" office:value="6.53171905" calcext:value-type="float">
            <text:p>6.53171905</text:p>
          </table:table-cell>
          <table:table-cell table:formula="of:=POWER([.C157]-6.75;2)" office:value-type="float" office:value="0.0476465731329027" calcext:value-type="float">
            <text:p>0.047646573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670565" calcext:value-type="float">
            <text:p>6.670565</text:p>
          </table:table-cell>
          <table:table-cell office:value-type="float" office:value="6.457378375" calcext:value-type="float">
            <text:p>6.457378375</text:p>
          </table:table-cell>
          <table:table-cell table:formula="of:=POWER([.C158]-6.75;2)" office:value-type="float" office:value="0.0856274154176405" calcext:value-type="float">
            <text:p>0.085627415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51119" calcext:value-type="float">
            <text:p>6.51119</text:p>
          </table:table-cell>
          <table:table-cell office:value-type="float" office:value="6.431613075" calcext:value-type="float">
            <text:p>6.431613075</text:p>
          </table:table-cell>
          <table:table-cell table:formula="of:=POWER([.C159]-6.75;2)" office:value-type="float" office:value="0.101370234010956" calcext:value-type="float">
            <text:p>0.10137023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436843" calcext:value-type="float">
            <text:p>6.436843</text:p>
          </table:table-cell>
          <table:table-cell office:value-type="float" office:value="6.4433889375" calcext:value-type="float">
            <text:p>6.4433889375</text:p>
          </table:table-cell>
          <table:table-cell table:formula="of:=POWER([.C160]-6.75;2)" office:value-type="float" office:value="0.0940103436473789" calcext:value-type="float">
            <text:p>0.094010343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483106" calcext:value-type="float">
            <text:p>6.483106</text:p>
          </table:table-cell>
          <table:table-cell office:value-type="float" office:value="6.48212335" calcext:value-type="float">
            <text:p>6.48212335</text:p>
          </table:table-cell>
          <table:table-cell table:formula="of:=POWER([.C161]-6.75;2)" office:value-type="float" office:value="0.0717578996152224" calcext:value-type="float">
            <text:p>0.071757899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652509" calcext:value-type="float">
            <text:p>6.652509</text:p>
          </table:table-cell>
          <table:table-cell office:value-type="float" office:value="6.534082125" calcext:value-type="float">
            <text:p>6.534082125</text:p>
          </table:table-cell>
          <table:table-cell table:formula="of:=POWER([.C162]-6.75;2)" office:value-type="float" office:value="0.0466205287445155" calcext:value-type="float">
            <text:p>0.046620528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907574" calcext:value-type="float">
            <text:p>6.907574</text:p>
          </table:table-cell>
          <table:table-cell office:value-type="float" office:value="6.5840679875" calcext:value-type="float">
            <text:p>6.5840679875</text:p>
          </table:table-cell>
          <table:table-cell table:formula="of:=POWER([.C163]-6.75;2)" office:value-type="float" office:value="0.0275334327723001" calcext:value-type="float">
            <text:p>0.027533432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.179677" calcext:value-type="float">
            <text:p>7.179677</text:p>
          </table:table-cell>
          <table:table-cell office:value-type="float" office:value="6.618387" calcext:value-type="float">
            <text:p>6.618387</text:p>
          </table:table-cell>
          <table:table-cell table:formula="of:=POWER([.C164]-6.75;2)" office:value-type="float" office:value="0.0173219817689999" calcext:value-type="float">
            <text:p>0.017321981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.390541" calcext:value-type="float">
            <text:p>7.390541</text:p>
          </table:table-cell>
          <table:table-cell office:value-type="float" office:value="6.6278411" calcext:value-type="float">
            <text:p>6.6278411</text:p>
          </table:table-cell>
          <table:table-cell table:formula="of:=POWER([.C165]-6.75;2)" office:value-type="float" office:value="0.0149227968492101" calcext:value-type="float">
            <text:p>0.014922796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.476575" calcext:value-type="float">
            <text:p>7.476575</text:p>
          </table:table-cell>
          <table:table-cell office:value-type="float" office:value="6.6103001625" calcext:value-type="float">
            <text:p>6.6103001625</text:p>
          </table:table-cell>
          <table:table-cell table:formula="of:=POWER([.C166]-6.75;2)" office:value-type="float" office:value="0.0195160445975265" calcext:value-type="float">
            <text:p>0.019516044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408506" calcext:value-type="float">
            <text:p>7.408506</text:p>
          </table:table-cell>
          <table:table-cell office:value-type="float" office:value="6.573159075" calcext:value-type="float">
            <text:p>6.573159075</text:p>
          </table:table-cell>
          <table:table-cell table:formula="of:=POWER([.C167]-6.75;2)" office:value-type="float" office:value="0.0312727127548555" calcext:value-type="float">
            <text:p>0.031272712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.201666" calcext:value-type="float">
            <text:p>7.201666</text:p>
          </table:table-cell>
          <table:table-cell office:value-type="float" office:value="6.53282595" calcext:value-type="float">
            <text:p>6.53282595</text:p>
          </table:table-cell>
          <table:table-cell table:formula="of:=POWER([.C168]-6.75;2)" office:value-type="float" office:value="0.0471645679934024" calcext:value-type="float">
            <text:p>0.04716456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912654" calcext:value-type="float">
            <text:p>6.912654</text:p>
          </table:table-cell>
          <table:table-cell office:value-type="float" office:value="6.502748225" calcext:value-type="float">
            <text:p>6.502748225</text:p>
          </table:table-cell>
          <table:table-cell table:formula="of:=POWER([.C169]-6.75;2)" office:value-type="float" office:value="0.0611334402406504" calcext:value-type="float">
            <text:p>0.061133440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619842" calcext:value-type="float">
            <text:p>6.619842</text:p>
          </table:table-cell>
          <table:table-cell office:value-type="float" office:value="6.4857212875" calcext:value-type="float">
            <text:p>6.4857212875</text:p>
          </table:table-cell>
          <table:table-cell table:formula="of:=POWER([.C170]-6.75;2)" office:value-type="float" office:value="0.0698432378806578" calcext:value-type="float">
            <text:p>0.069843237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39325" calcext:value-type="float">
            <text:p>6.39325</text:p>
          </table:table-cell>
          <table:table-cell office:value-type="float" office:value="6.478638775" calcext:value-type="float">
            <text:p>6.478638775</text:p>
          </table:table-cell>
          <table:table-cell table:formula="of:=POWER([.C171]-6.75;2)" office:value-type="float" office:value="0.0736369144335005" calcext:value-type="float">
            <text:p>0.073636914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271409" calcext:value-type="float">
            <text:p>6.271409</text:p>
          </table:table-cell>
          <table:table-cell office:value-type="float" office:value="6.4769594375" calcext:value-type="float">
            <text:p>6.4769594375</text:p>
          </table:table-cell>
          <table:table-cell table:formula="of:=POWER([.C172]-6.75;2)" office:value-type="float" office:value="0.0745511487703166" calcext:value-type="float">
            <text:p>0.074551148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26174" calcext:value-type="float">
            <text:p>6.26174</text:p>
          </table:table-cell>
          <table:table-cell office:value-type="float" office:value="6.4769184375" calcext:value-type="float">
            <text:p>6.4769184375</text:p>
          </table:table-cell>
          <table:table-cell table:formula="of:=POWER([.C173]-6.75;2)" office:value-type="float" office:value="0.0745735397774413" calcext:value-type="float">
            <text:p>0.0745735398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356951" calcext:value-type="float">
            <text:p>6.356951</text:p>
          </table:table-cell>
          <table:table-cell office:value-type="float" office:value="6.476075825" calcext:value-type="float">
            <text:p>6.476075825</text:p>
          </table:table-cell>
          <table:table-cell table:formula="of:=POWER([.C174]-6.75;2)" office:value-type="float" office:value="0.0750344536494308" calcext:value-type="float">
            <text:p>0.075034453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542456" calcext:value-type="float">
            <text:p>6.542456</text:p>
          </table:table-cell>
          <table:table-cell office:value-type="float" office:value="6.4725385125" calcext:value-type="float">
            <text:p>6.4725385125</text:p>
          </table:table-cell>
          <table:table-cell table:formula="of:=POWER([.C175]-6.75;2)" office:value-type="float" office:value="0.0769848770457127" calcext:value-type="float">
            <text:p>0.07698487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786676" calcext:value-type="float">
            <text:p>6.786676</text:p>
          </table:table-cell>
          <table:table-cell office:value-type="float" office:value="6.464012125" calcext:value-type="float">
            <text:p>6.464012125</text:p>
          </table:table-cell>
          <table:table-cell table:formula="of:=POWER([.C176]-6.75;2)" office:value-type="float" office:value="0.0817890646470156" calcext:value-type="float">
            <text:p>0.081789064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.03247" calcext:value-type="float">
            <text:p>7.03247</text:p>
          </table:table-cell>
          <table:table-cell office:value-type="float" office:value="6.448190825" calcext:value-type="float">
            <text:p>6.448190825</text:p>
          </table:table-cell>
          <table:table-cell table:formula="of:=POWER([.C177]-6.75;2)" office:value-type="float" office:value="0.0910887781141805" calcext:value-type="float">
            <text:p>0.091088778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.207466" calcext:value-type="float">
            <text:p>7.207466</text:p>
          </table:table-cell>
          <table:table-cell office:value-type="float" office:value="6.4249771375" calcext:value-type="float">
            <text:p>6.4249771375</text:p>
          </table:table-cell>
          <table:table-cell table:formula="of:=POWER([.C178]-6.75;2)" office:value-type="float" office:value="0.105639861147694" calcext:value-type="float">
            <text:p>0.105639861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.25054" calcext:value-type="float">
            <text:p>7.25054</text:p>
          </table:table-cell>
          <table:table-cell office:value-type="float" office:value="6.399147925" calcext:value-type="float">
            <text:p>6.399147925</text:p>
          </table:table-cell>
          <table:table-cell table:formula="of:=POWER([.C179]-6.75;2)" office:value-type="float" office:value="0.123097178531805" calcext:value-type="float">
            <text:p>0.123097178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.139837" calcext:value-type="float">
            <text:p>7.139837</text:p>
          </table:table-cell>
          <table:table-cell office:value-type="float" office:value="6.3795357375" calcext:value-type="float">
            <text:p>6.3795357375</text:p>
          </table:table-cell>
          <table:table-cell table:formula="of:=POWER([.C180]-6.75;2)" office:value-type="float" office:value="0.137243769789669" calcext:value-type="float">
            <text:p>0.137243769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909646" calcext:value-type="float">
            <text:p>6.909646</text:p>
          </table:table-cell>
          <table:table-cell office:value-type="float" office:value="6.3734393125" calcext:value-type="float">
            <text:p>6.3734393125</text:p>
          </table:table-cell>
          <table:table-cell table:formula="of:=POWER([.C181]-6.75;2)" office:value-type="float" office:value="0.141797951370472" calcext:value-type="float">
            <text:p>0.141797951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646693" calcext:value-type="float">
            <text:p>6.646693</text:p>
          </table:table-cell>
          <table:table-cell office:value-type="float" office:value="6.3825450875" calcext:value-type="float">
            <text:p>6.3825450875</text:p>
          </table:table-cell>
          <table:table-cell table:formula="of:=POWER([.C182]-6.75;2)" office:value-type="float" office:value="0.135023112720383" calcext:value-type="float">
            <text:p>0.135023112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457853" calcext:value-type="float">
            <text:p>6.457853</text:p>
          </table:table-cell>
          <table:table-cell office:value-type="float" office:value="6.4027545375" calcext:value-type="float">
            <text:p>6.4027545375</text:p>
          </table:table-cell>
          <table:table-cell table:formula="of:=POWER([.C183]-6.75;2)" office:value-type="float" office:value="0.120579411226839" calcext:value-type="float">
            <text:p>0.120579411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414778" calcext:value-type="float">
            <text:p>6.414778</text:p>
          </table:table-cell>
          <table:table-cell office:value-type="float" office:value="6.4256142375" calcext:value-type="float">
            <text:p>6.4256142375</text:p>
          </table:table-cell>
          <table:table-cell table:formula="of:=POWER([.C184]-6.75;2)" office:value-type="float" office:value="0.105226122912707" calcext:value-type="float">
            <text:p>0.105226122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512937" calcext:value-type="float">
            <text:p>6.512937</text:p>
          </table:table-cell>
          <table:table-cell office:value-type="float" office:value="6.440062125" calcext:value-type="float">
            <text:p>6.440062125</text:p>
          </table:table-cell>
          <table:table-cell table:formula="of:=POWER([.C185]-6.75;2)" office:value-type="float" office:value="0.0960614863595157" calcext:value-type="float">
            <text:p>0.096061486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685909" calcext:value-type="float">
            <text:p>6.685909</text:p>
          </table:table-cell>
          <table:table-cell office:value-type="float" office:value="6.433304625" calcext:value-type="float">
            <text:p>6.433304625</text:p>
          </table:table-cell>
          <table:table-cell table:formula="of:=POWER([.C186]-6.75;2)" office:value-type="float" office:value="0.100295960546391" calcext:value-type="float">
            <text:p>0.10029596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857658" calcext:value-type="float">
            <text:p>6.857658</text:p>
          </table:table-cell>
          <table:table-cell office:value-type="float" office:value="6.384059175" calcext:value-type="float">
            <text:p>6.384059175</text:p>
          </table:table-cell>
          <table:table-cell table:formula="of:=POWER([.C187]-6.75;2)" office:value-type="float" office:value="0.133912687401681" calcext:value-type="float">
            <text:p>0.1339126874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980464" calcext:value-type="float">
            <text:p>6.980464</text:p>
          </table:table-cell>
          <table:table-cell office:value-type="float" office:value="6.3326668625" calcext:value-type="float">
            <text:p>6.3326668625</text:p>
          </table:table-cell>
          <table:table-cell table:formula="of:=POWER([.C188]-6.75;2)" office:value-type="float" office:value="0.174166947655594" calcext:value-type="float">
            <text:p>0.174166947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.038437" calcext:value-type="float">
            <text:p>7.038437</text:p>
          </table:table-cell>
          <table:table-cell office:value-type="float" office:value="6.279739475" calcext:value-type="float">
            <text:p>6.279739475</text:p>
          </table:table-cell>
          <table:table-cell table:formula="of:=POWER([.C189]-6.75;2)" office:value-type="float" office:value="0.221144961373275" calcext:value-type="float">
            <text:p>0.221144961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.032958" calcext:value-type="float">
            <text:p>7.032958</text:p>
          </table:table-cell>
          <table:table-cell office:value-type="float" office:value="6.226087425" calcext:value-type="float">
            <text:p>6.226087425</text:p>
          </table:table-cell>
          <table:table-cell table:formula="of:=POWER([.C190]-6.75;2)" office:value-type="float" office:value="0.27448438624313" calcext:value-type="float">
            <text:p>0.274484386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972767" calcext:value-type="float">
            <text:p>6.972767</text:p>
          </table:table-cell>
          <table:table-cell office:value-type="float" office:value="6.1725038625" calcext:value-type="float">
            <text:p>6.1725038625</text:p>
          </table:table-cell>
          <table:table-cell table:formula="of:=POWER([.C191]-6.75;2)" office:value-type="float" office:value="0.333501788827419" calcext:value-type="float">
            <text:p>0.333501788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876742" calcext:value-type="float">
            <text:p>6.876742</text:p>
          </table:table-cell>
          <table:table-cell office:value-type="float" office:value="6.1196726875" calcext:value-type="float">
            <text:p>6.1196726875</text:p>
          </table:table-cell>
          <table:table-cell table:formula="of:=POWER([.C192]-6.75;2)" office:value-type="float" office:value="0.397312520883473" calcext:value-type="float">
            <text:p>0.397312520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778659" calcext:value-type="float">
            <text:p>6.778659</text:p>
          </table:table-cell>
          <table:table-cell office:value-type="float" office:value="6.068041825" calcext:value-type="float">
            <text:p>6.068041825</text:p>
          </table:table-cell>
          <table:table-cell table:formula="of:=POWER([.C193]-6.75;2)" office:value-type="float" office:value="0.465066952449331" calcext:value-type="float">
            <text:p>0.465066952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717757" calcext:value-type="float">
            <text:p>6.717757</text:p>
          </table:table-cell>
          <table:table-cell office:value-type="float" office:value="6.1366416625" calcext:value-type="float">
            <text:p>6.1366416625</text:p>
          </table:table-cell>
          <table:table-cell table:formula="of:=POWER([.C194]-6.75;2)" office:value-type="float" office:value="0.376208450180764" calcext:value-type="float">
            <text:p>0.376208450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713687" calcext:value-type="float">
            <text:p>6.713687</text:p>
          </table:table-cell>
          <table:table-cell office:value-type="float" office:value="6.4832779" calcext:value-type="float">
            <text:p>6.4832779</text:p>
          </table:table-cell>
          <table:table-cell table:formula="of:=POWER([.C195]-6.75;2)" office:value-type="float" office:value="0.07114067862841" calcext:value-type="float">
            <text:p>0.071140678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746653" calcext:value-type="float">
            <text:p>6.746653</text:p>
          </table:table-cell>
          <table:table-cell office:value-type="float" office:value="6.8299650125" calcext:value-type="float">
            <text:p>6.8299650125</text:p>
          </table:table-cell>
          <table:table-cell table:formula="of:=POWER([.C196]-6.75;2)" office:value-type="float" office:value="0.00639440322412512" calcext:value-type="float">
            <text:p>0.006394403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765528" calcext:value-type="float">
            <text:p>6.765528</text:p>
          </table:table-cell>
          <table:table-cell office:value-type="float" office:value="7.17624005" calcext:value-type="float">
            <text:p>7.17624005</text:p>
          </table:table-cell>
          <table:table-cell table:formula="of:=POWER([.C197]-6.75;2)" office:value-type="float" office:value="0.181680580224002" calcext:value-type="float">
            <text:p>0.181680580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720847" calcext:value-type="float">
            <text:p>6.720847</text:p>
          </table:table-cell>
          <table:table-cell office:value-type="float" office:value="7.52227915" calcext:value-type="float">
            <text:p>7.52227915</text:p>
          </table:table-cell>
          <table:table-cell table:formula="of:=POWER([.C198]-6.75;2)" office:value-type="float" office:value="0.596415085524723" calcext:value-type="float">
            <text:p>0.596415085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598275" calcext:value-type="float">
            <text:p>6.598275</text:p>
          </table:table-cell>
          <table:table-cell office:value-type="float" office:value="7.4843279625" calcext:value-type="float">
            <text:p>7.4843279625</text:p>
          </table:table-cell>
          <table:table-cell table:formula="of:=POWER([.C199]-6.75;2)" office:value-type="float" office:value="0.539237556509401" calcext:value-type="float">
            <text:p>0.539237556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43209" calcext:value-type="float">
            <text:p>6.43209</text:p>
          </table:table-cell>
          <table:table-cell office:value-type="float" office:value="7.4994131" calcext:value-type="float">
            <text:p>7.4994131</text:p>
          </table:table-cell>
          <table:table-cell table:formula="of:=POWER([.C200]-6.75;2)" office:value-type="float" office:value="0.56161999445161" calcext:value-type="float">
            <text:p>0.561619994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291731" calcext:value-type="float">
            <text:p>6.291731</text:p>
          </table:table-cell>
          <table:table-cell office:value-type="float" office:value="7.5322212125" calcext:value-type="float">
            <text:p>7.5322212125</text:p>
          </table:table-cell>
          <table:table-cell table:formula="of:=POWER([.C201]-6.75;2)" office:value-type="float" office:value="0.61187002528497" calcext:value-type="float">
            <text:p>0.611870025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246468" calcext:value-type="float">
            <text:p>6.246468</text:p>
          </table:table-cell>
          <table:table-cell office:value-type="float" office:value="7.5642989" calcext:value-type="float">
            <text:p>7.5642989</text:p>
          </table:table-cell>
          <table:table-cell table:formula="of:=POWER([.C202]-6.75;2)" office:value-type="float" office:value="0.66308269854121" calcext:value-type="float">
            <text:p>0.663082698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327129" calcext:value-type="float">
            <text:p>6.327129</text:p>
          </table:table-cell>
          <table:table-cell office:value-type="float" office:value="7.579885775" calcext:value-type="float">
            <text:p>7.579885775</text:p>
          </table:table-cell>
          <table:table-cell table:formula="of:=POWER([.C203]-6.75;2)" office:value-type="float" office:value="0.688710399547351" calcext:value-type="float">
            <text:p>0.688710399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510657" calcext:value-type="float">
            <text:p>6.510657</text:p>
          </table:table-cell>
          <table:table-cell office:value-type="float" office:value="7.565476325" calcext:value-type="float">
            <text:p>7.565476325</text:p>
          </table:table-cell>
          <table:table-cell table:formula="of:=POWER([.C204]-6.75;2)" office:value-type="float" office:value="0.665001636635505" calcext:value-type="float">
            <text:p>0.665001636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35352" calcext:value-type="float">
            <text:p>6.735352</text:p>
          </table:table-cell>
          <table:table-cell office:value-type="float" office:value="7.5089361875" calcext:value-type="float">
            <text:p>7.5089361875</text:p>
          </table:table-cell>
          <table:table-cell table:formula="of:=POWER([.C205]-6.75;2)" office:value-type="float" office:value="0.575984136697035" calcext:value-type="float">
            <text:p>0.575984136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930053" calcext:value-type="float">
            <text:p>6.930053</text:p>
          </table:table-cell>
          <table:table-cell office:value-type="float" office:value="7.4495873625" calcext:value-type="float">
            <text:p>7.4495873625</text:p>
          </table:table-cell>
          <table:table-cell table:formula="of:=POWER([.C206]-6.75;2)" office:value-type="float" office:value="0.489422477769706" calcext:value-type="float">
            <text:p>0.489422477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.040583" calcext:value-type="float">
            <text:p>7.040583</text:p>
          </table:table-cell>
          <table:table-cell office:value-type="float" office:value="7.3942785625" calcext:value-type="float">
            <text:p>7.3942785625</text:p>
          </table:table-cell>
          <table:table-cell table:formula="of:=POWER([.C207]-6.75;2)" office:value-type="float" office:value="0.415094866097067" calcext:value-type="float">
            <text:p>0.415094866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.047692" calcext:value-type="float">
            <text:p>7.047692</text:p>
          </table:table-cell>
          <table:table-cell office:value-type="float" office:value="7.3685001125" calcext:value-type="float">
            <text:p>7.3685001125</text:p>
          </table:table-cell>
          <table:table-cell table:formula="of:=POWER([.C208]-6.75;2)" office:value-type="float" office:value="0.382542389162512" calcext:value-type="float">
            <text:p>0.382542389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971633" calcext:value-type="float">
            <text:p>6.971633</text:p>
          </table:table-cell>
          <table:table-cell office:value-type="float" office:value="7.3616990625" calcext:value-type="float">
            <text:p>7.3616990625</text:p>
          </table:table-cell>
          <table:table-cell table:formula="of:=POWER([.C209]-6.75;2)" office:value-type="float" office:value="0.374175743063378" calcext:value-type="float">
            <text:p>0.374175743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857365" calcext:value-type="float">
            <text:p>6.857365</text:p>
          </table:table-cell>
          <table:table-cell office:value-type="float" office:value="7.3643035375" calcext:value-type="float">
            <text:p>7.3643035375</text:p>
          </table:table-cell>
          <table:table-cell table:formula="of:=POWER([.C210]-6.75;2)" office:value-type="float" office:value="0.377368836185013" calcext:value-type="float">
            <text:p>0.377368836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745107" calcext:value-type="float">
            <text:p>6.745107</text:p>
          </table:table-cell>
          <table:table-cell office:value-type="float" office:value="7.3680737" calcext:value-type="float">
            <text:p>7.3680737</text:p>
          </table:table-cell>
          <table:table-cell table:formula="of:=POWER([.C211]-6.75;2)" office:value-type="float" office:value="0.38201509863169" calcext:value-type="float">
            <text:p>0.382015098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648831" calcext:value-type="float">
            <text:p>6.648831</text:p>
          </table:table-cell>
          <table:table-cell office:value-type="float" office:value="7.3679060125" calcext:value-type="float">
            <text:p>7.3679060125</text:p>
          </table:table-cell>
          <table:table-cell table:formula="of:=POWER([.C212]-6.75;2)" office:value-type="float" office:value="0.38180784028365" calcext:value-type="float">
            <text:p>0.381807840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564205" calcext:value-type="float">
            <text:p>6.564205</text:p>
          </table:table-cell>
          <table:table-cell office:value-type="float" office:value="7.3634572" calcext:value-type="float">
            <text:p>7.3634572</text:p>
          </table:table-cell>
          <table:table-cell table:formula="of:=POWER([.C213]-6.75;2)" office:value-type="float" office:value="0.37632973623184" calcext:value-type="float">
            <text:p>0.376329736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495943" calcext:value-type="float">
            <text:p>6.495943</text:p>
          </table:table-cell>
          <table:table-cell office:value-type="float" office:value="7.3588959375" calcext:value-type="float">
            <text:p>7.3588959375</text:p>
          </table:table-cell>
          <table:table-cell table:formula="of:=POWER([.C214]-6.75;2)" office:value-type="float" office:value="0.370754262704004" calcext:value-type="float">
            <text:p>0.370754262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468487" calcext:value-type="float">
            <text:p>6.468487</text:p>
          </table:table-cell>
          <table:table-cell office:value-type="float" office:value="7.3594210125" calcext:value-type="float">
            <text:p>7.3594210125</text:p>
          </table:table-cell>
          <table:table-cell table:formula="of:=POWER([.C215]-6.75;2)" office:value-type="float" office:value="0.371393970476526" calcext:value-type="float">
            <text:p>0.371393970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500567" calcext:value-type="float">
            <text:p>6.500567</text:p>
          </table:table-cell>
          <table:table-cell office:value-type="float" office:value="7.3671694125" calcext:value-type="float">
            <text:p>7.3671694125</text:p>
          </table:table-cell>
          <table:table-cell table:formula="of:=POWER([.C216]-6.75;2)" office:value-type="float" office:value="0.380898083725595" calcext:value-type="float">
            <text:p>0.380898083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570038" calcext:value-type="float">
            <text:p>6.570038</text:p>
          </table:table-cell>
          <table:table-cell office:value-type="float" office:value="7.380224325" calcext:value-type="float">
            <text:p>7.380224325</text:p>
          </table:table-cell>
          <table:table-cell table:formula="of:=POWER([.C217]-6.75;2)" office:value-type="float" office:value="0.397182699821706" calcext:value-type="float">
            <text:p>0.397182699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614973" calcext:value-type="float">
            <text:p>6.614973</text:p>
          </table:table-cell>
          <table:table-cell office:value-type="float" office:value="7.3941590375" calcext:value-type="float">
            <text:p>7.3941590375</text:p>
          </table:table-cell>
          <table:table-cell table:formula="of:=POWER([.C218]-6.75;2)" office:value-type="float" office:value="0.414940865592926" calcext:value-type="float">
            <text:p>0.414940865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576351" calcext:value-type="float">
            <text:p>6.576351</text:p>
          </table:table-cell>
          <table:table-cell office:value-type="float" office:value="7.40406795" calcext:value-type="float">
            <text:p>7.40406795</text:p>
          </table:table-cell>
          <table:table-cell table:formula="of:=POWER([.C219]-6.75;2)" office:value-type="float" office:value="0.427804883217202" calcext:value-type="float">
            <text:p>0.427804883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442326" calcext:value-type="float">
            <text:p>6.442326</text:p>
          </table:table-cell>
          <table:table-cell office:value-type="float" office:value="7.4061599125" calcext:value-type="float">
            <text:p>7.4061599125</text:p>
          </table:table-cell>
          <table:table-cell table:formula="of:=POWER([.C220]-6.75;2)" office:value-type="float" office:value="0.430545830772007" calcext:value-type="float">
            <text:p>0.430545830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25958" calcext:value-type="float">
            <text:p>6.25958</text:p>
          </table:table-cell>
          <table:table-cell office:value-type="float" office:value="7.3990855125" calcext:value-type="float">
            <text:p>7.3990855125</text:p>
          </table:table-cell>
          <table:table-cell table:formula="of:=POWER([.C221]-6.75;2)" office:value-type="float" office:value="0.421312002537388" calcext:value-type="float">
            <text:p>0.421312002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108367" calcext:value-type="float">
            <text:p>6.108367</text:p>
          </table:table-cell>
          <table:table-cell office:value-type="float" office:value="7.3854974" calcext:value-type="float">
            <text:p>7.3854974</text:p>
          </table:table-cell>
          <table:table-cell table:formula="of:=POWER([.C222]-6.75;2)" office:value-type="float" office:value="0.40385694540676" calcext:value-type="float">
            <text:p>0.403856945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061656" calcext:value-type="float">
            <text:p>6.061656</text:p>
          </table:table-cell>
          <table:table-cell office:value-type="float" office:value="7.3725468375" calcext:value-type="float">
            <text:p>7.3725468375</text:p>
          </table:table-cell>
          <table:table-cell table:formula="of:=POWER([.C223]-6.75;2)" office:value-type="float" office:value="0.387564564881251" calcext:value-type="float">
            <text:p>0.387564564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156138" calcext:value-type="float">
            <text:p>6.156138</text:p>
          </table:table-cell>
          <table:table-cell office:value-type="float" office:value="7.367551725" calcext:value-type="float">
            <text:p>7.367551725</text:p>
          </table:table-cell>
          <table:table-cell table:formula="of:=POWER([.C224]-6.75;2)" office:value-type="float" office:value="0.381370133050476" calcext:value-type="float">
            <text:p>0.381370133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386639" calcext:value-type="float">
            <text:p>6.386639</text:p>
          </table:table-cell>
          <table:table-cell office:value-type="float" office:value="7.3725160125" calcext:value-type="float">
            <text:p>7.3725160125</text:p>
          </table:table-cell>
          <table:table-cell table:formula="of:=POWER([.C225]-6.75;2)" office:value-type="float" office:value="0.3875261858189" calcext:value-type="float">
            <text:p>0.387526185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71153" calcext:value-type="float">
            <text:p>6.71153</text:p>
          </table:table-cell>
          <table:table-cell office:value-type="float" office:value="7.384137475" calcext:value-type="float">
            <text:p>7.384137475</text:p>
          </table:table-cell>
          <table:table-cell table:formula="of:=POWER([.C226]-6.75;2)" office:value-type="float" office:value="0.402130337199376" calcext:value-type="float">
            <text:p>0.402130337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.058683" calcext:value-type="float">
            <text:p>7.058683</text:p>
          </table:table-cell>
          <table:table-cell office:value-type="float" office:value="7.3965494125" calcext:value-type="float">
            <text:p>7.3965494125</text:p>
          </table:table-cell>
          <table:table-cell table:formula="of:=POWER([.C227]-6.75;2)" office:value-type="float" office:value="0.418026142804095" calcext:value-type="float">
            <text:p>0.41802614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.337626" calcext:value-type="float">
            <text:p>7.337626</text:p>
          </table:table-cell>
          <table:table-cell office:value-type="float" office:value="7.4039821875" calcext:value-type="float">
            <text:p>7.4039821875</text:p>
          </table:table-cell>
          <table:table-cell table:formula="of:=POWER([.C228]-6.75;2)" office:value-type="float" office:value="0.427692701567286" calcext:value-type="float">
            <text:p>0.427692701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.460802" calcext:value-type="float">
            <text:p>7.460802</text:p>
          </table:table-cell>
          <table:table-cell office:value-type="float" office:value="7.40284745" calcext:value-type="float">
            <text:p>7.40284745</text:p>
          </table:table-cell>
          <table:table-cell table:formula="of:=POWER([.C229]-6.75;2)" office:value-type="float" office:value="0.426209792971503" calcext:value-type="float">
            <text:p>0.42620979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.362787" calcext:value-type="float">
            <text:p>7.362787</text:p>
          </table:table-cell>
          <table:table-cell office:value-type="float" office:value="7.39302835" calcext:value-type="float">
            <text:p>7.39302835</text:p>
          </table:table-cell>
          <table:table-cell table:formula="of:=POWER([.C230]-6.75;2)" office:value-type="float" office:value="0.413485458903722" calcext:value-type="float">
            <text:p>0.413485458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.002383" calcext:value-type="float">
            <text:p>7.002383</text:p>
          </table:table-cell>
          <table:table-cell office:value-type="float" office:value="7.37809135" calcext:value-type="float">
            <text:p>7.37809135</text:p>
          </table:table-cell>
          <table:table-cell table:formula="of:=POWER([.C231]-6.75;2)" office:value-type="float" office:value="0.394498743944823" calcext:value-type="float">
            <text:p>0.394498743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341377" calcext:value-type="float">
            <text:p>6.341377</text:p>
          </table:table-cell>
          <table:table-cell office:value-type="float" office:value="7.3642422625" calcext:value-type="float">
            <text:p>7.3642422625</text:p>
          </table:table-cell>
          <table:table-cell table:formula="of:=POWER([.C232]-6.75;2)" office:value-type="float" office:value="0.377293557041119" calcext:value-type="float">
            <text:p>0.37729355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308466" calcext:value-type="float">
            <text:p>5.308466</text:p>
          </table:table-cell>
          <table:table-cell office:value-type="float" office:value="7.35855665" calcext:value-type="float">
            <text:p>7.35855665</text:p>
          </table:table-cell>
          <table:table-cell table:formula="of:=POWER([.C233]-6.75;2)" office:value-type="float" office:value="0.370341196259222" calcext:value-type="float">
            <text:p>0.370341196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.75252" calcext:value-type="float">
            <text:p>3.75252</text:p>
          </table:table-cell>
          <table:table-cell office:value-type="float" office:value="7.3679735125" calcext:value-type="float">
            <text:p>7.3679735125</text:p>
          </table:table-cell>
          <table:table-cell table:formula="of:=POWER([.C234]-6.75;2)" office:value-type="float" office:value="0.381891262151588" calcext:value-type="float">
            <text:p>0.381891262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13948" calcext:value-type="float">
            <text:p>0.913948</text:p>
          </table:table-cell>
          <table:table-cell office:value-type="float" office:value="7.4000551625" calcext:value-type="float">
            <text:p>7.4000551625</text:p>
          </table:table-cell>
          <table:table-cell table:formula="of:=POWER([.C235]-6.75;2)" office:value-type="float" office:value="0.422571714292902" calcext:value-type="float">
            <text:p>0.422571714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13948" calcext:value-type="float">
            <text:p>0.913948</text:p>
          </table:table-cell>
          <table:table-cell office:value-type="float" office:value="7.4709675125" calcext:value-type="float">
            <text:p>7.4709675125</text:p>
          </table:table-cell>
          <table:table-cell table:formula="of:=POWER([.C236]-6.75;2)" office:value-type="float" office:value="0.519794154080437" calcext:value-type="float">
            <text:p>0.519794154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13948" calcext:value-type="float">
            <text:p>0.913948</text:p>
          </table:table-cell>
          <table:table-cell office:value-type="float" office:value="7.5446930375" calcext:value-type="float">
            <text:p>7.5446930375</text:p>
          </table:table-cell>
          <table:table-cell table:formula="of:=POWER([.C237]-6.75;2)" office:value-type="float" office:value="0.631537023850977" calcext:value-type="float">
            <text:p>0.631537023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.609341" calcext:value-type="float">
            <text:p>4.609341</text:p>
          </table:table-cell>
          <table:table-cell office:value-type="float" office:value="7.6200303875" calcext:value-type="float">
            <text:p>7.6200303875</text:p>
          </table:table-cell>
          <table:table-cell table:formula="of:=POWER([.C238]-6.75;2)" office:value-type="float" office:value="0.7569528751734" calcext:value-type="float">
            <text:p>0.756952875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.453259" calcext:value-type="float">
            <text:p>7.453259</text:p>
          </table:table-cell>
          <table:table-cell office:value-type="float" office:value="7.64904155" calcext:value-type="float">
            <text:p>7.64904155</text:p>
          </table:table-cell>
          <table:table-cell table:formula="of:=POWER([.C239]-6.75;2)" office:value-type="float" office:value="0.808275708626402" calcext:value-type="float">
            <text:p>0.808275708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.535596" calcext:value-type="float">
            <text:p>9.535596</text:p>
          </table:table-cell>
          <table:table-cell office:value-type="float" office:value="7.6405465625" calcext:value-type="float">
            <text:p>7.6405465625</text:p>
          </table:table-cell>
          <table:table-cell table:formula="of:=POWER([.C240]-6.75;2)" office:value-type="float" office:value="0.793073179980566" calcext:value-type="float">
            <text:p>0.7930731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.639808" calcext:value-type="float">
            <text:p>10.639808</text:p>
          </table:table-cell>
          <table:table-cell office:value-type="float" office:value="7.60286725" calcext:value-type="float">
            <text:p>7.60286725</text:p>
          </table:table-cell>
          <table:table-cell table:formula="of:=POWER([.C241]-6.75;2)" office:value-type="float" office:value="0.727382546122563" calcext:value-type="float">
            <text:p>0.727382546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.651378" calcext:value-type="float">
            <text:p>10.651378</text:p>
          </table:table-cell>
          <table:table-cell office:value-type="float" office:value="7.548216775" calcext:value-type="float">
            <text:p>7.548216775</text:p>
          </table:table-cell>
          <table:table-cell table:formula="of:=POWER([.C242]-6.75;2)" office:value-type="float" office:value="0.637150019891401" calcext:value-type="float">
            <text:p>0.637150019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.653095" calcext:value-type="float">
            <text:p>9.653095</text:p>
          </table:table-cell>
          <table:table-cell office:value-type="float" office:value="7.4913967375" calcext:value-type="float">
            <text:p>7.4913967375</text:p>
          </table:table-cell>
          <table:table-cell table:formula="of:=POWER([.C243]-6.75;2)" office:value-type="float" office:value="0.549669122375643" calcext:value-type="float">
            <text:p>0.549669122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.936005" calcext:value-type="float">
            <text:p>7.936005</text:p>
          </table:table-cell>
          <table:table-cell office:value-type="float" office:value="7.4466142125" calcext:value-type="float">
            <text:p>7.4466142125</text:p>
          </table:table-cell>
          <table:table-cell table:formula="of:=POWER([.C244]-6.75;2)" office:value-type="float" office:value="0.485271361056995" calcext:value-type="float">
            <text:p>0.485271361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987266" calcext:value-type="float">
            <text:p>5.987266</text:p>
          </table:table-cell>
          <table:table-cell office:value-type="float" office:value="7.424017575" calcext:value-type="float">
            <text:p>7.424017575</text:p>
          </table:table-cell>
          <table:table-cell table:formula="of:=POWER([.C245]-6.75;2)" office:value-type="float" office:value="0.45429969140888" calcext:value-type="float">
            <text:p>0.454299691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.505288" calcext:value-type="float">
            <text:p>4.505288</text:p>
          </table:table-cell>
          <table:table-cell office:value-type="float" office:value="7.426944325" calcext:value-type="float">
            <text:p>7.426944325</text:p>
          </table:table-cell>
          <table:table-cell table:formula="of:=POWER([.C246]-6.75;2)" office:value-type="float" office:value="0.458253619149706" calcext:value-type="float">
            <text:p>0.458253619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.181856" calcext:value-type="float">
            <text:p>4.181856</text:p>
          </table:table-cell>
          <table:table-cell office:value-type="float" office:value="7.44961145" calcext:value-type="float">
            <text:p>7.44961145</text:p>
          </table:table-cell>
          <table:table-cell table:formula="of:=POWER([.C247]-6.75;2)" office:value-type="float" office:value="0.489456180971102" calcext:value-type="float">
            <text:p>0.48945618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.795448" calcext:value-type="float">
            <text:p>4.795448</text:p>
          </table:table-cell>
          <table:table-cell office:value-type="float" office:value="7.4776633625" calcext:value-type="float">
            <text:p>7.4776633625</text:p>
          </table:table-cell>
          <table:table-cell table:formula="of:=POWER([.C248]-6.75;2)" office:value-type="float" office:value="0.529493969124807" calcext:value-type="float">
            <text:p>0.529493969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550499" calcext:value-type="float">
            <text:p>5.550499</text:p>
          </table:table-cell>
          <table:table-cell office:value-type="float" office:value="7.4997094625" calcext:value-type="float">
            <text:p>7.4997094625</text:p>
          </table:table-cell>
          <table:table-cell table:formula="of:=POWER([.C249]-6.75;2)" office:value-type="float" office:value="0.562064278162039" calcext:value-type="float">
            <text:p>0.562064278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053241" calcext:value-type="float">
            <text:p>6.053241</text:p>
          </table:table-cell>
          <table:table-cell office:value-type="float" office:value="7.5142083375" calcext:value-type="float">
            <text:p>7.5142083375</text:p>
          </table:table-cell>
          <table:table-cell table:formula="of:=POWER([.C250]-6.75;2)" office:value-type="float" office:value="0.584014383104514" calcext:value-type="float">
            <text:p>0.584014383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258903" calcext:value-type="float">
            <text:p>6.258903</text:p>
          </table:table-cell>
          <table:table-cell office:value-type="float" office:value="7.524086675" calcext:value-type="float">
            <text:p>7.524086675</text:p>
          </table:table-cell>
          <table:table-cell table:formula="of:=POWER([.C251]-6.75;2)" office:value-type="float" office:value="0.599210180412556" calcext:value-type="float">
            <text:p>0.599210180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268129" calcext:value-type="float">
            <text:p>6.268129</text:p>
          </table:table-cell>
          <table:table-cell office:value-type="float" office:value="7.5323405" calcext:value-type="float">
            <text:p>7.5323405</text:p>
          </table:table-cell>
          <table:table-cell table:formula="of:=POWER([.C252]-6.75;2)" office:value-type="float" office:value="0.61205665794025" calcext:value-type="float">
            <text:p>0.612056657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194331" calcext:value-type="float">
            <text:p>6.194331</text:p>
          </table:table-cell>
          <table:table-cell office:value-type="float" office:value="7.5405654875" calcext:value-type="float">
            <text:p>7.5405654875</text:p>
          </table:table-cell>
          <table:table-cell table:formula="of:=POWER([.C253]-6.75;2)" office:value-type="float" office:value="0.624993790026113" calcext:value-type="float">
            <text:p>0.6249937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073966" calcext:value-type="float">
            <text:p>6.073966</text:p>
          </table:table-cell>
          <table:table-cell office:value-type="float" office:value="7.5492541625" calcext:value-type="float">
            <text:p>7.5492541625</text:p>
          </table:table-cell>
          <table:table-cell table:formula="of:=POWER([.C254]-6.75;2)" office:value-type="float" office:value="0.638807216273577" calcext:value-type="float">
            <text:p>0.638807216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860345" calcext:value-type="float">
            <text:p>5.860345</text:p>
          </table:table-cell>
          <table:table-cell office:value-type="float" office:value="7.558957375" calcext:value-type="float">
            <text:p>7.55895737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520972" calcext:value-type="float">
            <text:p>5.520972</text:p>
          </table:table-cell>
          <table:table-cell office:value-type="float" office:value="7.571095625" calcext:value-type="float">
            <text:p>7.57109562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175375" calcext:value-type="float">
            <text:p>5.175375</text:p>
          </table:table-cell>
          <table:table-cell office:value-type="float" office:value="7.587319375" calcext:value-type="float">
            <text:p>7.587319375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141129" calcext:value-type="float">
            <text:p>5.141129</text:p>
          </table:table-cell>
          <table:table-cell office:value-type="float" office:value="7.6073204875" calcext:value-type="float">
            <text:p>7.607320487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681565" calcext:value-type="float">
            <text:p>5.681565</text:p>
          </table:table-cell>
          <table:table-cell office:value-type="float" office:value="7.62648825" calcext:value-type="float">
            <text:p>7.6264882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652123" calcext:value-type="float">
            <text:p>6.652123</text:p>
          </table:table-cell>
          <table:table-cell office:value-type="float" office:value="7.637035025" calcext:value-type="float">
            <text:p>7.63703502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.638108" calcext:value-type="float">
            <text:p>7.638108</text:p>
          </table:table-cell>
          <table:table-cell office:value-type="float" office:value="7.63353575" calcext:value-type="float">
            <text:p>7.6335357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.263449" calcext:value-type="float">
            <text:p>8.263449</text:p>
          </table:table-cell>
          <table:table-cell office:value-type="float" office:value="7.6164435" calcext:value-type="float">
            <text:p>7.616443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.286629" calcext:value-type="float">
            <text:p>8.286629</text:p>
          </table:table-cell>
          <table:table-cell office:value-type="float" office:value="7.5913911625" calcext:value-type="float">
            <text:p>7.591391162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.570609" calcext:value-type="float">
            <text:p>7.570609</text:p>
          </table:table-cell>
          <table:table-cell office:value-type="float" office:value="7.5671588875" calcext:value-type="float">
            <text:p>7.567158887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972337" calcext:value-type="float">
            <text:p>5.972337</text:p>
          </table:table-cell>
          <table:table-cell office:value-type="float" office:value="7.5540991375" calcext:value-type="float">
            <text:p>7.554099137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746273" calcext:value-type="float">
            <text:p>2.746273</text:p>
          </table:table-cell>
          <table:table-cell office:value-type="float" office:value="7.5639921" calcext:value-type="float">
            <text:p>7.5639921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.746273" calcext:value-type="float">
            <text:p>2.746273</text:p>
          </table:table-cell>
          <table:table-cell office:value-type="float" office:value="7.6172961" calcext:value-type="float">
            <text:p>7.6172961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.746273" calcext:value-type="float">
            <text:p>2.746273</text:p>
          </table:table-cell>
          <table:table-cell office:value-type="float" office:value="7.6729176375" calcext:value-type="float">
            <text:p>7.672917637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.746273" calcext:value-type="float">
            <text:p>2.746273</text:p>
          </table:table-cell>
          <table:table-cell office:value-type="float" office:value="7.7292775875" calcext:value-type="float">
            <text:p>7.729277587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.746273" calcext:value-type="float">
            <text:p>2.746273</text:p>
          </table:table-cell>
          <table:table-cell office:value-type="float" office:value="7.784494025" calcext:value-type="float">
            <text:p>7.78449402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746273" calcext:value-type="float">
            <text:p>2.746273</text:p>
          </table:table-cell>
          <table:table-cell office:value-type="float" office:value="7.83719905" calcext:value-type="float">
            <text:p>7.8371990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746273" calcext:value-type="float">
            <text:p>2.746273</text:p>
          </table:table-cell>
          <table:table-cell office:value-type="float" office:value="7.88727745" calcext:value-type="float">
            <text:p>7.8872774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.266646" calcext:value-type="float">
            <text:p>12.266646</text:p>
          </table:table-cell>
          <table:table-cell office:value-type="float" office:value="7.9359860125" calcext:value-type="float">
            <text:p>7.935986012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4.448656" calcext:value-type="float">
            <text:p>34.448656</text:p>
          </table:table-cell>
          <table:table-cell office:value-type="float" office:value="7.866125875" calcext:value-type="float">
            <text:p>7.86612587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4.448656" calcext:value-type="float">
            <text:p>34.448656</text:p>
          </table:table-cell>
          <table:table-cell office:value-type="float" office:value="7.5204933875" calcext:value-type="float">
            <text:p>7.520493387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4.448656" calcext:value-type="float">
            <text:p>34.448656</text:p>
          </table:table-cell>
          <table:table-cell office:value-type="float" office:value="7.1759545125" calcext:value-type="float">
            <text:p>7.175954512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4.448656" calcext:value-type="float">
            <text:p>34.448656</text:p>
          </table:table-cell>
          <table:table-cell office:value-type="float" office:value="6.830908375" calcext:value-type="float">
            <text:p>6.830908375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684752" calcext:value-type="float">
            <text:p>3.684752</text:p>
          </table:table-cell>
          <table:table-cell office:value-type="float" office:value="6.4835641625" calcext:value-type="float">
            <text:p>6.483564162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.805086" calcext:value-type="float">
            <text:p>7.805086</text:p>
          </table:table-cell>
          <table:table-cell office:value-type="float" office:value="6.5176532625" calcext:value-type="float">
            <text:p>6.517653262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.056739" calcext:value-type="float">
            <text:p>9.056739</text:p>
          </table:table-cell>
          <table:table-cell office:value-type="float" office:value="6.4980008625" calcext:value-type="float">
            <text:p>6.498000862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.857946" calcext:value-type="float">
            <text:p>8.857946</text:p>
          </table:table-cell>
          <table:table-cell office:value-type="float" office:value="6.4627315375" calcext:value-type="float">
            <text:p>6.462731537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.493418" calcext:value-type="float">
            <text:p>7.493418</text:p>
          </table:table-cell>
          <table:table-cell office:value-type="float" office:value="6.4323009" calcext:value-type="float">
            <text:p>6.4323009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174373" calcext:value-type="float">
            <text:p>5.174373</text:p>
          </table:table-cell>
          <table:table-cell office:value-type="float" office:value="6.422357225" calcext:value-type="float">
            <text:p>6.42235722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987446" calcext:value-type="float">
            <text:p>1.987446</text:p>
          </table:table-cell>
          <table:table-cell office:value-type="float" office:value="6.44433805" calcext:value-type="float">
            <text:p>6.4443380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987446" calcext:value-type="float">
            <text:p>1.987446</text:p>
          </table:table-cell>
          <table:table-cell office:value-type="float" office:value="6.5075836875" calcext:value-type="float">
            <text:p>6.507583687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505349" calcext:value-type="float">
            <text:p>2.505349</text:p>
          </table:table-cell>
          <table:table-cell office:value-type="float" office:value="6.570589275" calcext:value-type="float">
            <text:p>6.57058927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.978307" calcext:value-type="float">
            <text:p>4.978307</text:p>
          </table:table-cell>
          <table:table-cell office:value-type="float" office:value="6.6257927625" calcext:value-type="float">
            <text:p>6.625792762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503608" calcext:value-type="float">
            <text:p>6.503608</text:p>
          </table:table-cell>
          <table:table-cell office:value-type="float" office:value="6.6486494125" calcext:value-type="float">
            <text:p>6.648649412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.179991" calcext:value-type="float">
            <text:p>7.179991</text:p>
          </table:table-cell>
          <table:table-cell office:value-type="float" office:value="6.6517989875" calcext:value-type="float">
            <text:p>6.651798987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.158978" calcext:value-type="float">
            <text:p>7.158978</text:p>
          </table:table-cell>
          <table:table-cell office:value-type="float" office:value="6.6469950875" calcext:value-type="float">
            <text:p>6.646995087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731692" calcext:value-type="float">
            <text:p>6.731692</text:p>
          </table:table-cell>
          <table:table-cell office:value-type="float" office:value="6.64373735" calcext:value-type="float">
            <text:p>6.6437373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292926" calcext:value-type="float">
            <text:p>6.292926</text:p>
          </table:table-cell>
          <table:table-cell office:value-type="float" office:value="6.6471228625" calcext:value-type="float">
            <text:p>6.647122862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199304" calcext:value-type="float">
            <text:p>6.199304</text:p>
          </table:table-cell>
          <table:table-cell office:value-type="float" office:value="6.6566491875" calcext:value-type="float">
            <text:p>6.656649187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537949" calcext:value-type="float">
            <text:p>6.537949</text:p>
          </table:table-cell>
          <table:table-cell office:value-type="float" office:value="6.6671144875" calcext:value-type="float">
            <text:p>6.667114487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.088359" calcext:value-type="float">
            <text:p>7.088359</text:p>
          </table:table-cell>
          <table:table-cell office:value-type="float" office:value="6.6724051375" calcext:value-type="float">
            <text:p>6.672405137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.54496" calcext:value-type="float">
            <text:p>7.54496</text:p>
          </table:table-cell>
          <table:table-cell office:value-type="float" office:value="6.6695261" calcext:value-type="float">
            <text:p>6.6695261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684815" calcext:value-type="float">
            <text:p>7.684815</text:p>
          </table:table-cell>
          <table:table-cell office:value-type="float" office:value="6.6596129125" calcext:value-type="float">
            <text:p>6.6596129125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.407686" calcext:value-type="float">
            <text:p>7.407686</text:p>
          </table:table-cell>
          <table:table-cell office:value-type="float" office:value="6.6467954625" calcext:value-type="float">
            <text:p>6.646795462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743708" calcext:value-type="float">
            <text:p>6.743708</text:p>
          </table:table-cell>
          <table:table-cell office:value-type="float" office:value="6.6366691125" calcext:value-type="float">
            <text:p>6.636669112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.876374" calcext:value-type="float">
            <text:p>5.876374</text:p>
          </table:table-cell>
          <table:table-cell office:value-type="float" office:value="6.634724075" calcext:value-type="float">
            <text:p>6.63472407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172531" calcext:value-type="float">
            <text:p>5.172531</text:p>
          </table:table-cell>
          <table:table-cell office:value-type="float" office:value="6.6443436625" calcext:value-type="float">
            <text:p>6.644343662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072322" calcext:value-type="float">
            <text:p>5.072322</text:p>
          </table:table-cell>
          <table:table-cell office:value-type="float" office:value="6.6642190625" calcext:value-type="float">
            <text:p>6.664219062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.662047" calcext:value-type="float">
            <text:p>5.662047</text:p>
          </table:table-cell>
          <table:table-cell office:value-type="float" office:value="6.6871398625" calcext:value-type="float">
            <text:p>6.687139862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553281" calcext:value-type="float">
            <text:p>6.553281</text:p>
          </table:table-cell>
          <table:table-cell office:value-type="float" office:value="6.70438085" calcext:value-type="float">
            <text:p>6.7043808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316356" calcext:value-type="float">
            <text:p>7.316356</text:p>
          </table:table-cell>
          <table:table-cell office:value-type="float" office:value="6.7118590875" calcext:value-type="float">
            <text:p>6.7118590875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.704485" calcext:value-type="float">
            <text:p>7.704485</text:p>
          </table:table-cell>
          <table:table-cell office:value-type="float" office:value="6.71087775" calcext:value-type="float">
            <text:p>6.7108777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.653305" calcext:value-type="float">
            <text:p>7.653305</text:p>
          </table:table-cell>
          <table:table-cell office:value-type="float" office:value="6.7058295625" calcext:value-type="float">
            <text:p>6.705829562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.246847" calcext:value-type="float">
            <text:p>7.246847</text:p>
          </table:table-cell>
          <table:table-cell office:value-type="float" office:value="6.7016889875" calcext:value-type="float">
            <text:p>6.701688987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675274" calcext:value-type="float">
            <text:p>6.675274</text:p>
          </table:table-cell>
          <table:table-cell office:value-type="float" office:value="6.7019979875" calcext:value-type="float">
            <text:p>6.701997987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167827" calcext:value-type="float">
            <text:p>6.167827</text:p>
          </table:table-cell>
          <table:table-cell office:value-type="float" office:value="6.7077212" calcext:value-type="float">
            <text:p>6.7077212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894456" calcext:value-type="float">
            <text:p>5.894456</text:p>
          </table:table-cell>
          <table:table-cell office:value-type="float" office:value="6.7172805875" calcext:value-type="float">
            <text:p>6.717280587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.886528" calcext:value-type="float">
            <text:p>5.886528</text:p>
          </table:table-cell>
          <table:table-cell office:value-type="float" office:value="6.7278543625" calcext:value-type="float">
            <text:p>6.727854362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061815" calcext:value-type="float">
            <text:p>6.061815</text:p>
          </table:table-cell>
          <table:table-cell office:value-type="float" office:value="6.737238725" calcext:value-type="float">
            <text:p>6.73723872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319052" calcext:value-type="float">
            <text:p>6.319052</text:p>
          </table:table-cell>
          <table:table-cell office:value-type="float" office:value="6.7446974375" calcext:value-type="float">
            <text:p>6.744697437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586936" calcext:value-type="float">
            <text:p>6.586936</text:p>
          </table:table-cell>
          <table:table-cell office:value-type="float" office:value="6.7502647" calcext:value-type="float">
            <text:p>6.7502647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81199" calcext:value-type="float">
            <text:p>6.81199</text:p>
          </table:table-cell>
          <table:table-cell office:value-type="float" office:value="6.753816975" calcext:value-type="float">
            <text:p>6.75381697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940936" calcext:value-type="float">
            <text:p>6.940936</text:p>
          </table:table-cell>
          <table:table-cell office:value-type="float" office:value="6.7550440625" calcext:value-type="float">
            <text:p>6.755044062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930234" calcext:value-type="float">
            <text:p>6.930234</text:p>
          </table:table-cell>
          <table:table-cell office:value-type="float" office:value="6.7541198375" calcext:value-type="float">
            <text:p>6.754119837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77366" calcext:value-type="float">
            <text:p>6.77366</text:p>
          </table:table-cell>
          <table:table-cell office:value-type="float" office:value="6.752226075" calcext:value-type="float">
            <text:p>6.75222607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521251" calcext:value-type="float">
            <text:p>6.521251</text:p>
          </table:table-cell>
          <table:table-cell office:value-type="float" office:value="6.75133125" calcext:value-type="float">
            <text:p>6.7513312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26777" calcext:value-type="float">
            <text:p>6.26777</text:p>
          </table:table-cell>
          <table:table-cell office:value-type="float" office:value="6.7532872625" calcext:value-type="float">
            <text:p>6.753287262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105775" calcext:value-type="float">
            <text:p>6.105775</text:p>
          </table:table-cell>
          <table:table-cell office:value-type="float" office:value="6.7588987125" calcext:value-type="float">
            <text:p>6.758898712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070493" calcext:value-type="float">
            <text:p>6.070493</text:p>
          </table:table-cell>
          <table:table-cell office:value-type="float" office:value="6.767694075" calcext:value-type="float">
            <text:p>6.76769407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128274" calcext:value-type="float">
            <text:p>6.128274</text:p>
          </table:table-cell>
          <table:table-cell office:value-type="float" office:value="6.77851215" calcext:value-type="float">
            <text:p>6.7785121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221406" calcext:value-type="float">
            <text:p>6.221406</text:p>
          </table:table-cell>
          <table:table-cell office:value-type="float" office:value="6.7902252625" calcext:value-type="float">
            <text:p>6.790225262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318658" calcext:value-type="float">
            <text:p>6.318658</text:p>
          </table:table-cell>
          <table:table-cell office:value-type="float" office:value="6.801919275" calcext:value-type="float">
            <text:p>6.80191927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426009" calcext:value-type="float">
            <text:p>6.426009</text:p>
          </table:table-cell>
          <table:table-cell office:value-type="float" office:value="6.812634225" calcext:value-type="float">
            <text:p>6.81263422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559136" calcext:value-type="float">
            <text:p>6.559136</text:p>
          </table:table-cell>
          <table:table-cell office:value-type="float" office:value="6.821226975" calcext:value-type="float">
            <text:p>6.82122697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710409" calcext:value-type="float">
            <text:p>6.710409</text:p>
          </table:table-cell>
          <table:table-cell office:value-type="float" office:value="6.826668675" calcext:value-type="float">
            <text:p>6.82666867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843508" calcext:value-type="float">
            <text:p>6.843508</text:p>
          </table:table-cell>
          <table:table-cell office:value-type="float" office:value="6.82859745" calcext:value-type="float">
            <text:p>6.8285974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919209" calcext:value-type="float">
            <text:p>6.919209</text:p>
          </table:table-cell>
          <table:table-cell office:value-type="float" office:value="6.82765985" calcext:value-type="float">
            <text:p>6.8276598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926128" calcext:value-type="float">
            <text:p>6.926128</text:p>
          </table:table-cell>
          <table:table-cell office:value-type="float" office:value="6.8253136" calcext:value-type="float">
            <text:p>6.8253136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889425" calcext:value-type="float">
            <text:p>6.889425</text:p>
          </table:table-cell>
          <table:table-cell office:value-type="float" office:value="6.823155325" calcext:value-type="float">
            <text:p>6.82315532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850223" calcext:value-type="float">
            <text:p>6.850223</text:p>
          </table:table-cell>
          <table:table-cell office:value-type="float" office:value="6.8221386" calcext:value-type="float">
            <text:p>6.8221386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831405" calcext:value-type="float">
            <text:p>6.831405</text:p>
          </table:table-cell>
          <table:table-cell office:value-type="float" office:value="6.8221560375" calcext:value-type="float">
            <text:p>6.822156037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818872" calcext:value-type="float">
            <text:p>6.818872</text:p>
          </table:table-cell>
          <table:table-cell office:value-type="float" office:value="6.8223072" calcext:value-type="float">
            <text:p>6.8223072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775464" calcext:value-type="float">
            <text:p>6.775464</text:p>
          </table:table-cell>
          <table:table-cell office:value-type="float" office:value="6.8217198875" calcext:value-type="float">
            <text:p>6.821719887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67455" calcext:value-type="float">
            <text:p>6.67455</text:p>
          </table:table-cell>
          <table:table-cell office:value-type="float" office:value="6.8203566375" calcext:value-type="float">
            <text:p>6.820356637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525307" calcext:value-type="float">
            <text:p>6.525307</text:p>
          </table:table-cell>
          <table:table-cell office:value-type="float" office:value="6.8192236625" calcext:value-type="float">
            <text:p>6.819223662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372181" calcext:value-type="float">
            <text:p>6.372181</text:p>
          </table:table-cell>
          <table:table-cell office:value-type="float" office:value="6.8198002875" calcext:value-type="float">
            <text:p>6.819800287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270728" calcext:value-type="float">
            <text:p>6.270728</text:p>
          </table:table-cell>
          <table:table-cell office:value-type="float" office:value="6.8230663125" calcext:value-type="float">
            <text:p>6.823066312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259262" calcext:value-type="float">
            <text:p>6.259262</text:p>
          </table:table-cell>
          <table:table-cell office:value-type="float" office:value="6.8288388875" calcext:value-type="float">
            <text:p>6.828838887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348047" calcext:value-type="float">
            <text:p>6.348047</text:p>
          </table:table-cell>
          <table:table-cell office:value-type="float" office:value="6.8358473" calcext:value-type="float">
            <text:p>6.8358473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525829" calcext:value-type="float">
            <text:p>6.525829</text:p>
          </table:table-cell>
          <table:table-cell office:value-type="float" office:value="6.84233865" calcext:value-type="float">
            <text:p>6.8423386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763774" calcext:value-type="float">
            <text:p>6.763774</text:p>
          </table:table-cell>
          <table:table-cell office:value-type="float" office:value="6.8467516375" calcext:value-type="float">
            <text:p>6.846751637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.010593" calcext:value-type="float">
            <text:p>7.010593</text:p>
          </table:table-cell>
          <table:table-cell office:value-type="float" office:value="6.848215375" calcext:value-type="float">
            <text:p>6.84821537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.195996" calcext:value-type="float">
            <text:p>7.195996</text:p>
          </table:table-cell>
          <table:table-cell office:value-type="float" office:value="6.8468069625" calcext:value-type="float">
            <text:p>6.846806962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.255069" calcext:value-type="float">
            <text:p>7.255069</text:p>
          </table:table-cell>
          <table:table-cell office:value-type="float" office:value="6.8434816625" calcext:value-type="float">
            <text:p>6.843481662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.163588" calcext:value-type="float">
            <text:p>7.163588</text:p>
          </table:table-cell>
          <table:table-cell office:value-type="float" office:value="6.8396539375" calcext:value-type="float">
            <text:p>6.839653937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962675" calcext:value-type="float">
            <text:p>6.962675</text:p>
          </table:table-cell>
          <table:table-cell office:value-type="float" office:value="6.836584025" calcext:value-type="float">
            <text:p>6.83658402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752545" calcext:value-type="float">
            <text:p>6.752545</text:p>
          </table:table-cell>
          <table:table-cell office:value-type="float" office:value="6.83480115" calcext:value-type="float">
            <text:p>6.8348011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642958" calcext:value-type="float">
            <text:p>6.642958</text:p>
          </table:table-cell>
          <table:table-cell office:value-type="float" office:value="6.8337969375" calcext:value-type="float">
            <text:p>6.833796937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677835" calcext:value-type="float">
            <text:p>6.677835</text:p>
          </table:table-cell>
          <table:table-cell office:value-type="float" office:value="6.83226225" calcext:value-type="float">
            <text:p>6.8322622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798057" calcext:value-type="float">
            <text:p>6.798057</text:p>
          </table:table-cell>
          <table:table-cell office:value-type="float" office:value="6.8289727625" calcext:value-type="float">
            <text:p>6.828972762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885546" calcext:value-type="float">
            <text:p>6.885546</text:p>
          </table:table-cell>
          <table:table-cell office:value-type="float" office:value="6.82380115" calcext:value-type="float">
            <text:p>6.8238011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844965" calcext:value-type="float">
            <text:p>6.844965</text:p>
          </table:table-cell>
          <table:table-cell office:value-type="float" office:value="6.818010175" calcext:value-type="float">
            <text:p>6.81801017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661119" calcext:value-type="float">
            <text:p>6.661119</text:p>
          </table:table-cell>
          <table:table-cell office:value-type="float" office:value="6.813639425" calcext:value-type="float">
            <text:p>6.81363942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41188" calcext:value-type="float">
            <text:p>6.41188</text:p>
          </table:table-cell>
          <table:table-cell office:value-type="float" office:value="6.8124849375" calcext:value-type="float">
            <text:p>6.812484937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232894" calcext:value-type="float">
            <text:p>6.232894</text:p>
          </table:table-cell>
          <table:table-cell office:value-type="float" office:value="6.815213725" calcext:value-type="float">
            <text:p>6.81521372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235193" calcext:value-type="float">
            <text:p>6.235193</text:p>
          </table:table-cell>
          <table:table-cell office:value-type="float" office:value="6.8210087625" calcext:value-type="float">
            <text:p>6.821008762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423495" calcext:value-type="float">
            <text:p>6.423495</text:p>
          </table:table-cell>
          <table:table-cell office:value-type="float" office:value="6.8280337125" calcext:value-type="float">
            <text:p>6.828033712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697924" calcext:value-type="float">
            <text:p>6.697924</text:p>
          </table:table-cell>
          <table:table-cell office:value-type="float" office:value="6.8345167875" calcext:value-type="float">
            <text:p>6.834516787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932839" calcext:value-type="float">
            <text:p>6.932839</text:p>
          </table:table-cell>
          <table:table-cell office:value-type="float" office:value="6.8395418" calcext:value-type="float">
            <text:p>6.8395418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.047097" calcext:value-type="float">
            <text:p>7.047097</text:p>
          </table:table-cell>
          <table:table-cell office:value-type="float" office:value="6.8429793125" calcext:value-type="float">
            <text:p>6.842979312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.027893" calcext:value-type="float">
            <text:p>7.027893</text:p>
          </table:table-cell>
          <table:table-cell office:value-type="float" office:value="6.844971075" calcext:value-type="float">
            <text:p>6.84497107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921628" calcext:value-type="float">
            <text:p>6.921628</text:p>
          </table:table-cell>
          <table:table-cell office:value-type="float" office:value="6.8455376625" calcext:value-type="float">
            <text:p>6.845537662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806839" calcext:value-type="float">
            <text:p>6.806839</text:p>
          </table:table-cell>
          <table:table-cell office:value-type="float" office:value="6.844473325" calcext:value-type="float">
            <text:p>6.84447332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755574" calcext:value-type="float">
            <text:p>6.755574</text:p>
          </table:table-cell>
          <table:table-cell office:value-type="float" office:value="6.8414324125" calcext:value-type="float">
            <text:p>6.841432412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795679" calcext:value-type="float">
            <text:p>6.795679</text:p>
          </table:table-cell>
          <table:table-cell office:value-type="float" office:value="6.8360970875" calcext:value-type="float">
            <text:p>6.836097087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898359" calcext:value-type="float">
            <text:p>6.898359</text:p>
          </table:table-cell>
          <table:table-cell office:value-type="float" office:value="6.828386275" calcext:value-type="float">
            <text:p>6.82838627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.002533" calcext:value-type="float">
            <text:p>7.002533</text:p>
          </table:table-cell>
          <table:table-cell office:value-type="float" office:value="6.8186751125" calcext:value-type="float">
            <text:p>6.818675112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.055032" calcext:value-type="float">
            <text:p>7.055032</text:p>
          </table:table-cell>
          <table:table-cell office:value-type="float" office:value="6.8079327375" calcext:value-type="float">
            <text:p>6.807932737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.036528" calcext:value-type="float">
            <text:p>7.036528</text:p>
          </table:table-cell>
          <table:table-cell office:value-type="float" office:value="6.7976373" calcext:value-type="float">
            <text:p>6.7976373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961201" calcext:value-type="float">
            <text:p>6.961201</text:p>
          </table:table-cell>
          <table:table-cell office:value-type="float" office:value="6.7893734375" calcext:value-type="float">
            <text:p>6.789373437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858036" calcext:value-type="float">
            <text:p>6.858036</text:p>
          </table:table-cell>
          <table:table-cell office:value-type="float" office:value="6.784215625" calcext:value-type="float">
            <text:p>6.78421562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751905" calcext:value-type="float">
            <text:p>6.751905</text:p>
          </table:table-cell>
          <table:table-cell office:value-type="float" office:value="6.7822353875" calcext:value-type="float">
            <text:p>6.782235387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659419" calcext:value-type="float">
            <text:p>6.659419</text:p>
          </table:table-cell>
          <table:table-cell office:value-type="float" office:value="6.782455775" calcext:value-type="float">
            <text:p>6.78245577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597578" calcext:value-type="float">
            <text:p>6.597578</text:p>
          </table:table-cell>
          <table:table-cell office:value-type="float" office:value="6.783271775" calcext:value-type="float">
            <text:p>6.78327177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588105" calcext:value-type="float">
            <text:p>6.588105</text:p>
          </table:table-cell>
          <table:table-cell office:value-type="float" office:value="6.7830932125" calcext:value-type="float">
            <text:p>6.783093212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645941" calcext:value-type="float">
            <text:p>6.645941</text:p>
          </table:table-cell>
          <table:table-cell office:value-type="float" office:value="6.7809347875" calcext:value-type="float">
            <text:p>6.780934787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762563" calcext:value-type="float">
            <text:p>6.762563</text:p>
          </table:table-cell>
          <table:table-cell office:value-type="float" office:value="6.7767112875" calcext:value-type="float">
            <text:p>6.776711287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905986" calcext:value-type="float">
            <text:p>6.905986</text:p>
          </table:table-cell>
          <table:table-cell office:value-type="float" office:value="6.771042625" calcext:value-type="float">
            <text:p>6.77104262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.041326" calcext:value-type="float">
            <text:p>7.041326</text:p>
          </table:table-cell>
          <table:table-cell office:value-type="float" office:value="6.7646569375" calcext:value-type="float">
            <text:p>6.764656937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.15154" calcext:value-type="float">
            <text:p>7.15154</text:p>
          </table:table-cell>
          <table:table-cell office:value-type="float" office:value="6.75784005" calcext:value-type="float">
            <text:p>6.7578400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.237849" calcext:value-type="float">
            <text:p>7.237849</text:p>
          </table:table-cell>
          <table:table-cell office:value-type="float" office:value="6.7503145375" calcext:value-type="float">
            <text:p>6.750314537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.30063" calcext:value-type="float">
            <text:p>7.30063</text:p>
          </table:table-cell>
          <table:table-cell office:value-type="float" office:value="6.741596225" calcext:value-type="float">
            <text:p>6.74159622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.322059" calcext:value-type="float">
            <text:p>7.322059</text:p>
          </table:table-cell>
          <table:table-cell office:value-type="float" office:value="6.7316206375" calcext:value-type="float">
            <text:p>6.731620637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.271567" calcext:value-type="float">
            <text:p>7.271567</text:p>
          </table:table-cell>
          <table:table-cell office:value-type="float" office:value="6.7212287875" calcext:value-type="float">
            <text:p>6.721228787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.133131" calcext:value-type="float">
            <text:p>7.133131</text:p>
          </table:table-cell>
          <table:table-cell office:value-type="float" office:value="6.7120694875" calcext:value-type="float">
            <text:p>6.712069487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932578" calcext:value-type="float">
            <text:p>6.932578</text:p>
          </table:table-cell>
          <table:table-cell office:value-type="float" office:value="6.7058479375" calcext:value-type="float">
            <text:p>6.705847937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740358" calcext:value-type="float">
            <text:p>6.740358</text:p>
          </table:table-cell>
          <table:table-cell office:value-type="float" office:value="6.703364175" calcext:value-type="float">
            <text:p>6.70336417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637277" calcext:value-type="float">
            <text:p>6.637277</text:p>
          </table:table-cell>
          <table:table-cell office:value-type="float" office:value="6.7039527" calcext:value-type="float">
            <text:p>6.7039527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658512" calcext:value-type="float">
            <text:p>6.658512</text:p>
          </table:table-cell>
          <table:table-cell office:value-type="float" office:value="6.7057479375" calcext:value-type="float">
            <text:p>6.705747937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764433" calcext:value-type="float">
            <text:p>6.764433</text:p>
          </table:table-cell>
          <table:table-cell office:value-type="float" office:value="6.706769575" calcext:value-type="float">
            <text:p>6.70676957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871118" calcext:value-type="float">
            <text:p>6.871118</text:p>
          </table:table-cell>
          <table:table-cell office:value-type="float" office:value="6.7061301" calcext:value-type="float">
            <text:p>6.7061301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910157" calcext:value-type="float">
            <text:p>6.910157</text:p>
          </table:table-cell>
          <table:table-cell office:value-type="float" office:value="6.704345325" calcext:value-type="float">
            <text:p>6.70434532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866998" calcext:value-type="float">
            <text:p>6.866998</text:p>
          </table:table-cell>
          <table:table-cell office:value-type="float" office:value="6.7024679875" calcext:value-type="float">
            <text:p>6.702467987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778733" calcext:value-type="float">
            <text:p>6.778733</text:p>
          </table:table-cell>
          <table:table-cell office:value-type="float" office:value="6.7008176875" calcext:value-type="float">
            <text:p>6.700817687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02074" calcext:value-type="float">
            <text:p>6.702074</text:p>
          </table:table-cell>
          <table:table-cell office:value-type="float" office:value="6.698332675" calcext:value-type="float">
            <text:p>6.69833267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677732" calcext:value-type="float">
            <text:p>6.677732</text:p>
          </table:table-cell>
          <table:table-cell office:value-type="float" office:value="6.6930677" calcext:value-type="float">
            <text:p>6.6930677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716686" calcext:value-type="float">
            <text:p>6.716686</text:p>
          </table:table-cell>
          <table:table-cell office:value-type="float" office:value="6.6836820375" calcext:value-type="float">
            <text:p>6.683682037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809404" calcext:value-type="float">
            <text:p>6.809404</text:p>
          </table:table-cell>
          <table:table-cell office:value-type="float" office:value="6.6710581625" calcext:value-type="float">
            <text:p>6.671058162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935939" calcext:value-type="float">
            <text:p>6.935939</text:p>
          </table:table-cell>
          <table:table-cell office:value-type="float" office:value="6.6585312" calcext:value-type="float">
            <text:p>6.6585312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.065323" calcext:value-type="float">
            <text:p>7.065323</text:p>
          </table:table-cell>
          <table:table-cell office:value-type="float" office:value="6.649880775" calcext:value-type="float">
            <text:p>6.64988077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.156927" calcext:value-type="float">
            <text:p>7.156927</text:p>
          </table:table-cell>
          <table:table-cell office:value-type="float" office:value="6.6469745875" calcext:value-type="float">
            <text:p>6.646974587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.175854" calcext:value-type="float">
            <text:p>7.175854</text:p>
          </table:table-cell>
          <table:table-cell office:value-type="float" office:value="6.6492175" calcext:value-type="float">
            <text:p>6.649217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.113429" calcext:value-type="float">
            <text:p>7.113429</text:p>
          </table:table-cell>
          <table:table-cell office:value-type="float" office:value="6.654303325" calcext:value-type="float">
            <text:p>6.65430332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994472" calcext:value-type="float">
            <text:p>6.994472</text:p>
          </table:table-cell>
          <table:table-cell office:value-type="float" office:value="6.659036925" calcext:value-type="float">
            <text:p>6.65903692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864711" calcext:value-type="float">
            <text:p>6.864711</text:p>
          </table:table-cell>
          <table:table-cell office:value-type="float" office:value="6.6597505875" calcext:value-type="float">
            <text:p>6.659750587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7685" calcext:value-type="float">
            <text:p>6.7685</text:p>
          </table:table-cell>
          <table:table-cell office:value-type="float" office:value="6.6524147625" calcext:value-type="float">
            <text:p>6.652414762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731509" calcext:value-type="float">
            <text:p>6.731509</text:p>
          </table:table-cell>
          <table:table-cell office:value-type="float" office:value="6.632840675" calcext:value-type="float">
            <text:p>6.63284067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753466" calcext:value-type="float">
            <text:p>6.753466</text:p>
          </table:table-cell>
          <table:table-cell office:value-type="float" office:value="6.59768355" calcext:value-type="float">
            <text:p>6.5976835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808087" calcext:value-type="float">
            <text:p>6.808087</text:p>
          </table:table-cell>
          <table:table-cell office:value-type="float" office:value="6.548049275" calcext:value-type="float">
            <text:p>6.54804927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851618" calcext:value-type="float">
            <text:p>6.851618</text:p>
          </table:table-cell>
          <table:table-cell office:value-type="float" office:value="6.4973565125" calcext:value-type="float">
            <text:p>6.497356512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843498" calcext:value-type="float">
            <text:p>6.843498</text:p>
          </table:table-cell>
          <table:table-cell office:value-type="float" office:value="6.4622316625" calcext:value-type="float">
            <text:p>6.462231662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771887" calcext:value-type="float">
            <text:p>6.771887</text:p>
          </table:table-cell>
          <table:table-cell office:value-type="float" office:value="6.4476590875" calcext:value-type="float">
            <text:p>6.447659087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666404" calcext:value-type="float">
            <text:p>6.666404</text:p>
          </table:table-cell>
          <table:table-cell office:value-type="float" office:value="6.451997" calcext:value-type="float">
            <text:p>6.451997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583912" calcext:value-type="float">
            <text:p>6.583912</text:p>
          </table:table-cell>
          <table:table-cell office:value-type="float" office:value="6.4705637" calcext:value-type="float">
            <text:p>6.4705637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571437" calcext:value-type="float">
            <text:p>6.571437</text:p>
          </table:table-cell>
          <table:table-cell office:value-type="float" office:value="6.4972728375" calcext:value-type="float">
            <text:p>6.497272837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633463" calcext:value-type="float">
            <text:p>6.633463</text:p>
          </table:table-cell>
          <table:table-cell office:value-type="float" office:value="6.5258304" calcext:value-type="float">
            <text:p>6.525830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732534" calcext:value-type="float">
            <text:p>6.732534</text:p>
          </table:table-cell>
          <table:table-cell office:value-type="float" office:value="6.550553225" calcext:value-type="float">
            <text:p>6.55055322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819935" calcext:value-type="float">
            <text:p>6.819935</text:p>
          </table:table-cell>
          <table:table-cell office:value-type="float" office:value="6.5667422875" calcext:value-type="float">
            <text:p>6.566742287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867355" calcext:value-type="float">
            <text:p>6.867355</text:p>
          </table:table-cell>
          <table:table-cell office:value-type="float" office:value="6.5710769875" calcext:value-type="float">
            <text:p>6.571076987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878868" calcext:value-type="float">
            <text:p>6.878868</text:p>
          </table:table-cell>
          <table:table-cell office:value-type="float" office:value="6.5631878" calcext:value-type="float">
            <text:p>6.5631878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880873" calcext:value-type="float">
            <text:p>6.880873</text:p>
          </table:table-cell>
          <table:table-cell office:value-type="float" office:value="6.5497395375" calcext:value-type="float">
            <text:p>6.549739537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89792" calcext:value-type="float">
            <text:p>6.89792</text:p>
          </table:table-cell>
          <table:table-cell office:value-type="float" office:value="6.5485585125" calcext:value-type="float">
            <text:p>6.548558512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929972" calcext:value-type="float">
            <text:p>6.929972</text:p>
          </table:table-cell>
          <table:table-cell office:value-type="float" office:value="6.5986832875" calcext:value-type="float">
            <text:p>6.598683287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948851" calcext:value-type="float">
            <text:p>6.948851</text:p>
          </table:table-cell>
          <table:table-cell office:value-type="float" office:value="6.6484074125" calcext:value-type="float">
            <text:p>6.648407412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917995" calcext:value-type="float">
            <text:p>6.917995</text:p>
          </table:table-cell>
          <table:table-cell office:value-type="float" office:value="6.6490211625" calcext:value-type="float">
            <text:p>6.649021162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820045" calcext:value-type="float">
            <text:p>6.820045</text:p>
          </table:table-cell>
          <table:table-cell office:value-type="float" office:value="6.6780504875" calcext:value-type="float">
            <text:p>6.678050487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672208" calcext:value-type="float">
            <text:p>6.672208</text:p>
          </table:table-cell>
          <table:table-cell office:value-type="float" office:value="6.7181994625" calcext:value-type="float">
            <text:p>6.718199462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520183" calcext:value-type="float">
            <text:p>6.520183</text:p>
          </table:table-cell>
          <table:table-cell office:value-type="float" office:value="6.7584963375" calcext:value-type="float">
            <text:p>6.758496337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414676" calcext:value-type="float">
            <text:p>6.414676</text:p>
          </table:table-cell>
          <table:table-cell office:value-type="float" office:value="6.79060935" calcext:value-type="float">
            <text:p>6.7906093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384328" calcext:value-type="float">
            <text:p>6.384328</text:p>
          </table:table-cell>
          <table:table-cell office:value-type="float" office:value="6.80902655" calcext:value-type="float">
            <text:p>6.8090265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422268" calcext:value-type="float">
            <text:p>6.422268</text:p>
          </table:table-cell>
          <table:table-cell office:value-type="float" office:value="6.81131685" calcext:value-type="float">
            <text:p>6.8113168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495305" calcext:value-type="float">
            <text:p>6.495305</text:p>
          </table:table-cell>
          <table:table-cell office:value-type="float" office:value="6.7977015375" calcext:value-type="float">
            <text:p>6.797701537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56876" calcext:value-type="float">
            <text:p>6.56876</text:p>
          </table:table-cell>
          <table:table-cell office:value-type="float" office:value="6.770016475" calcext:value-type="float">
            <text:p>6.77001647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630183" calcext:value-type="float">
            <text:p>6.630183</text:p>
          </table:table-cell>
          <table:table-cell office:value-type="float" office:value="6.7312354125" calcext:value-type="float">
            <text:p>6.731235412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696497" calcext:value-type="float">
            <text:p>6.696497</text:p>
          </table:table-cell>
          <table:table-cell office:value-type="float" office:value="6.6869979" calcext:value-type="float">
            <text:p>6.6869979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797189" calcext:value-type="float">
            <text:p>6.797189</text:p>
          </table:table-cell>
          <table:table-cell office:value-type="float" office:value="6.6466222625" calcext:value-type="float">
            <text:p>6.646622262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942141" calcext:value-type="float">
            <text:p>6.942141</text:p>
          </table:table-cell>
          <table:table-cell office:value-type="float" office:value="6.6180351125" calcext:value-type="float">
            <text:p>6.618035112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.099925" calcext:value-type="float">
            <text:p>7.099925</text:p>
          </table:table-cell>
          <table:table-cell office:value-type="float" office:value="6.6040114625" calcext:value-type="float">
            <text:p>6.604011462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.20784" calcext:value-type="float">
            <text:p>7.20784</text:p>
          </table:table-cell>
          <table:table-cell office:value-type="float" office:value="6.6034154" calcext:value-type="float">
            <text:p>6.6034154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.206438" calcext:value-type="float">
            <text:p>7.206438</text:p>
          </table:table-cell>
          <table:table-cell office:value-type="float" office:value="6.61295435" calcext:value-type="float">
            <text:p>6.6129543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.07322" calcext:value-type="float">
            <text:p>7.07322</text:p>
          </table:table-cell>
          <table:table-cell office:value-type="float" office:value="6.628283625" calcext:value-type="float">
            <text:p>6.62828362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836481" calcext:value-type="float">
            <text:p>6.836481</text:p>
          </table:table-cell>
          <table:table-cell office:value-type="float" office:value="6.6446647875" calcext:value-type="float">
            <text:p>6.644664787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563566" calcext:value-type="float">
            <text:p>6.563566</text:p>
          </table:table-cell>
          <table:table-cell office:value-type="float" office:value="6.657443175" calcext:value-type="float">
            <text:p>6.65744317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328748" calcext:value-type="float">
            <text:p>6.328748</text:p>
          </table:table-cell>
          <table:table-cell office:value-type="float" office:value="6.6625138" calcext:value-type="float">
            <text:p>6.6625138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178814" calcext:value-type="float">
            <text:p>6.178814</text:p>
          </table:table-cell>
          <table:table-cell office:value-type="float" office:value="6.656767225" calcext:value-type="float">
            <text:p>6.65676722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121466" calcext:value-type="float">
            <text:p>6.121466</text:p>
          </table:table-cell>
          <table:table-cell office:value-type="float" office:value="6.638250625" calcext:value-type="float">
            <text:p>6.63825062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143143" calcext:value-type="float">
            <text:p>6.143143</text:p>
          </table:table-cell>
          <table:table-cell office:value-type="float" office:value="6.6056782" calcext:value-type="float">
            <text:p>6.6056782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231397" calcext:value-type="float">
            <text:p>6.231397</text:p>
          </table:table-cell>
          <table:table-cell office:value-type="float" office:value="6.55748945" calcext:value-type="float">
            <text:p>6.5574894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375419" calcext:value-type="float">
            <text:p>6.375419</text:p>
          </table:table-cell>
          <table:table-cell office:value-type="float" office:value="6.4925433875" calcext:value-type="float">
            <text:p>6.492543387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548576" calcext:value-type="float">
            <text:p>6.548576</text:p>
          </table:table-cell>
          <table:table-cell office:value-type="float" office:value="6.429107025" calcext:value-type="float">
            <text:p>6.42910702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699617" calcext:value-type="float">
            <text:p>6.699617</text:p>
          </table:table-cell>
          <table:table-cell office:value-type="float" office:value="6.38655915" calcext:value-type="float">
            <text:p>6.3865591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69536" calcext:value-type="float">
            <text:p>6.769536</text:p>
          </table:table-cell>
          <table:table-cell office:value-type="float" office:value="6.3685508375" calcext:value-type="float">
            <text:p>6.368550837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724699" calcext:value-type="float">
            <text:p>6.724699</text:p>
          </table:table-cell>
          <table:table-cell office:value-type="float" office:value="6.37578985" calcext:value-type="float">
            <text:p>6.3757898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583293" calcext:value-type="float">
            <text:p>6.583293</text:p>
          </table:table-cell>
          <table:table-cell office:value-type="float" office:value="6.4060777875" calcext:value-type="float">
            <text:p>6.406077787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415431" calcext:value-type="float">
            <text:p>6.415431</text:p>
          </table:table-cell>
          <table:table-cell office:value-type="float" office:value="6.4536500125" calcext:value-type="float">
            <text:p>6.453650012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308061" calcext:value-type="float">
            <text:p>6.308061</text:p>
          </table:table-cell>
          <table:table-cell office:value-type="float" office:value="6.509053675" calcext:value-type="float">
            <text:p>6.50905367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30907" calcext:value-type="float">
            <text:p>6.30907</text:p>
          </table:table-cell>
          <table:table-cell office:value-type="float" office:value="6.5601449125" calcext:value-type="float">
            <text:p>6.560144912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395131" calcext:value-type="float">
            <text:p>6.395131</text:p>
          </table:table-cell>
          <table:table-cell office:value-type="float" office:value="6.59436285" calcext:value-type="float">
            <text:p>6.5943628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495975" calcext:value-type="float">
            <text:p>6.495975</text:p>
          </table:table-cell>
          <table:table-cell office:value-type="float" office:value="6.6016716875" calcext:value-type="float">
            <text:p>6.601671687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549499" calcext:value-type="float">
            <text:p>6.549499</text:p>
          </table:table-cell>
          <table:table-cell office:value-type="float" office:value="6.577217175" calcext:value-type="float">
            <text:p>6.57721717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540384" calcext:value-type="float">
            <text:p>6.540384</text:p>
          </table:table-cell>
          <table:table-cell office:value-type="float" office:value="6.5248217125" calcext:value-type="float">
            <text:p>6.524821712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502583" calcext:value-type="float">
            <text:p>6.502583</text:p>
          </table:table-cell>
          <table:table-cell office:value-type="float" office:value="6.4695080375" calcext:value-type="float">
            <text:p>6.469508037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490711" calcext:value-type="float">
            <text:p>6.490711</text:p>
          </table:table-cell>
          <table:table-cell office:value-type="float" office:value="6.432148075" calcext:value-type="float">
            <text:p>6.43214807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538823" calcext:value-type="float">
            <text:p>6.538823</text:p>
          </table:table-cell>
          <table:table-cell office:value-type="float" office:value="6.4101588375" calcext:value-type="float">
            <text:p>6.410158837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635407" calcext:value-type="float">
            <text:p>6.635407</text:p>
          </table:table-cell>
          <table:table-cell office:value-type="float" office:value="6.3967106875" calcext:value-type="float">
            <text:p>6.396710687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733877" calcext:value-type="float">
            <text:p>6.733877</text:p>
          </table:table-cell>
          <table:table-cell office:value-type="float" office:value="6.386056825" calcext:value-type="float">
            <text:p>6.38605682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78744" calcext:value-type="float">
            <text:p>6.78744</text:p>
          </table:table-cell>
          <table:table-cell office:value-type="float" office:value="6.3753655125" calcext:value-type="float">
            <text:p>6.375365512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780896" calcext:value-type="float">
            <text:p>6.780896</text:p>
          </table:table-cell>
          <table:table-cell office:value-type="float" office:value="6.3648811375" calcext:value-type="float">
            <text:p>6.364881137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740243" calcext:value-type="float">
            <text:p>6.740243</text:p>
          </table:table-cell>
          <table:table-cell office:value-type="float" office:value="6.3566122" calcext:value-type="float">
            <text:p>6.3566122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713275" calcext:value-type="float">
            <text:p>6.713275</text:p>
          </table:table-cell>
          <table:table-cell office:value-type="float" office:value="6.352319" calcext:value-type="float">
            <text:p>6.352319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728336" calcext:value-type="float">
            <text:p>6.728336</text:p>
          </table:table-cell>
          <table:table-cell office:value-type="float" office:value="6.3521633625" calcext:value-type="float">
            <text:p>6.352163362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75997" calcext:value-type="float">
            <text:p>6.75997</text:p>
          </table:table-cell>
          <table:table-cell office:value-type="float" office:value="6.354848375" calcext:value-type="float">
            <text:p>6.35484837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734974" calcext:value-type="float">
            <text:p>6.734974</text:p>
          </table:table-cell>
          <table:table-cell office:value-type="float" office:value="6.3588737375" calcext:value-type="float">
            <text:p>6.358873737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579932" calcext:value-type="float">
            <text:p>6.579932</text:p>
          </table:table-cell>
          <table:table-cell office:value-type="float" office:value="6.3638047125" calcext:value-type="float">
            <text:p>6.363804712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280876" calcext:value-type="float">
            <text:p>6.280876</text:p>
          </table:table-cell>
          <table:table-cell office:value-type="float" office:value="6.3705826375" calcext:value-type="float">
            <text:p>6.370582637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.926879" calcext:value-type="float">
            <text:p>5.926879</text:p>
          </table:table-cell>
          <table:table-cell office:value-type="float" office:value="6.3806138" calcext:value-type="float">
            <text:p>6.3806138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706776" calcext:value-type="float">
            <text:p>5.706776</text:p>
          </table:table-cell>
          <table:table-cell office:value-type="float" office:value="6.3941123" calcext:value-type="float">
            <text:p>6.3941123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.807247" calcext:value-type="float">
            <text:p>5.807247</text:p>
          </table:table-cell>
          <table:table-cell office:value-type="float" office:value="6.4087041" calcext:value-type="float">
            <text:p>6.4087041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243905" calcext:value-type="float">
            <text:p>6.243905</text:p>
          </table:table-cell>
          <table:table-cell office:value-type="float" office:value="6.4197189" calcext:value-type="float">
            <text:p>6.4197189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832828" calcext:value-type="float">
            <text:p>6.832828</text:p>
          </table:table-cell>
          <table:table-cell office:value-type="float" office:value="6.4228408875" calcext:value-type="float">
            <text:p>6.422840887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.33636" calcext:value-type="float">
            <text:p>7.33636</text:p>
          </table:table-cell>
          <table:table-cell office:value-type="float" office:value="6.41696335" calcext:value-type="float">
            <text:p>6.4169633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58272" calcext:value-type="float">
            <text:p>7.58272</text:p>
          </table:table-cell>
          <table:table-cell office:value-type="float" office:value="6.4046748625" calcext:value-type="float">
            <text:p>6.404674862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.492117" calcext:value-type="float">
            <text:p>7.492117</text:p>
          </table:table-cell>
          <table:table-cell office:value-type="float" office:value="6.3906867" calcext:value-type="float">
            <text:p>6.3906867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.051565" calcext:value-type="float">
            <text:p>7.051565</text:p>
          </table:table-cell>
          <table:table-cell office:value-type="float" office:value="6.379911275" calcext:value-type="float">
            <text:p>6.37991127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277845" calcext:value-type="float">
            <text:p>6.277845</text:p>
          </table:table-cell>
          <table:table-cell office:value-type="float" office:value="6.3764188375" calcext:value-type="float">
            <text:p>6.376418837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.202573" calcext:value-type="float">
            <text:p>5.202573</text:p>
          </table:table-cell>
          <table:table-cell office:value-type="float" office:value="6.3834538625" calcext:value-type="float">
            <text:p>6.383453862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.918939" calcext:value-type="float">
            <text:p>3.918939</text:p>
          </table:table-cell>
          <table:table-cell office:value-type="float" office:value="6.4038255375" calcext:value-type="float">
            <text:p>6.403825537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.782724" calcext:value-type="float">
            <text:p>2.782724</text:p>
          </table:table-cell>
          <table:table-cell office:value-type="float" office:value="6.439479475" calcext:value-type="float">
            <text:p>6.43947947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.752666" calcext:value-type="float">
            <text:p>2.752666</text:p>
          </table:table-cell>
          <table:table-cell office:value-type="float" office:value="6.4881815625" calcext:value-type="float">
            <text:p>6.488181562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04163" calcext:value-type="float">
            <text:p>4.04163</text:p>
          </table:table-cell>
          <table:table-cell office:value-type="float" office:value="6.5357784" calcext:value-type="float">
            <text:p>6.5357784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677692" calcext:value-type="float">
            <text:p>5.677692</text:p>
          </table:table-cell>
          <table:table-cell office:value-type="float" office:value="6.5654802375" calcext:value-type="float">
            <text:p>6.565480237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.11892" calcext:value-type="float">
            <text:p>7.11892</text:p>
          </table:table-cell>
          <table:table-cell office:value-type="float" office:value="6.57291605" calcext:value-type="float">
            <text:p>6.5729160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.15174" calcext:value-type="float">
            <text:p>8.15174</text:p>
          </table:table-cell>
          <table:table-cell office:value-type="float" office:value="6.5611113375" calcext:value-type="float">
            <text:p>6.561111337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.720643" calcext:value-type="float">
            <text:p>8.720643</text:p>
          </table:table-cell>
          <table:table-cell office:value-type="float" office:value="6.5365260125" calcext:value-type="float">
            <text:p>6.536526012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.856042" calcext:value-type="float">
            <text:p>8.856042</text:p>
          </table:table-cell>
          <table:table-cell office:value-type="float" office:value="6.506774475" calcext:value-type="float">
            <text:p>6.50677447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.611289" calcext:value-type="float">
            <text:p>8.611289</text:p>
          </table:table-cell>
          <table:table-cell office:value-type="float" office:value="6.4788457125" calcext:value-type="float">
            <text:p>6.478845712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.027659" calcext:value-type="float">
            <text:p>8.027659</text:p>
          </table:table-cell>
          <table:table-cell office:value-type="float" office:value="6.4580748" calcext:value-type="float">
            <text:p>6.458074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.166711" calcext:value-type="float">
            <text:p>7.166711</text:p>
          </table:table-cell>
          <table:table-cell office:value-type="float" office:value="6.44793445" calcext:value-type="float">
            <text:p>6.4479344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23622" calcext:value-type="float">
            <text:p>6.23622</text:p>
          </table:table-cell>
          <table:table-cell office:value-type="float" office:value="6.4499807" calcext:value-type="float">
            <text:p>6.4499807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.803007" calcext:value-type="float">
            <text:p>5.803007</text:p>
          </table:table-cell>
          <table:table-cell office:value-type="float" office:value="6.4626919125" calcext:value-type="float">
            <text:p>6.462691912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786391" calcext:value-type="float">
            <text:p>6.786391</text:p>
          </table:table-cell>
          <table:table-cell office:value-type="float" office:value="6.4778605" calcext:value-type="float">
            <text:p>6.477860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.907902" calcext:value-type="float">
            <text:p>10.907902</text:p>
          </table:table-cell>
          <table:table-cell office:value-type="float" office:value="6.4769394625" calcext:value-type="float">
            <text:p>6.476939462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.907902" calcext:value-type="float">
            <text:p>10.907902</text:p>
          </table:table-cell>
          <table:table-cell office:value-type="float" office:value="6.4212826125" calcext:value-type="float">
            <text:p>6.421282612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997951" calcext:value-type="float">
            <text:p>6.997951</text:p>
          </table:table-cell>
          <table:table-cell office:value-type="float" office:value="6.3639831875" calcext:value-type="float">
            <text:p>6.363983187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.240341" calcext:value-type="float">
            <text:p>9.240341</text:p>
          </table:table-cell>
          <table:table-cell office:value-type="float" office:value="6.3555852875" calcext:value-type="float">
            <text:p>6.355585287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.031963" calcext:value-type="float">
            <text:p>10.031963</text:p>
          </table:table-cell>
          <table:table-cell office:value-type="float" office:value="6.3202081" calcext:value-type="float">
            <text:p>6.320208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.895958" calcext:value-type="float">
            <text:p>9.895958</text:p>
          </table:table-cell>
          <table:table-cell office:value-type="float" office:value="6.2762264625" calcext:value-type="float">
            <text:p>6.276226462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.089224" calcext:value-type="float">
            <text:p>9.089224</text:p>
          </table:table-cell>
          <table:table-cell office:value-type="float" office:value="6.235045075" calcext:value-type="float">
            <text:p>6.23504507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.888052" calcext:value-type="float">
            <text:p>7.888052</text:p>
          </table:table-cell>
          <table:table-cell office:value-type="float" office:value="6.2048575875" calcext:value-type="float">
            <text:p>6.204857587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567552" calcext:value-type="float">
            <text:p>6.567552</text:p>
          </table:table-cell>
          <table:table-cell office:value-type="float" office:value="6.190581375" calcext:value-type="float">
            <text:p>6.19058137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.333043" calcext:value-type="float">
            <text:p>5.333043</text:p>
          </table:table-cell>
          <table:table-cell office:value-type="float" office:value="6.19373695" calcext:value-type="float">
            <text:p>6.1937369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.2805" calcext:value-type="float">
            <text:p>4.2805</text:p>
          </table:table-cell>
          <table:table-cell office:value-type="float" office:value="6.21310325" calcext:value-type="float">
            <text:p>6.2131032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.466275" calcext:value-type="float">
            <text:p>3.466275</text:p>
          </table:table-cell>
          <table:table-cell office:value-type="float" office:value="6.2460782875" calcext:value-type="float">
            <text:p>6.246078287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.091182" calcext:value-type="float">
            <text:p>3.091182</text:p>
          </table:table-cell>
          <table:table-cell office:value-type="float" office:value="6.289430925" calcext:value-type="float">
            <text:p>6.28943092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.466446" calcext:value-type="float">
            <text:p>3.466446</text:p>
          </table:table-cell>
          <table:table-cell office:value-type="float" office:value="6.337766975" calcext:value-type="float">
            <text:p>6.33776697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.510217" calcext:value-type="float">
            <text:p>4.510217</text:p>
          </table:table-cell>
          <table:table-cell office:value-type="float" office:value="6.382126525" calcext:value-type="float">
            <text:p>6.38212652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.820249" calcext:value-type="float">
            <text:p>5.820249</text:p>
          </table:table-cell>
          <table:table-cell office:value-type="float" office:value="6.4145288875" calcext:value-type="float">
            <text:p>6.414528887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.05224" calcext:value-type="float">
            <text:p>7.05224</text:p>
          </table:table-cell>
          <table:table-cell office:value-type="float" office:value="6.43156015" calcext:value-type="float">
            <text:p>6.4315601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.970956" calcext:value-type="float">
            <text:p>7.970956</text:p>
          </table:table-cell>
          <table:table-cell office:value-type="float" office:value="6.43353045" calcext:value-type="float">
            <text:p>6.4335304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.43278" calcext:value-type="float">
            <text:p>8.43278</text:p>
          </table:table-cell>
          <table:table-cell office:value-type="float" office:value="6.423351675" calcext:value-type="float">
            <text:p>6.42335167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.383713" calcext:value-type="float">
            <text:p>8.383713</text:p>
          </table:table-cell>
          <table:table-cell office:value-type="float" office:value="6.405776125" calcext:value-type="float">
            <text:p>6.40577612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.858752" calcext:value-type="float">
            <text:p>7.858752</text:p>
          </table:table-cell>
          <table:table-cell office:value-type="float" office:value="6.3865555" calcext:value-type="float">
            <text:p>6.386555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969216" calcext:value-type="float">
            <text:p>6.969216</text:p>
          </table:table-cell>
          <table:table-cell office:value-type="float" office:value="6.37142985" calcext:value-type="float">
            <text:p>6.3714298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.869022" calcext:value-type="float">
            <text:p>5.869022</text:p>
          </table:table-cell>
          <table:table-cell office:value-type="float" office:value="6.3652137875" calcext:value-type="float">
            <text:p>6.365213787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697486" calcext:value-type="float">
            <text:p>4.697486</text:p>
          </table:table-cell>
          <table:table-cell office:value-type="float" office:value="6.3713480375" calcext:value-type="float">
            <text:p>6.371348037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.515672" calcext:value-type="float">
            <text:p>3.515672</text:p>
          </table:table-cell>
          <table:table-cell office:value-type="float" office:value="6.3920767625" calcext:value-type="float">
            <text:p>6.392076762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288043" calcext:value-type="float">
            <text:p>2.288043</text:p>
          </table:table-cell>
          <table:table-cell office:value-type="float" office:value="6.42905995" calcext:value-type="float">
            <text:p>6.42905995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035712" calcext:value-type="float">
            <text:p>1.035712</text:p>
          </table:table-cell>
          <table:table-cell office:value-type="float" office:value="6.483890625" calcext:value-type="float">
            <text:p>6.48389062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30051" calcext:value-type="float">
            <text:p>1.30051</text:p>
          </table:table-cell>
          <table:table-cell office:value-type="float" office:value="6.5568562" calcext:value-type="float">
            <text:p>6.5568562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.144746" calcext:value-type="float">
            <text:p>3.144746</text:p>
          </table:table-cell>
          <table:table-cell office:value-type="float" office:value="6.6279789625" calcext:value-type="float">
            <text:p>6.627978962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.258952" calcext:value-type="float">
            <text:p>5.258952</text:p>
          </table:table-cell>
          <table:table-cell office:value-type="float" office:value="6.676093375" calcext:value-type="float">
            <text:p>6.67609337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.348657" calcext:value-type="float">
            <text:p>7.348657</text:p>
          </table:table-cell>
          <table:table-cell office:value-type="float" office:value="6.69674055" calcext:value-type="float">
            <text:p>6.6967405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.147734" calcext:value-type="float">
            <text:p>9.147734</text:p>
          </table:table-cell>
          <table:table-cell office:value-type="float" office:value="6.689971325" calcext:value-type="float">
            <text:p>6.68997132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.389071" calcext:value-type="float">
            <text:p>10.389071</text:p>
          </table:table-cell>
          <table:table-cell office:value-type="float" office:value="6.659947825" calcext:value-type="float">
            <text:p>6.659947825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.847724" calcext:value-type="float">
            <text:p>10.847724</text:p>
          </table:table-cell>
          <table:table-cell office:value-type="float" office:value="6.6144293875" calcext:value-type="float">
            <text:p>6.6144293875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0.39536" calcext:value-type="float">
            <text:p>10.39536</text:p>
          </table:table-cell>
          <table:table-cell office:value-type="float" office:value="6.563647275" calcext:value-type="float">
            <text:p>6.56364727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.046505" calcext:value-type="float">
            <text:p>9.046505</text:p>
          </table:table-cell>
          <table:table-cell office:value-type="float" office:value="6.5188559875" calcext:value-type="float">
            <text:p>6.518855987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979838" calcext:value-type="float">
            <text:p>6.979838</text:p>
          </table:table-cell>
          <table:table-cell office:value-type="float" office:value="6.4907500375" calcext:value-type="float">
            <text:p>6.490750037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.539614" calcext:value-type="float">
            <text:p>4.539614</text:p>
          </table:table-cell>
          <table:table-cell office:value-type="float" office:value="6.4878410875" calcext:value-type="float">
            <text:p>6.487841087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.357862" calcext:value-type="float">
            <text:p>2.357862</text:p>
          </table:table-cell>
          <table:table-cell office:value-type="float" office:value="6.5147565" calcext:value-type="float">
            <text:p>6.514756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11529" calcext:value-type="float">
            <text:p>2.11529</text:p>
          </table:table-cell>
          <table:table-cell office:value-type="float" office:value="6.568737125" calcext:value-type="float">
            <text:p>6.56873712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.513786" calcext:value-type="float">
            <text:p>3.513786</text:p>
          </table:table-cell>
          <table:table-cell office:value-type="float" office:value="6.626295025" calcext:value-type="float">
            <text:p>6.62629502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.731572" calcext:value-type="float">
            <text:p>4.731572</text:p>
          </table:table-cell>
          <table:table-cell office:value-type="float" office:value="6.667540425" calcext:value-type="float">
            <text:p>6.66754042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.462971" calcext:value-type="float">
            <text:p>5.462971</text:p>
          </table:table-cell>
          <table:table-cell office:value-type="float" office:value="6.694915775" calcext:value-type="float">
            <text:p>6.69491577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.783098" calcext:value-type="float">
            <text:p>5.783098</text:p>
          </table:table-cell>
          <table:table-cell office:value-type="float" office:value="6.71420165" calcext:value-type="float">
            <text:p>6.7142016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.878572" calcext:value-type="float">
            <text:p>5.878572</text:p>
          </table:table-cell>
          <table:table-cell office:value-type="float" office:value="6.72995725" calcext:value-type="float">
            <text:p>6.7299572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.94869" calcext:value-type="float">
            <text:p>5.94869</text:p>
          </table:table-cell>
          <table:table-cell office:value-type="float" office:value="6.7444295" calcext:value-type="float">
            <text:p>6.744429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119381" calcext:value-type="float">
            <text:p>6.119381</text:p>
          </table:table-cell>
          <table:table-cell office:value-type="float" office:value="6.7576462375" calcext:value-type="float">
            <text:p>6.757646237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396787" calcext:value-type="float">
            <text:p>6.396787</text:p>
          </table:table-cell>
          <table:table-cell office:value-type="float" office:value="6.7684096375" calcext:value-type="float">
            <text:p>6.768409637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00824" calcext:value-type="float">
            <text:p>6.700824</text:p>
          </table:table-cell>
          <table:table-cell office:value-type="float" office:value="6.775643825" calcext:value-type="float">
            <text:p>6.77564382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943137" calcext:value-type="float">
            <text:p>6.943137</text:p>
          </table:table-cell>
          <table:table-cell office:value-type="float" office:value="6.779183675" calcext:value-type="float">
            <text:p>6.77918367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.081999" calcext:value-type="float">
            <text:p>7.081999</text:p>
          </table:table-cell>
          <table:table-cell office:value-type="float" office:value="6.7796527125" calcext:value-type="float">
            <text:p>6.779652712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.129452" calcext:value-type="float">
            <text:p>7.129452</text:p>
          </table:table-cell>
          <table:table-cell office:value-type="float" office:value="6.7778838125" calcext:value-type="float">
            <text:p>6.777883812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.122166" calcext:value-type="float">
            <text:p>7.122166</text:p>
          </table:table-cell>
          <table:table-cell office:value-type="float" office:value="6.7744813" calcext:value-type="float">
            <text:p>6.7744813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.083369" calcext:value-type="float">
            <text:p>7.083369</text:p>
          </table:table-cell>
          <table:table-cell office:value-type="float" office:value="6.7698431625" calcext:value-type="float">
            <text:p>6.769843162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.006759" calcext:value-type="float">
            <text:p>7.006759</text:p>
          </table:table-cell>
          <table:table-cell office:value-type="float" office:value="6.764581425" calcext:value-type="float">
            <text:p>6.76458142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87412" calcext:value-type="float">
            <text:p>6.87412</text:p>
          </table:table-cell>
          <table:table-cell office:value-type="float" office:value="6.7599124625" calcext:value-type="float">
            <text:p>6.759912462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688431" calcext:value-type="float">
            <text:p>6.688431</text:p>
          </table:table-cell>
          <table:table-cell office:value-type="float" office:value="6.757513525" calcext:value-type="float">
            <text:p>6.75751352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493664" calcext:value-type="float">
            <text:p>6.493664</text:p>
          </table:table-cell>
          <table:table-cell office:value-type="float" office:value="6.7587390875" calcext:value-type="float">
            <text:p>6.758739087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362625" calcext:value-type="float">
            <text:p>6.362625</text:p>
          </table:table-cell>
          <table:table-cell office:value-type="float" office:value="6.76364305" calcext:value-type="float">
            <text:p>6.7636430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353281" calcext:value-type="float">
            <text:p>6.353281</text:p>
          </table:table-cell>
          <table:table-cell office:value-type="float" office:value="6.770498075" calcext:value-type="float">
            <text:p>6.77049807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463667" calcext:value-type="float">
            <text:p>6.463667</text:p>
          </table:table-cell>
          <table:table-cell office:value-type="float" office:value="6.7763130875" calcext:value-type="float">
            <text:p>6.776313087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630083" calcext:value-type="float">
            <text:p>6.630083</text:p>
          </table:table-cell>
          <table:table-cell office:value-type="float" office:value="6.778275975" calcext:value-type="float">
            <text:p>6.77827597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77217" calcext:value-type="float">
            <text:p>6.77217</text:p>
          </table:table-cell>
          <table:table-cell office:value-type="float" office:value="6.77534755" calcext:value-type="float">
            <text:p>6.7753475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840647" calcext:value-type="float">
            <text:p>6.840647</text:p>
          </table:table-cell>
          <table:table-cell office:value-type="float" office:value="6.76901675" calcext:value-type="float">
            <text:p>6.7690167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832307" calcext:value-type="float">
            <text:p>6.832307</text:p>
          </table:table-cell>
          <table:table-cell office:value-type="float" office:value="6.7626494" calcext:value-type="float">
            <text:p>6.7626494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771254" calcext:value-type="float">
            <text:p>6.771254</text:p>
          </table:table-cell>
          <table:table-cell office:value-type="float" office:value="6.7597121875" calcext:value-type="float">
            <text:p>6.759712187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678891" calcext:value-type="float">
            <text:p>6.678891</text:p>
          </table:table-cell>
          <table:table-cell office:value-type="float" office:value="6.762101975" calcext:value-type="float">
            <text:p>6.76210197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560413" calcext:value-type="float">
            <text:p>6.560413</text:p>
          </table:table-cell>
          <table:table-cell office:value-type="float" office:value="6.7696601875" calcext:value-type="float">
            <text:p>6.7696601875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417777" calcext:value-type="float">
            <text:p>6.417777</text:p>
          </table:table-cell>
          <table:table-cell office:value-type="float" office:value="6.78074715" calcext:value-type="float">
            <text:p>6.7807471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272557" calcext:value-type="float">
            <text:p>6.272557</text:p>
          </table:table-cell>
          <table:table-cell office:value-type="float" office:value="6.7931115375" calcext:value-type="float">
            <text:p>6.793111537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174543" calcext:value-type="float">
            <text:p>6.174543</text:p>
          </table:table-cell>
          <table:table-cell office:value-type="float" office:value="6.8045466625" calcext:value-type="float">
            <text:p>6.804546662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184914" calcext:value-type="float">
            <text:p>6.184914</text:p>
          </table:table-cell>
          <table:table-cell office:value-type="float" office:value="6.8132545875" calcext:value-type="float">
            <text:p>6.813254587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34052" calcext:value-type="float">
            <text:p>6.34052</text:p>
          </table:table-cell>
          <table:table-cell office:value-type="float" office:value="6.818024925" calcext:value-type="float">
            <text:p>6.81802492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621741" calcext:value-type="float">
            <text:p>6.621741</text:p>
          </table:table-cell>
          <table:table-cell office:value-type="float" office:value="6.8183134" calcext:value-type="float">
            <text:p>6.8183134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949616" calcext:value-type="float">
            <text:p>6.949616</text:p>
          </table:table-cell>
          <table:table-cell office:value-type="float" office:value="6.81425435" calcext:value-type="float">
            <text:p>6.8142543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.216431" calcext:value-type="float">
            <text:p>7.216431</text:p>
          </table:table-cell>
          <table:table-cell office:value-type="float" office:value="6.806653375" calcext:value-type="float">
            <text:p>6.80665337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.330411" calcext:value-type="float">
            <text:p>7.330411</text:p>
          </table:table-cell>
          <table:table-cell office:value-type="float" office:value="6.79698" calcext:value-type="float">
            <text:p>6.79698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.253117" calcext:value-type="float">
            <text:p>7.253117</text:p>
          </table:table-cell>
          <table:table-cell office:value-type="float" office:value="6.7872481875" calcext:value-type="float">
            <text:p>6.787248187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.016494" calcext:value-type="float">
            <text:p>7.016494</text:p>
          </table:table-cell>
          <table:table-cell office:value-type="float" office:value="6.7796364625" calcext:value-type="float">
            <text:p>6.779636462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712708" calcext:value-type="float">
            <text:p>6.712708</text:p>
          </table:table-cell>
          <table:table-cell office:value-type="float" office:value="6.7758643" calcext:value-type="float">
            <text:p>6.7758643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455354" calcext:value-type="float">
            <text:p>6.455354</text:p>
          </table:table-cell>
          <table:table-cell office:value-type="float" office:value="6.7765601125" calcext:value-type="float">
            <text:p>6.776560112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323948" calcext:value-type="float">
            <text:p>6.323948</text:p>
          </table:table-cell>
          <table:table-cell office:value-type="float" office:value="6.7809839" calcext:value-type="float">
            <text:p>6.7809839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326119" calcext:value-type="float">
            <text:p>6.326119</text:p>
          </table:table-cell>
          <table:table-cell office:value-type="float" office:value="6.7873813875" calcext:value-type="float">
            <text:p>6.787381387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410166" calcext:value-type="float">
            <text:p>6.410166</text:p>
          </table:table-cell>
          <table:table-cell office:value-type="float" office:value="6.793841125" calcext:value-type="float">
            <text:p>6.79384112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513432" calcext:value-type="float">
            <text:p>6.513432</text:p>
          </table:table-cell>
          <table:table-cell office:value-type="float" office:value="6.7990905375" calcext:value-type="float">
            <text:p>6.799090537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601447" calcext:value-type="float">
            <text:p>6.601447</text:p>
          </table:table-cell>
          <table:table-cell office:value-type="float" office:value="6.8027628875" calcext:value-type="float">
            <text:p>6.802762887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674225" calcext:value-type="float">
            <text:p>6.674225</text:p>
          </table:table-cell>
          <table:table-cell office:value-type="float" office:value="6.8051305625" calcext:value-type="float">
            <text:p>6.805130562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745955" calcext:value-type="float">
            <text:p>6.745955</text:p>
          </table:table-cell>
          <table:table-cell office:value-type="float" office:value="6.8065824375" calcext:value-type="float">
            <text:p>6.806582437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819998" calcext:value-type="float">
            <text:p>6.819998</text:p>
          </table:table-cell>
          <table:table-cell office:value-type="float" office:value="6.807183625" calcext:value-type="float">
            <text:p>6.80718362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882347" calcext:value-type="float">
            <text:p>6.882347</text:p>
          </table:table-cell>
          <table:table-cell office:value-type="float" office:value="6.80657565" calcext:value-type="float">
            <text:p>6.8065756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918503" calcext:value-type="float">
            <text:p>6.918503</text:p>
          </table:table-cell>
          <table:table-cell office:value-type="float" office:value="6.8042250375" calcext:value-type="float">
            <text:p>6.804225037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934486" calcext:value-type="float">
            <text:p>6.934486</text:p>
          </table:table-cell>
          <table:table-cell office:value-type="float" office:value="6.7997899375" calcext:value-type="float">
            <text:p>6.799789937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958066" calcext:value-type="float">
            <text:p>6.958066</text:p>
          </table:table-cell>
          <table:table-cell office:value-type="float" office:value="6.793368825" calcext:value-type="float">
            <text:p>6.79336882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.01521" calcext:value-type="float">
            <text:p>7.01521</text:p>
          </table:table-cell>
          <table:table-cell office:value-type="float" office:value="6.78552365" calcext:value-type="float">
            <text:p>6.7855236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102406" calcext:value-type="float">
            <text:p>7.102406</text:p>
          </table:table-cell>
          <table:table-cell office:value-type="float" office:value="6.777065925" calcext:value-type="float">
            <text:p>6.77706592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.18275" calcext:value-type="float">
            <text:p>7.18275</text:p>
          </table:table-cell>
          <table:table-cell office:value-type="float" office:value="6.7687050625" calcext:value-type="float">
            <text:p>6.768705062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.209864" calcext:value-type="float">
            <text:p>7.209864</text:p>
          </table:table-cell>
          <table:table-cell office:value-type="float" office:value="6.7607868875" calcext:value-type="float">
            <text:p>6.760786887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.156654" calcext:value-type="float">
            <text:p>7.156654</text:p>
          </table:table-cell>
          <table:table-cell office:value-type="float" office:value="6.7533101625" calcext:value-type="float">
            <text:p>6.753310162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.026736" calcext:value-type="float">
            <text:p>7.026736</text:p>
          </table:table-cell>
          <table:table-cell office:value-type="float" office:value="6.7462467375" calcext:value-type="float">
            <text:p>6.746246737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846063" calcext:value-type="float">
            <text:p>6.846063</text:p>
          </table:table-cell>
          <table:table-cell office:value-type="float" office:value="6.7400617875" calcext:value-type="float">
            <text:p>6.740061787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6487" calcext:value-type="float">
            <text:p>6.6487</text:p>
          </table:table-cell>
          <table:table-cell office:value-type="float" office:value="6.7361120125" calcext:value-type="float">
            <text:p>6.736112012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471931" calcext:value-type="float">
            <text:p>6.471931</text:p>
          </table:table-cell>
          <table:table-cell office:value-type="float" office:value="6.73634425" calcext:value-type="float">
            <text:p>6.7363442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359762" calcext:value-type="float">
            <text:p>6.359762</text:p>
          </table:table-cell>
          <table:table-cell office:value-type="float" office:value="6.74205855" calcext:value-type="float">
            <text:p>6.7420585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355784" calcext:value-type="float">
            <text:p>6.355784</text:p>
          </table:table-cell>
          <table:table-cell office:value-type="float" office:value="6.7525253375" calcext:value-type="float">
            <text:p>6.752525337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474327" calcext:value-type="float">
            <text:p>6.474327</text:p>
          </table:table-cell>
          <table:table-cell office:value-type="float" office:value="6.7646117375" calcext:value-type="float">
            <text:p>6.764611737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674497" calcext:value-type="float">
            <text:p>6.674497</text:p>
          </table:table-cell>
          <table:table-cell office:value-type="float" office:value="6.7738347625" calcext:value-type="float">
            <text:p>6.773834762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872958" calcext:value-type="float">
            <text:p>6.872958</text:p>
          </table:table-cell>
          <table:table-cell office:value-type="float" office:value="6.7763639875" calcext:value-type="float">
            <text:p>6.776363987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990331" calcext:value-type="float">
            <text:p>6.990331</text:p>
          </table:table-cell>
          <table:table-cell office:value-type="float" office:value="6.7709695" calcext:value-type="float">
            <text:p>6.770969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993899" calcext:value-type="float">
            <text:p>6.993899</text:p>
          </table:table-cell>
          <table:table-cell office:value-type="float" office:value="6.7598620875" calcext:value-type="float">
            <text:p>6.7598620875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910726" calcext:value-type="float">
            <text:p>6.910726</text:p>
          </table:table-cell>
          <table:table-cell office:value-type="float" office:value="6.747609025" calcext:value-type="float">
            <text:p>6.74760902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807119" calcext:value-type="float">
            <text:p>6.807119</text:p>
          </table:table-cell>
          <table:table-cell office:value-type="float" office:value="6.7383158375" calcext:value-type="float">
            <text:p>6.738315837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745854" calcext:value-type="float">
            <text:p>6.745854</text:p>
          </table:table-cell>
          <table:table-cell office:value-type="float" office:value="6.73310795" calcext:value-type="float">
            <text:p>6.7331079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747596" calcext:value-type="float">
            <text:p>6.747596</text:p>
          </table:table-cell>
          <table:table-cell office:value-type="float" office:value="6.729716225" calcext:value-type="float">
            <text:p>6.72971622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785155" calcext:value-type="float">
            <text:p>6.785155</text:p>
          </table:table-cell>
          <table:table-cell office:value-type="float" office:value="6.7238146875" calcext:value-type="float">
            <text:p>6.723814687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812057" calcext:value-type="float">
            <text:p>6.812057</text:p>
          </table:table-cell>
          <table:table-cell office:value-type="float" office:value="6.710939" calcext:value-type="float">
            <text:p>6.710939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798029" calcext:value-type="float">
            <text:p>6.798029</text:p>
          </table:table-cell>
          <table:table-cell office:value-type="float" office:value="6.688436625" calcext:value-type="float">
            <text:p>6.68843662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747122" calcext:value-type="float">
            <text:p>6.747122</text:p>
          </table:table-cell>
          <table:table-cell office:value-type="float" office:value="6.657786275" calcext:value-type="float">
            <text:p>6.65778627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92847" calcext:value-type="float">
            <text:p>6.692847</text:p>
          </table:table-cell>
          <table:table-cell office:value-type="float" office:value="6.6266728625" calcext:value-type="float">
            <text:p>6.626672862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676312" calcext:value-type="float">
            <text:p>6.676312</text:p>
          </table:table-cell>
          <table:table-cell office:value-type="float" office:value="6.6054242" calcext:value-type="float">
            <text:p>6.6054242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719922" calcext:value-type="float">
            <text:p>6.719922</text:p>
          </table:table-cell>
          <table:table-cell office:value-type="float" office:value="6.599303525" calcext:value-type="float">
            <text:p>6.59930352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813418" calcext:value-type="float">
            <text:p>6.813418</text:p>
          </table:table-cell>
          <table:table-cell office:value-type="float" office:value="6.6071620125" calcext:value-type="float">
            <text:p>6.607162012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9216" calcext:value-type="float">
            <text:p>6.9216</text:p>
          </table:table-cell>
          <table:table-cell office:value-type="float" office:value="6.6239879625" calcext:value-type="float">
            <text:p>6.6239879625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.005841" calcext:value-type="float">
            <text:p>7.005841</text:p>
          </table:table-cell>
          <table:table-cell office:value-type="float" office:value="6.6434512625" calcext:value-type="float">
            <text:p>6.643451262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.043546" calcext:value-type="float">
            <text:p>7.043546</text:p>
          </table:table-cell>
          <table:table-cell office:value-type="float" office:value="6.65990395" calcext:value-type="float">
            <text:p>6.6599039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.036352" calcext:value-type="float">
            <text:p>7.036352</text:p>
          </table:table-cell>
          <table:table-cell office:value-type="float" office:value="6.6697331875" calcext:value-type="float">
            <text:p>6.669733187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006029" calcext:value-type="float">
            <text:p>7.006029</text:p>
          </table:table-cell>
          <table:table-cell office:value-type="float" office:value="6.6717855625" calcext:value-type="float">
            <text:p>6.671785562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980453" calcext:value-type="float">
            <text:p>6.980453</text:p>
          </table:table-cell>
          <table:table-cell office:value-type="float" office:value="6.6665973125" calcext:value-type="float">
            <text:p>6.666597312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975522" calcext:value-type="float">
            <text:p>6.975522</text:p>
          </table:table-cell>
          <table:table-cell office:value-type="float" office:value="6.6548376625" calcext:value-type="float">
            <text:p>6.654837662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984012" calcext:value-type="float">
            <text:p>6.984012</text:p>
          </table:table-cell>
          <table:table-cell office:value-type="float" office:value="6.636409225" calcext:value-type="float">
            <text:p>6.63640922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98066" calcext:value-type="float">
            <text:p>6.98066</text:p>
          </table:table-cell>
          <table:table-cell office:value-type="float" office:value="6.611470675" calcext:value-type="float">
            <text:p>6.611470675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940487" calcext:value-type="float">
            <text:p>6.940487</text:p>
          </table:table-cell>
          <table:table-cell office:value-type="float" office:value="6.5828833375" calcext:value-type="float">
            <text:p>6.582883337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857251" calcext:value-type="float">
            <text:p>6.857251</text:p>
          </table:table-cell>
          <table:table-cell office:value-type="float" office:value="6.5571471125" calcext:value-type="float">
            <text:p>6.557147112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751115" calcext:value-type="float">
            <text:p>6.751115</text:p>
          </table:table-cell>
          <table:table-cell office:value-type="float" office:value="6.54079225" calcext:value-type="float">
            <text:p>6.5407922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66243" calcext:value-type="float">
            <text:p>6.66243</text:p>
          </table:table-cell>
          <table:table-cell office:value-type="float" office:value="6.5360376875" calcext:value-type="float">
            <text:p>6.536037687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633242" calcext:value-type="float">
            <text:p>6.633242</text:p>
          </table:table-cell>
          <table:table-cell office:value-type="float" office:value="6.540287625" calcext:value-type="float">
            <text:p>6.54028762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682205" calcext:value-type="float">
            <text:p>6.682205</text:p>
          </table:table-cell>
          <table:table-cell office:value-type="float" office:value="6.548054375" calcext:value-type="float">
            <text:p>6.54805437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86476" calcext:value-type="float">
            <text:p>6.786476</text:p>
          </table:table-cell>
          <table:table-cell office:value-type="float" office:value="6.5535278125" calcext:value-type="float">
            <text:p>6.553527812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885981" calcext:value-type="float">
            <text:p>6.885981</text:p>
          </table:table-cell>
          <table:table-cell office:value-type="float" office:value="6.5529535" calcext:value-type="float">
            <text:p>6.552953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911027" calcext:value-type="float">
            <text:p>6.911027</text:p>
          </table:table-cell>
          <table:table-cell office:value-type="float" office:value="6.54598205" calcext:value-type="float">
            <text:p>6.5459820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818482" calcext:value-type="float">
            <text:p>6.818482</text:p>
          </table:table-cell>
          <table:table-cell office:value-type="float" office:value="6.535469" calcext:value-type="float">
            <text:p>6.535469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620698" calcext:value-type="float">
            <text:p>6.620698</text:p>
          </table:table-cell>
          <table:table-cell office:value-type="float" office:value="6.526308575" calcext:value-type="float">
            <text:p>6.52630857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395809" calcext:value-type="float">
            <text:p>6.395809</text:p>
          </table:table-cell>
          <table:table-cell office:value-type="float" office:value="6.5242678375" calcext:value-type="float">
            <text:p>6.524267837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265706" calcext:value-type="float">
            <text:p>6.265706</text:p>
          </table:table-cell>
          <table:table-cell office:value-type="float" office:value="6.534313875" calcext:value-type="float">
            <text:p>6.53431387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331259" calcext:value-type="float">
            <text:p>6.331259</text:p>
          </table:table-cell>
          <table:table-cell office:value-type="float" office:value="6.557822125" calcext:value-type="float">
            <text:p>6.557822125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59733" calcext:value-type="float">
            <text:p>6.59733</text:p>
          </table:table-cell>
          <table:table-cell office:value-type="float" office:value="6.590413975" calcext:value-type="float">
            <text:p>6.59041397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962437" calcext:value-type="float">
            <text:p>6.962437</text:p>
          </table:table-cell>
          <table:table-cell office:value-type="float" office:value="6.62211405" calcext:value-type="float">
            <text:p>6.6221140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.283548" calcext:value-type="float">
            <text:p>7.283548</text:p>
          </table:table-cell>
          <table:table-cell office:value-type="float" office:value="6.6389057" calcext:value-type="float">
            <text:p>6.6389057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.44737" calcext:value-type="float">
            <text:p>7.44737</text:p>
          </table:table-cell>
          <table:table-cell office:value-type="float" office:value="6.622597525" calcext:value-type="float">
            <text:p>6.622597525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.406928" calcext:value-type="float">
            <text:p>7.406928</text:p>
          </table:table-cell>
          <table:table-cell office:value-type="float" office:value="6.604241575" calcext:value-type="float">
            <text:p>6.60424157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.187367" calcext:value-type="float">
            <text:p>7.187367</text:p>
          </table:table-cell>
          <table:table-cell office:value-type="float" office:value="6.58639115" calcext:value-type="float">
            <text:p>6.5863911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871177" calcext:value-type="float">
            <text:p>6.871177</text:p>
          </table:table-cell>
          <table:table-cell office:value-type="float" office:value="6.5712852375" calcext:value-type="float">
            <text:p>6.571285237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566541" calcext:value-type="float">
            <text:p>6.566541</text:p>
          </table:table-cell>
          <table:table-cell office:value-type="float" office:value="6.5601317" calcext:value-type="float">
            <text:p>6.5601317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363598" calcext:value-type="float">
            <text:p>6.363598</text:p>
          </table:table-cell>
          <table:table-cell office:value-type="float" office:value="6.5527861125" calcext:value-type="float">
            <text:p>6.552786112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297017" calcext:value-type="float">
            <text:p>6.297017</text:p>
          </table:table-cell>
          <table:table-cell office:value-type="float" office:value="6.5472015625" calcext:value-type="float">
            <text:p>6.547201562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341538" calcext:value-type="float">
            <text:p>6.341538</text:p>
          </table:table-cell>
          <table:table-cell office:value-type="float" office:value="6.594060475" calcext:value-type="float">
            <text:p>6.59406047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442561" calcext:value-type="float">
            <text:p>6.442561</text:p>
          </table:table-cell>
          <table:table-cell office:value-type="float" office:value="6.984123175" calcext:value-type="float">
            <text:p>6.98412317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551866" calcext:value-type="float">
            <text:p>6.551866</text:p>
          </table:table-cell>
          <table:table-cell office:value-type="float" office:value="6.96835695" calcext:value-type="float">
            <text:p>6.96835695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644179" calcext:value-type="float">
            <text:p>6.644179</text:p>
          </table:table-cell>
          <table:table-cell office:value-type="float" office:value="6.974850425" calcext:value-type="float">
            <text:p>6.97485042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714721" calcext:value-type="float">
            <text:p>6.714721</text:p>
          </table:table-cell>
          <table:table-cell office:value-type="float" office:value="6.9749429875" calcext:value-type="float">
            <text:p>6.974942987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768373" calcext:value-type="float">
            <text:p>6.768373</text:p>
          </table:table-cell>
          <table:table-cell office:value-type="float" office:value="6.961912625" calcext:value-type="float">
            <text:p>6.961912625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809257" calcext:value-type="float">
            <text:p>6.809257</text:p>
          </table:table-cell>
          <table:table-cell office:value-type="float" office:value="6.9366888875" calcext:value-type="float">
            <text:p>6.936688887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835747" calcext:value-type="float">
            <text:p>6.835747</text:p>
          </table:table-cell>
          <table:table-cell office:value-type="float" office:value="6.9063543375" calcext:value-type="float">
            <text:p>6.906354337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842898" calcext:value-type="float">
            <text:p>6.842898</text:p>
          </table:table-cell>
          <table:table-cell office:value-type="float" office:value="6.880279725" calcext:value-type="float">
            <text:p>6.88027972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830119" calcext:value-type="float">
            <text:p>6.830119</text:p>
          </table:table-cell>
          <table:table-cell office:value-type="float" office:value="6.864352025" calcext:value-type="float">
            <text:p>6.86435202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80722" calcext:value-type="float">
            <text:p>6.80722</text:p>
          </table:table-cell>
          <table:table-cell office:value-type="float" office:value="6.85966825" calcext:value-type="float">
            <text:p>6.85966825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790861" calcext:value-type="float">
            <text:p>6.790861</text:p>
          </table:table-cell>
          <table:table-cell office:value-type="float" office:value="6.86391415" calcext:value-type="float">
            <text:p>6.8639141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790375" calcext:value-type="float">
            <text:p>6.790375</text:p>
          </table:table-cell>
          <table:table-cell office:value-type="float" office:value="6.8727746125" calcext:value-type="float">
            <text:p>6.872774612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79405" calcext:value-type="float">
            <text:p>6.79405</text:p>
          </table:table-cell>
          <table:table-cell office:value-type="float" office:value="6.88145365" calcext:value-type="float">
            <text:p>6.88145365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77136" calcext:value-type="float">
            <text:p>6.77136</text:p>
          </table:table-cell>
          <table:table-cell office:value-type="float" office:value="6.88646585" calcext:value-type="float">
            <text:p>6.8864658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694298" calcext:value-type="float">
            <text:p>6.694298</text:p>
          </table:table-cell>
          <table:table-cell office:value-type="float" office:value="6.8872030125" calcext:value-type="float">
            <text:p>6.887203012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563695" calcext:value-type="float">
            <text:p>6.563695</text:p>
          </table:table-cell>
          <table:table-cell office:value-type="float" office:value="6.8862633625" calcext:value-type="float">
            <text:p>6.886263362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420797" calcext:value-type="float">
            <text:p>6.420797</text:p>
          </table:table-cell>
          <table:table-cell office:value-type="float" office:value="6.887704025" calcext:value-type="float">
            <text:p>6.88770402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330452" calcext:value-type="float">
            <text:p>6.330452</text:p>
          </table:table-cell>
          <table:table-cell office:value-type="float" office:value="6.8940903125" calcext:value-type="float">
            <text:p>6.8940903125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338592" calcext:value-type="float">
            <text:p>6.338592</text:p>
          </table:table-cell>
          <table:table-cell office:value-type="float" office:value="6.9047274125" calcext:value-type="float">
            <text:p>6.9047274125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433537" calcext:value-type="float">
            <text:p>6.433537</text:p>
          </table:table-cell>
          <table:table-cell office:value-type="float" office:value="6.91610445" calcext:value-type="float">
            <text:p>6.9161044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549296" calcext:value-type="float">
            <text:p>6.549296</text:p>
          </table:table-cell>
          <table:table-cell office:value-type="float" office:value="6.923687325" calcext:value-type="float">
            <text:p>6.92368732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611726" calcext:value-type="float">
            <text:p>6.611726</text:p>
          </table:table-cell>
          <table:table-cell office:value-type="float" office:value="6.9238220375" calcext:value-type="float">
            <text:p>6.9238220375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59158" calcext:value-type="float">
            <text:p>6.59158</text:p>
          </table:table-cell>
          <table:table-cell office:value-type="float" office:value="6.915000125" calcext:value-type="float">
            <text:p>6.915000125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53194" calcext:value-type="float">
            <text:p>6.53194</text:p>
          </table:table-cell>
          <table:table-cell office:value-type="float" office:value="6.8983598375" calcext:value-type="float">
            <text:p>6.8983598375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530081" calcext:value-type="float">
            <text:p>6.530081</text:p>
          </table:table-cell>
          <table:table-cell office:value-type="float" office:value="6.8774018375" calcext:value-type="float">
            <text:p>6.8774018375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667279" calcext:value-type="float">
            <text:p>6.667279</text:p>
          </table:table-cell>
          <table:table-cell office:value-type="float" office:value="6.856462075" calcext:value-type="float">
            <text:p>6.85646207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929075" calcext:value-type="float">
            <text:p>6.929075</text:p>
          </table:table-cell>
          <table:table-cell office:value-type="float" office:value="6.8383742" calcext:value-type="float">
            <text:p>6.8383742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197105" calcext:value-type="float">
            <text:p>7.197105</text:p>
          </table:table-cell>
          <table:table-cell office:value-type="float" office:value="6.823824875" calcext:value-type="float">
            <text:p>6.82382487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.322696" calcext:value-type="float">
            <text:p>7.322696</text:p>
          </table:table-cell>
          <table:table-cell office:value-type="float" office:value="6.8128562125" calcext:value-type="float">
            <text:p>6.8128562125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212169" calcext:value-type="float">
            <text:p>7.212169</text:p>
          </table:table-cell>
          <table:table-cell office:value-type="float" office:value="6.806255125" calcext:value-type="float">
            <text:p>6.806255125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876835" calcext:value-type="float">
            <text:p>6.876835</text:p>
          </table:table-cell>
          <table:table-cell office:value-type="float" office:value="6.8055743875" calcext:value-type="float">
            <text:p>6.805574387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441399" calcext:value-type="float">
            <text:p>6.441399</text:p>
          </table:table-cell>
          <table:table-cell office:value-type="float" office:value="6.8119724875" calcext:value-type="float">
            <text:p>6.811972487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101738" calcext:value-type="float">
            <text:p>6.101738</text:p>
          </table:table-cell>
          <table:table-cell office:value-type="float" office:value="6.8246461625" calcext:value-type="float">
            <text:p>6.8246461625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013654" calcext:value-type="float">
            <text:p>6.013654</text:p>
          </table:table-cell>
          <table:table-cell office:value-type="float" office:value="6.83995825" calcext:value-type="float">
            <text:p>6.8399582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167271" calcext:value-type="float">
            <text:p>6.167271</text:p>
          </table:table-cell>
          <table:table-cell office:value-type="float" office:value="6.8524537625" calcext:value-type="float">
            <text:p>6.852453762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390488" calcext:value-type="float">
            <text:p>6.390488</text:p>
          </table:table-cell>
          <table:table-cell office:value-type="float" office:value="6.8578704875" calcext:value-type="float">
            <text:p>6.857870487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474516" calcext:value-type="float">
            <text:p>6.474516</text:p>
          </table:table-cell>
          <table:table-cell office:value-type="float" office:value="6.855989275" calcext:value-type="float">
            <text:p>6.85598927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275473" calcext:value-type="float">
            <text:p>6.275473</text:p>
          </table:table-cell>
          <table:table-cell office:value-type="float" office:value="6.850942975" calcext:value-type="float">
            <text:p>6.850942975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.7551" calcext:value-type="float">
            <text:p>5.7551</text:p>
          </table:table-cell>
          <table:table-cell office:value-type="float" office:value="6.848946175" calcext:value-type="float">
            <text:p>6.848946175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.011867" calcext:value-type="float">
            <text:p>5.011867</text:p>
          </table:table-cell>
          <table:table-cell office:value-type="float" office:value="6.8553758875" calcext:value-type="float">
            <text:p>6.855375887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.346001" calcext:value-type="float">
            <text:p>4.346001</text:p>
          </table:table-cell>
          <table:table-cell office:value-type="float" office:value="6.8727669625" calcext:value-type="float">
            <text:p>6.872766962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.258049" calcext:value-type="float">
            <text:p>4.258049</text:p>
          </table:table-cell>
          <table:table-cell office:value-type="float" office:value="6.8991895375" calcext:value-type="float">
            <text:p>6.899189537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.992954" calcext:value-type="float">
            <text:p>4.992954</text:p>
          </table:table-cell>
          <table:table-cell office:value-type="float" office:value="6.9268115" calcext:value-type="float">
            <text:p>6.926811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186658" calcext:value-type="float">
            <text:p>6.186658</text:p>
          </table:table-cell>
          <table:table-cell office:value-type="float" office:value="6.9455073875" calcext:value-type="float">
            <text:p>6.9455073875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.348601" calcext:value-type="float">
            <text:p>7.348601</text:p>
          </table:table-cell>
          <table:table-cell office:value-type="float" office:value="6.9500257625" calcext:value-type="float">
            <text:p>6.950025762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.159494" calcext:value-type="float">
            <text:p>8.159494</text:p>
          </table:table-cell>
          <table:table-cell office:value-type="float" office:value="6.940783925" calcext:value-type="float">
            <text:p>6.94078392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.478664" calcext:value-type="float">
            <text:p>8.478664</text:p>
          </table:table-cell>
          <table:table-cell office:value-type="float" office:value="6.921384" calcext:value-type="float">
            <text:p>6.921384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.322056" calcext:value-type="float">
            <text:p>8.322056</text:p>
          </table:table-cell>
          <table:table-cell office:value-type="float" office:value="6.8967952375" calcext:value-type="float">
            <text:p>6.896795237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.829885" calcext:value-type="float">
            <text:p>7.829885</text:p>
          </table:table-cell>
          <table:table-cell office:value-type="float" office:value="6.8722849875" calcext:value-type="float">
            <text:p>6.8722849875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.200542" calcext:value-type="float">
            <text:p>7.200542</text:p>
          </table:table-cell>
          <table:table-cell office:value-type="float" office:value="6.8526420875" calcext:value-type="float">
            <text:p>6.852642087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590969" calcext:value-type="float">
            <text:p>6.590969</text:p>
          </table:table-cell>
          <table:table-cell office:value-type="float" office:value="6.8414623125" calcext:value-type="float">
            <text:p>6.841462312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039681" calcext:value-type="float">
            <text:p>6.039681</text:p>
          </table:table-cell>
          <table:table-cell office:value-type="float" office:value="6.840662025" calcext:value-type="float">
            <text:p>6.84066202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.501247" calcext:value-type="float">
            <text:p>5.501247</text:p>
          </table:table-cell>
          <table:table-cell office:value-type="float" office:value="6.8506247375" calcext:value-type="float">
            <text:p>6.850624737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.988928" calcext:value-type="float">
            <text:p>4.988928</text:p>
          </table:table-cell>
          <table:table-cell office:value-type="float" office:value="6.8706034125" calcext:value-type="float">
            <text:p>6.870603412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.693673" calcext:value-type="float">
            <text:p>4.693673</text:p>
          </table:table-cell>
          <table:table-cell office:value-type="float" office:value="6.8982790375" calcext:value-type="float">
            <text:p>6.898279037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.881589" calcext:value-type="float">
            <text:p>4.881589</text:p>
          </table:table-cell>
          <table:table-cell office:value-type="float" office:value="6.9283891375" calcext:value-type="float">
            <text:p>6.928389137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.548862" calcext:value-type="float">
            <text:p>5.548862</text:p>
          </table:table-cell>
          <table:table-cell office:value-type="float" office:value="6.9527693125" calcext:value-type="float">
            <text:p>6.9527693125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37075" calcext:value-type="float">
            <text:p>6.37075</text:p>
          </table:table-cell>
          <table:table-cell office:value-type="float" office:value="6.96451955" calcext:value-type="float">
            <text:p>6.9645195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.002425" calcext:value-type="float">
            <text:p>7.002425</text:p>
          </table:table-cell>
          <table:table-cell office:value-type="float" office:value="6.9623415375" calcext:value-type="float">
            <text:p>6.9623415375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.254582" calcext:value-type="float">
            <text:p>7.254582</text:p>
          </table:table-cell>
          <table:table-cell office:value-type="float" office:value="6.95045265" calcext:value-type="float">
            <text:p>6.9504526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.12008" calcext:value-type="float">
            <text:p>7.12008</text:p>
          </table:table-cell>
          <table:table-cell office:value-type="float" office:value="6.9357618625" calcext:value-type="float">
            <text:p>6.935761862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40531" calcext:value-type="float">
            <text:p>6.740531</text:p>
          </table:table-cell>
          <table:table-cell office:value-type="float" office:value="6.9246974" calcext:value-type="float">
            <text:p>6.9246974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328265" calcext:value-type="float">
            <text:p>6.328265</text:p>
          </table:table-cell>
          <table:table-cell office:value-type="float" office:value="6.9209225875" calcext:value-type="float">
            <text:p>6.9209225875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069983" calcext:value-type="float">
            <text:p>6.069983</text:p>
          </table:table-cell>
          <table:table-cell office:value-type="float" office:value="6.9245490125" calcext:value-type="float">
            <text:p>6.924549012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085648" calcext:value-type="float">
            <text:p>6.085648</text:p>
          </table:table-cell>
          <table:table-cell office:value-type="float" office:value="6.932890075" calcext:value-type="float">
            <text:p>6.93289007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457439" calcext:value-type="float">
            <text:p>6.457439</text:p>
          </table:table-cell>
          <table:table-cell office:value-type="float" office:value="6.9418632875" calcext:value-type="float">
            <text:p>6.941863287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199492" calcext:value-type="float">
            <text:p>7.199492</text:p>
          </table:table-cell>
          <table:table-cell office:value-type="float" office:value="6.9469023125" calcext:value-type="float">
            <text:p>6.946902312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.146366" calcext:value-type="float">
            <text:p>8.146366</text:p>
          </table:table-cell>
          <table:table-cell office:value-type="float" office:value="6.9438095625" calcext:value-type="float">
            <text:p>6.943809562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.938607" calcext:value-type="float">
            <text:p>8.938607</text:p>
          </table:table-cell>
          <table:table-cell office:value-type="float" office:value="6.930494025" calcext:value-type="float">
            <text:p>6.93049402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9.133336" calcext:value-type="float">
            <text:p>9.133336</text:p>
          </table:table-cell>
          <table:table-cell office:value-type="float" office:value="6.908763525" calcext:value-type="float">
            <text:p>6.90876352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.305769" calcext:value-type="float">
            <text:p>8.305769</text:p>
          </table:table-cell>
          <table:table-cell office:value-type="float" office:value="6.885121825" calcext:value-type="float">
            <text:p>6.88512182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.978894" calcext:value-type="float">
            <text:p>5.978894</text:p>
          </table:table-cell>
          <table:table-cell office:value-type="float" office:value="6.87082335" calcext:value-type="float">
            <text:p>6.87082335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.978894" calcext:value-type="float">
            <text:p>5.978894</text:p>
          </table:table-cell>
          <table:table-cell office:value-type="float" office:value="6.8830870375" calcext:value-type="float">
            <text:p>6.883087037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.978894" calcext:value-type="float">
            <text:p>5.978894</text:p>
          </table:table-cell>
          <table:table-cell office:value-type="float" office:value="6.8918429" calcext:value-type="float">
            <text:p>6.8918429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.978894" calcext:value-type="float">
            <text:p>5.978894</text:p>
          </table:table-cell>
          <table:table-cell office:value-type="float" office:value="6.896998725" calcext:value-type="float">
            <text:p>6.896998725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.978894" calcext:value-type="float">
            <text:p>5.978894</text:p>
          </table:table-cell>
          <table:table-cell office:value-type="float" office:value="6.899467025" calcext:value-type="float">
            <text:p>6.899467025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.978894" calcext:value-type="float">
            <text:p>5.978894</text:p>
          </table:table-cell>
          <table:table-cell office:value-type="float" office:value="6.9009475" calcext:value-type="float">
            <text:p>6.900947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.916834" calcext:value-type="float">
            <text:p>5.916834</text:p>
          </table:table-cell>
          <table:table-cell office:value-type="float" office:value="6.903323425" calcext:value-type="float">
            <text:p>6.903323425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0.04573" calcext:value-type="float">
            <text:p>10.04573</text:p>
          </table:table-cell>
          <table:table-cell office:value-type="float" office:value="6.9086969625" calcext:value-type="float">
            <text:p>6.908696962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7.546554" calcext:value-type="float">
            <text:p>37.546554</text:p>
          </table:table-cell>
          <table:table-cell office:value-type="float" office:value="6.8650498125" calcext:value-type="float">
            <text:p>6.8650498125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.181263" calcext:value-type="float">
            <text:p>5.181263</text:p>
          </table:table-cell>
          <table:table-cell office:value-type="float" office:value="6.47979585" calcext:value-type="float">
            <text:p>6.4797958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.071344" calcext:value-type="float">
            <text:p>7.071344</text:p>
          </table:table-cell>
          <table:table-cell office:value-type="float" office:value="6.5005148" calcext:value-type="float">
            <text:p>6.5005148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651584" calcext:value-type="float">
            <text:p>6.651584</text:p>
          </table:table-cell>
          <table:table-cell office:value-type="float" office:value="6.4984359125" calcext:value-type="float">
            <text:p>6.498435912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.672292" calcext:value-type="float">
            <text:p>5.672292</text:p>
          </table:table-cell>
          <table:table-cell office:value-type="float" office:value="6.5022203375" calcext:value-type="float">
            <text:p>6.502220337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.750474" calcext:value-type="float">
            <text:p>4.750474</text:p>
          </table:table-cell>
          <table:table-cell office:value-type="float" office:value="6.51888565" calcext:value-type="float">
            <text:p>6.51888565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.382493" calcext:value-type="float">
            <text:p>4.382493</text:p>
          </table:table-cell>
          <table:table-cell office:value-type="float" office:value="6.54766615" calcext:value-type="float">
            <text:p>6.5476661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749778" calcext:value-type="float">
            <text:p>4.749778</text:p>
          </table:table-cell>
          <table:table-cell office:value-type="float" office:value="6.5812853625" calcext:value-type="float">
            <text:p>6.581285362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.568682" calcext:value-type="float">
            <text:p>5.568682</text:p>
          </table:table-cell>
          <table:table-cell office:value-type="float" office:value="6.6099013375" calcext:value-type="float">
            <text:p>6.609901337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455417" calcext:value-type="float">
            <text:p>6.455417</text:p>
          </table:table-cell>
          <table:table-cell office:value-type="float" office:value="6.62718795" calcext:value-type="float">
            <text:p>6.6271879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146892" calcext:value-type="float">
            <text:p>7.146892</text:p>
          </table:table-cell>
          <table:table-cell office:value-type="float" office:value="6.6319755125" calcext:value-type="float">
            <text:p>6.631975512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499698" calcext:value-type="float">
            <text:p>7.499698</text:p>
          </table:table-cell>
          <table:table-cell office:value-type="float" office:value="6.6270084" calcext:value-type="float">
            <text:p>6.6270084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484698" calcext:value-type="float">
            <text:p>7.484698</text:p>
          </table:table-cell>
          <table:table-cell office:value-type="float" office:value="6.6173519375" calcext:value-type="float">
            <text:p>6.6173519375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195026" calcext:value-type="float">
            <text:p>7.195026</text:p>
          </table:table-cell>
          <table:table-cell office:value-type="float" office:value="6.608472925" calcext:value-type="float">
            <text:p>6.60847292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830333" calcext:value-type="float">
            <text:p>6.830333</text:p>
          </table:table-cell>
          <table:table-cell office:value-type="float" office:value="6.60413385" calcext:value-type="float">
            <text:p>6.60413385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619126" calcext:value-type="float">
            <text:p>6.619126</text:p>
          </table:table-cell>
          <table:table-cell office:value-type="float" office:value="6.604818925" calcext:value-type="float">
            <text:p>6.60481892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678948" calcext:value-type="float">
            <text:p>6.678948</text:p>
          </table:table-cell>
          <table:table-cell office:value-type="float" office:value="6.60763285" calcext:value-type="float">
            <text:p>6.6076328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9317" calcext:value-type="float">
            <text:p>6.9317</text:p>
          </table:table-cell>
          <table:table-cell office:value-type="float" office:value="6.6082827" calcext:value-type="float">
            <text:p>6.6082827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18142" calcext:value-type="float">
            <text:p>7.18142</text:p>
          </table:table-cell>
          <table:table-cell office:value-type="float" office:value="6.604106025" calcext:value-type="float">
            <text:p>6.60410602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248755" calcext:value-type="float">
            <text:p>7.248755</text:p>
          </table:table-cell>
          <table:table-cell office:value-type="float" office:value="6.5957529625" calcext:value-type="float">
            <text:p>6.595752962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040167" calcext:value-type="float">
            <text:p>7.040167</text:p>
          </table:table-cell>
          <table:table-cell office:value-type="float" office:value="6.586647775" calcext:value-type="float">
            <text:p>6.586647775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560073" calcext:value-type="float">
            <text:p>6.560073</text:p>
          </table:table-cell>
          <table:table-cell office:value-type="float" office:value="6.5812800625" calcext:value-type="float">
            <text:p>6.5812800625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.905973" calcext:value-type="float">
            <text:p>5.905973</text:p>
          </table:table-cell>
          <table:table-cell office:value-type="float" office:value="6.5835189625" calcext:value-type="float">
            <text:p>6.5835189625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.260357" calcext:value-type="float">
            <text:p>5.260357</text:p>
          </table:table-cell>
          <table:table-cell office:value-type="float" office:value="6.5954137125" calcext:value-type="float">
            <text:p>6.595413712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8553" calcext:value-type="float">
            <text:p>4.8553</text:p>
          </table:table-cell>
          <table:table-cell office:value-type="float" office:value="6.6163837625" calcext:value-type="float">
            <text:p>6.616383762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8549" calcext:value-type="float">
            <text:p>4.8549</text:p>
          </table:table-cell>
          <table:table-cell office:value-type="float" office:value="6.6428808875" calcext:value-type="float">
            <text:p>6.642880887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.220249" calcext:value-type="float">
            <text:p>5.220249</text:p>
          </table:table-cell>
          <table:table-cell office:value-type="float" office:value="6.66940625" calcext:value-type="float">
            <text:p>6.66940625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.765129" calcext:value-type="float">
            <text:p>5.765129</text:p>
          </table:table-cell>
          <table:table-cell office:value-type="float" office:value="6.6911002375" calcext:value-type="float">
            <text:p>6.6911002375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319612" calcext:value-type="float">
            <text:p>6.319612</text:p>
          </table:table-cell>
          <table:table-cell office:value-type="float" office:value="6.7055855" calcext:value-type="float">
            <text:p>6.7055855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794609" calcext:value-type="float">
            <text:p>6.794609</text:p>
          </table:table-cell>
          <table:table-cell office:value-type="float" office:value="6.7127635" calcext:value-type="float">
            <text:p>6.7127635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15771" calcext:value-type="float">
            <text:p>7.15771</text:p>
          </table:table-cell>
          <table:table-cell office:value-type="float" office:value="6.7138044625" calcext:value-type="float">
            <text:p>6.713804462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388683" calcext:value-type="float">
            <text:p>7.388683</text:p>
          </table:table-cell>
          <table:table-cell office:value-type="float" office:value="6.710408475" calcext:value-type="float">
            <text:p>6.710408475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.455293" calcext:value-type="float">
            <text:p>7.455293</text:p>
          </table:table-cell>
          <table:table-cell office:value-type="float" office:value="6.7045690125" calcext:value-type="float">
            <text:p>6.7045690125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.326705" calcext:value-type="float">
            <text:p>7.326705</text:p>
          </table:table-cell>
          <table:table-cell office:value-type="float" office:value="6.698600775" calcext:value-type="float">
            <text:p>6.69860077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013295" calcext:value-type="float">
            <text:p>7.013295</text:p>
          </table:table-cell>
          <table:table-cell office:value-type="float" office:value="6.69500895" calcext:value-type="float">
            <text:p>6.6950089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600609" calcext:value-type="float">
            <text:p>6.600609</text:p>
          </table:table-cell>
          <table:table-cell office:value-type="float" office:value="6.695911875" calcext:value-type="float">
            <text:p>6.695911875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239991" calcext:value-type="float">
            <text:p>6.239991</text:p>
          </table:table-cell>
          <table:table-cell office:value-type="float" office:value="6.70211105" calcext:value-type="float">
            <text:p>6.70211105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070812" calcext:value-type="float">
            <text:p>6.070812</text:p>
          </table:table-cell>
          <table:table-cell office:value-type="float" office:value="6.7123634125" calcext:value-type="float">
            <text:p>6.7123634125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115729" calcext:value-type="float">
            <text:p>6.115729</text:p>
          </table:table-cell>
          <table:table-cell office:value-type="float" office:value="6.7237143125" calcext:value-type="float">
            <text:p>6.723714312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269477" calcext:value-type="float">
            <text:p>6.269477</text:p>
          </table:table-cell>
          <table:table-cell office:value-type="float" office:value="6.7331780125" calcext:value-type="float">
            <text:p>6.733178012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403153" calcext:value-type="float">
            <text:p>6.403153</text:p>
          </table:table-cell>
          <table:table-cell office:value-type="float" office:value="6.7394708875" calcext:value-type="float">
            <text:p>6.739470887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459807" calcext:value-type="float">
            <text:p>6.459807</text:p>
          </table:table-cell>
          <table:table-cell office:value-type="float" office:value="6.7432341375" calcext:value-type="float">
            <text:p>6.7432341375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467806" calcext:value-type="float">
            <text:p>6.467806</text:p>
          </table:table-cell>
          <table:table-cell office:value-type="float" office:value="6.745887775" calcext:value-type="float">
            <text:p>6.745887775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488625" calcext:value-type="float">
            <text:p>6.488625</text:p>
          </table:table-cell>
          <table:table-cell office:value-type="float" office:value="6.7483425625" calcext:value-type="float">
            <text:p>6.7483425625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548128" calcext:value-type="float">
            <text:p>6.548128</text:p>
          </table:table-cell>
          <table:table-cell office:value-type="float" office:value="6.7505487125" calcext:value-type="float">
            <text:p>6.7505487125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609254" calcext:value-type="float">
            <text:p>6.609254</text:p>
          </table:table-cell>
          <table:table-cell office:value-type="float" office:value="6.75204105" calcext:value-type="float">
            <text:p>6.75204105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6075" calcext:value-type="float">
            <text:p>6.6075</text:p>
          </table:table-cell>
          <table:table-cell office:value-type="float" office:value="6.7528105625" calcext:value-type="float">
            <text:p>6.752810562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511563" calcext:value-type="float">
            <text:p>6.511563</text:p>
          </table:table-cell>
          <table:table-cell office:value-type="float" office:value="6.7536661375" calcext:value-type="float">
            <text:p>6.753666137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361236" calcext:value-type="float">
            <text:p>6.361236</text:p>
          </table:table-cell>
          <table:table-cell office:value-type="float" office:value="6.75584925" calcext:value-type="float">
            <text:p>6.7558492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258453" calcext:value-type="float">
            <text:p>6.258453</text:p>
          </table:table-cell>
          <table:table-cell office:value-type="float" office:value="6.760224775" calcext:value-type="float">
            <text:p>6.760224775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30616" calcext:value-type="float">
            <text:p>6.30616</text:p>
          </table:table-cell>
          <table:table-cell office:value-type="float" office:value="6.766533775" calcext:value-type="float">
            <text:p>6.766533775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526946" calcext:value-type="float">
            <text:p>6.526946</text:p>
          </table:table-cell>
          <table:table-cell office:value-type="float" office:value="6.77325285" calcext:value-type="float">
            <text:p>6.77325285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836698" calcext:value-type="float">
            <text:p>6.836698</text:p>
          </table:table-cell>
          <table:table-cell office:value-type="float" office:value="6.778376725" calcext:value-type="float">
            <text:p>6.778376725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099541" calcext:value-type="float">
            <text:p>7.099541</text:p>
          </table:table-cell>
          <table:table-cell office:value-type="float" office:value="6.7806187" calcext:value-type="float">
            <text:p>6.7806187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202978" calcext:value-type="float">
            <text:p>7.202978</text:p>
          </table:table-cell>
          <table:table-cell office:value-type="float" office:value="6.780096575" calcext:value-type="float">
            <text:p>6.78009657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102481" calcext:value-type="float">
            <text:p>7.102481</text:p>
          </table:table-cell>
          <table:table-cell office:value-type="float" office:value="6.77817765" calcext:value-type="float">
            <text:p>6.7781776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832003" calcext:value-type="float">
            <text:p>6.832003</text:p>
          </table:table-cell>
          <table:table-cell office:value-type="float" office:value="6.7767851" calcext:value-type="float">
            <text:p>6.7767851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488881" calcext:value-type="float">
            <text:p>6.488881</text:p>
          </table:table-cell>
          <table:table-cell office:value-type="float" office:value="6.7776081" calcext:value-type="float">
            <text:p>6.7776081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196509" calcext:value-type="float">
            <text:p>6.196509</text:p>
          </table:table-cell>
          <table:table-cell office:value-type="float" office:value="6.7815444625" calcext:value-type="float">
            <text:p>6.7815444625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051314" calcext:value-type="float">
            <text:p>6.051314</text:p>
          </table:table-cell>
          <table:table-cell office:value-type="float" office:value="6.7885050125" calcext:value-type="float">
            <text:p>6.7885050125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079319" calcext:value-type="float">
            <text:p>6.079319</text:p>
          </table:table-cell>
          <table:table-cell office:value-type="float" office:value="6.7975544875" calcext:value-type="float">
            <text:p>6.797554487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234923" calcext:value-type="float">
            <text:p>6.234923</text:p>
          </table:table-cell>
          <table:table-cell office:value-type="float" office:value="6.807293625" calcext:value-type="float">
            <text:p>6.80729362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438546" calcext:value-type="float">
            <text:p>6.438546</text:p>
          </table:table-cell>
          <table:table-cell office:value-type="float" office:value="6.816321775" calcext:value-type="float">
            <text:p>6.816321775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618379" calcext:value-type="float">
            <text:p>6.618379</text:p>
          </table:table-cell>
          <table:table-cell office:value-type="float" office:value="6.8236093625" calcext:value-type="float">
            <text:p>6.8236093625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737268" calcext:value-type="float">
            <text:p>6.737268</text:p>
          </table:table-cell>
          <table:table-cell office:value-type="float" office:value="6.8286558" calcext:value-type="float">
            <text:p>6.8286558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803505" calcext:value-type="float">
            <text:p>6.803505</text:p>
          </table:table-cell>
          <table:table-cell office:value-type="float" office:value="6.8313386" calcext:value-type="float">
            <text:p>6.8313386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860561" calcext:value-type="float">
            <text:p>6.860561</text:p>
          </table:table-cell>
          <table:table-cell office:value-type="float" office:value="6.83152685" calcext:value-type="float">
            <text:p>6.83152685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952072" calcext:value-type="float">
            <text:p>6.952072</text:p>
          </table:table-cell>
          <table:table-cell office:value-type="float" office:value="6.828832" calcext:value-type="float">
            <text:p>6.828832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081123" calcext:value-type="float">
            <text:p>7.081123</text:p>
          </table:table-cell>
          <table:table-cell office:value-type="float" office:value="6.82290285" calcext:value-type="float">
            <text:p>6.82290285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200167" calcext:value-type="float">
            <text:p>7.200167</text:p>
          </table:table-cell>
          <table:table-cell office:value-type="float" office:value="6.8141457625" calcext:value-type="float">
            <text:p>6.8141457625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242" calcext:value-type="float">
            <text:p>7.242</text:p>
          </table:table-cell>
          <table:table-cell office:value-type="float" office:value="6.8041135" calcext:value-type="float">
            <text:p>6.8041135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161891" calcext:value-type="float">
            <text:p>7.161891</text:p>
          </table:table-cell>
          <table:table-cell office:value-type="float" office:value="6.7950263625" calcext:value-type="float">
            <text:p>6.7950263625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959989" calcext:value-type="float">
            <text:p>6.959989</text:p>
          </table:table-cell>
          <table:table-cell office:value-type="float" office:value="6.7888568875" calcext:value-type="float">
            <text:p>6.7888568875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679363" calcext:value-type="float">
            <text:p>6.679363</text:p>
          </table:table-cell>
          <table:table-cell office:value-type="float" office:value="6.7867545625" calcext:value-type="float">
            <text:p>6.7867545625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39136" calcext:value-type="float">
            <text:p>6.39136</text:p>
          </table:table-cell>
          <table:table-cell office:value-type="float" office:value="6.78901335" calcext:value-type="float">
            <text:p>6.78901335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176358" calcext:value-type="float">
            <text:p>6.176358</text:p>
          </table:table-cell>
          <table:table-cell office:value-type="float" office:value="6.7952409" calcext:value-type="float">
            <text:p>6.7952409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097332" calcext:value-type="float">
            <text:p>6.097332</text:p>
          </table:table-cell>
          <table:table-cell office:value-type="float" office:value="6.8043992" calcext:value-type="float">
            <text:p>6.8043992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168968" calcext:value-type="float">
            <text:p>6.168968</text:p>
          </table:table-cell>
          <table:table-cell office:value-type="float" office:value="6.8148099625" calcext:value-type="float">
            <text:p>6.8148099625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346717" calcext:value-type="float">
            <text:p>6.346717</text:p>
          </table:table-cell>
          <table:table-cell office:value-type="float" office:value="6.824500775" calcext:value-type="float">
            <text:p>6.82450077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553958" calcext:value-type="float">
            <text:p>6.553958</text:p>
          </table:table-cell>
          <table:table-cell office:value-type="float" office:value="6.8319137875" calcext:value-type="float">
            <text:p>6.8319137875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726237" calcext:value-type="float">
            <text:p>6.726237</text:p>
          </table:table-cell>
          <table:table-cell office:value-type="float" office:value="6.836449725" calcext:value-type="float">
            <text:p>6.83644972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838779" calcext:value-type="float">
            <text:p>6.838779</text:p>
          </table:table-cell>
          <table:table-cell office:value-type="float" office:value="6.8383757" calcext:value-type="float">
            <text:p>6.8383757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905033" calcext:value-type="float">
            <text:p>6.905033</text:p>
          </table:table-cell>
          <table:table-cell office:value-type="float" office:value="6.838166975" calcext:value-type="float">
            <text:p>6.838166975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954338" calcext:value-type="float">
            <text:p>6.954338</text:p>
          </table:table-cell>
          <table:table-cell office:value-type="float" office:value="6.8358105125" calcext:value-type="float">
            <text:p>6.8358105125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005517" calcext:value-type="float">
            <text:p>7.005517</text:p>
          </table:table-cell>
          <table:table-cell office:value-type="float" office:value="6.8306578125" calcext:value-type="float">
            <text:p>6.8306578125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052914" calcext:value-type="float">
            <text:p>7.052914</text:p>
          </table:table-cell>
          <table:table-cell office:value-type="float" office:value="6.8220412375" calcext:value-type="float">
            <text:p>6.8220412375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07203" calcext:value-type="float">
            <text:p>7.07203</text:p>
          </table:table-cell>
          <table:table-cell office:value-type="float" office:value="6.8102946625" calcext:value-type="float">
            <text:p>6.8102946625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039056" calcext:value-type="float">
            <text:p>7.039056</text:p>
          </table:table-cell>
          <table:table-cell office:value-type="float" office:value="6.7973760375" calcext:value-type="float">
            <text:p>6.7973760375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951611" calcext:value-type="float">
            <text:p>6.951611</text:p>
          </table:table-cell>
          <table:table-cell office:value-type="float" office:value="6.78635735" calcext:value-type="float">
            <text:p>6.78635735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838422" calcext:value-type="float">
            <text:p>6.838422</text:p>
          </table:table-cell>
          <table:table-cell office:value-type="float" office:value="6.7799531" calcext:value-type="float">
            <text:p>6.7799531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749523" calcext:value-type="float">
            <text:p>6.749523</text:p>
          </table:table-cell>
          <table:table-cell office:value-type="float" office:value="6.7792066" calcext:value-type="float">
            <text:p>6.7792066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727181" calcext:value-type="float">
            <text:p>6.727181</text:p>
          </table:table-cell>
          <table:table-cell office:value-type="float" office:value="6.78315025" calcext:value-type="float">
            <text:p>6.78315025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774377" calcext:value-type="float">
            <text:p>6.774377</text:p>
          </table:table-cell>
          <table:table-cell office:value-type="float" office:value="6.7893870625" calcext:value-type="float">
            <text:p>6.789387062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8479" calcext:value-type="float">
            <text:p>6.8479</text:p>
          </table:table-cell>
          <table:table-cell office:value-type="float" office:value="6.7951571" calcext:value-type="float">
            <text:p>6.7951571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885139" calcext:value-type="float">
            <text:p>6.885139</text:p>
          </table:table-cell>
          <table:table-cell office:value-type="float" office:value="6.7983896875" calcext:value-type="float">
            <text:p>6.7983896875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84424" calcext:value-type="float">
            <text:p>6.84424</text:p>
          </table:table-cell>
          <table:table-cell office:value-type="float" office:value="6.7983516" calcext:value-type="float">
            <text:p>6.7983516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730936" calcext:value-type="float">
            <text:p>6.730936</text:p>
          </table:table-cell>
          <table:table-cell office:value-type="float" office:value="6.795760125" calcext:value-type="float">
            <text:p>6.795760125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597566" calcext:value-type="float">
            <text:p>6.597566</text:p>
          </table:table-cell>
          <table:table-cell office:value-type="float" office:value="6.7923807875" calcext:value-type="float">
            <text:p>6.7923807875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513175" calcext:value-type="float">
            <text:p>6.513175</text:p>
          </table:table-cell>
          <table:table-cell office:value-type="float" office:value="6.7901533375" calcext:value-type="float">
            <text:p>6.7901533375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52034" calcext:value-type="float">
            <text:p>6.52034</text:p>
          </table:table-cell>
          <table:table-cell office:value-type="float" office:value="6.790128325" calcext:value-type="float">
            <text:p>6.790128325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61075" calcext:value-type="float">
            <text:p>6.61075</text:p>
          </table:table-cell>
          <table:table-cell office:value-type="float" office:value="6.79186505" calcext:value-type="float">
            <text:p>6.79186505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739185" calcext:value-type="float">
            <text:p>6.739185</text:p>
          </table:table-cell>
          <table:table-cell office:value-type="float" office:value="6.793692" calcext:value-type="float">
            <text:p>6.793692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857553" calcext:value-type="float">
            <text:p>6.857553</text:p>
          </table:table-cell>
          <table:table-cell office:value-type="float" office:value="6.7935042375" calcext:value-type="float">
            <text:p>6.7935042375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937961" calcext:value-type="float">
            <text:p>6.937961</text:p>
          </table:table-cell>
          <table:table-cell office:value-type="float" office:value="6.7895798125" calcext:value-type="float">
            <text:p>6.7895798125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97507" calcext:value-type="float">
            <text:p>6.97507</text:p>
          </table:table-cell>
          <table:table-cell office:value-type="float" office:value="6.7812046875" calcext:value-type="float">
            <text:p>6.7812046875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976929" calcext:value-type="float">
            <text:p>6.976929</text:p>
          </table:table-cell>
          <table:table-cell office:value-type="float" office:value="6.7690380125" calcext:value-type="float">
            <text:p>6.769038012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955768" calcext:value-type="float">
            <text:p>6.955768</text:p>
          </table:table-cell>
          <table:table-cell office:value-type="float" office:value="6.7550421875" calcext:value-type="float">
            <text:p>6.7550421875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92395" calcext:value-type="float">
            <text:p>6.92395</text:p>
          </table:table-cell>
          <table:table-cell office:value-type="float" office:value="6.7418345875" calcext:value-type="float">
            <text:p>6.7418345875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893852" calcext:value-type="float">
            <text:p>6.893852</text:p>
          </table:table-cell>
          <table:table-cell office:value-type="float" office:value="6.731740325" calcext:value-type="float">
            <text:p>6.731740325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877886" calcext:value-type="float">
            <text:p>6.877886</text:p>
          </table:table-cell>
          <table:table-cell office:value-type="float" office:value="6.7261283875" calcext:value-type="float">
            <text:p>6.7261283875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886031" calcext:value-type="float">
            <text:p>6.886031</text:p>
          </table:table-cell>
          <table:table-cell office:value-type="float" office:value="6.7252601625" calcext:value-type="float">
            <text:p>6.725260162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921526" calcext:value-type="float">
            <text:p>6.921526</text:p>
          </table:table-cell>
          <table:table-cell office:value-type="float" office:value="6.7284337625" calcext:value-type="float">
            <text:p>6.7284337625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977834" calcext:value-type="float">
            <text:p>6.977834</text:p>
          </table:table-cell>
          <table:table-cell office:value-type="float" office:value="6.7341879125" calcext:value-type="float">
            <text:p>6.7341879125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039359" calcext:value-type="float">
            <text:p>7.039359</text:p>
          </table:table-cell>
          <table:table-cell office:value-type="float" office:value="6.740506575" calcext:value-type="float">
            <text:p>6.740506575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085529" calcext:value-type="float">
            <text:p>7.085529</text:p>
          </table:table-cell>
          <table:table-cell office:value-type="float" office:value="6.745087675" calcext:value-type="float">
            <text:p>6.74508767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096543" calcext:value-type="float">
            <text:p>7.096543</text:p>
          </table:table-cell>
          <table:table-cell office:value-type="float" office:value="6.745766625" calcext:value-type="float">
            <text:p>6.745766625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06018" calcext:value-type="float">
            <text:p>7.06018</text:p>
          </table:table-cell>
          <table:table-cell office:value-type="float" office:value="6.74111355" calcext:value-type="float">
            <text:p>6.7411135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978884" calcext:value-type="float">
            <text:p>6.978884</text:p>
          </table:table-cell>
          <table:table-cell office:value-type="float" office:value="6.73105595" calcext:value-type="float">
            <text:p>6.73105595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872825" calcext:value-type="float">
            <text:p>6.872825</text:p>
          </table:table-cell>
          <table:table-cell office:value-type="float" office:value="6.717166925" calcext:value-type="float">
            <text:p>6.717166925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772907" calcext:value-type="float">
            <text:p>6.772907</text:p>
          </table:table-cell>
          <table:table-cell office:value-type="float" office:value="6.7021743875" calcext:value-type="float">
            <text:p>6.7021743875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704213" calcext:value-type="float">
            <text:p>6.704213</text:p>
          </table:table-cell>
          <table:table-cell office:value-type="float" office:value="6.688689175" calcext:value-type="float">
            <text:p>6.68868917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672098" calcext:value-type="float">
            <text:p>6.672098</text:p>
          </table:table-cell>
          <table:table-cell office:value-type="float" office:value="6.6780523625" calcext:value-type="float">
            <text:p>6.6780523625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664189" calcext:value-type="float">
            <text:p>6.664189</text:p>
          </table:table-cell>
          <table:table-cell office:value-type="float" office:value="6.6702048125" calcext:value-type="float">
            <text:p>6.6702048125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665117" calcext:value-type="float">
            <text:p>6.665117</text:p>
          </table:table-cell>
          <table:table-cell office:value-type="float" office:value="6.6643860625" calcext:value-type="float">
            <text:p>6.6643860625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667515" calcext:value-type="float">
            <text:p>6.667515</text:p>
          </table:table-cell>
          <table:table-cell office:value-type="float" office:value="6.659925425" calcext:value-type="float">
            <text:p>6.659925425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670815" calcext:value-type="float">
            <text:p>6.670815</text:p>
          </table:table-cell>
          <table:table-cell office:value-type="float" office:value="6.6566597" calcext:value-type="float">
            <text:p>6.6566597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675946" calcext:value-type="float">
            <text:p>6.675946</text:p>
          </table:table-cell>
          <table:table-cell office:value-type="float" office:value="6.654849725" calcext:value-type="float">
            <text:p>6.654849725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686212" calcext:value-type="float">
            <text:p>6.686212</text:p>
          </table:table-cell>
          <table:table-cell office:value-type="float" office:value="6.654707675" calcext:value-type="float">
            <text:p>6.654707675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711278" calcext:value-type="float">
            <text:p>6.711278</text:p>
          </table:table-cell>
          <table:table-cell office:value-type="float" office:value="6.65587555" calcext:value-type="float">
            <text:p>6.65587555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763173" calcext:value-type="float">
            <text:p>6.763173</text:p>
          </table:table-cell>
          <table:table-cell office:value-type="float" office:value="6.657247875" calcext:value-type="float">
            <text:p>6.657247875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843686" calcext:value-type="float">
            <text:p>6.843686</text:p>
          </table:table-cell>
          <table:table-cell office:value-type="float" office:value="6.6573353875" calcext:value-type="float">
            <text:p>6.657335387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936856" calcext:value-type="float">
            <text:p>6.936856</text:p>
          </table:table-cell>
          <table:table-cell office:value-type="float" office:value="6.6550622125" calcext:value-type="float">
            <text:p>6.6550622125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016056" calcext:value-type="float">
            <text:p>7.016056</text:p>
          </table:table-cell>
          <table:table-cell office:value-type="float" office:value="6.6505584375" calcext:value-type="float">
            <text:p>6.6505584375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057771" calcext:value-type="float">
            <text:p>7.057771</text:p>
          </table:table-cell>
          <table:table-cell office:value-type="float" office:value="6.645287025" calcext:value-type="float">
            <text:p>6.64528702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049464" calcext:value-type="float">
            <text:p>7.049464</text:p>
          </table:table-cell>
          <table:table-cell office:value-type="float" office:value="6.6411122875" calcext:value-type="float">
            <text:p>6.6411122875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991077" calcext:value-type="float">
            <text:p>6.991077</text:p>
          </table:table-cell>
          <table:table-cell office:value-type="float" office:value="6.6388157125" calcext:value-type="float">
            <text:p>6.638815712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897843" calcext:value-type="float">
            <text:p>6.897843</text:p>
          </table:table-cell>
          <table:table-cell office:value-type="float" office:value="6.63716165" calcext:value-type="float">
            <text:p>6.63716165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80379" calcext:value-type="float">
            <text:p>6.80379</text:p>
          </table:table-cell>
          <table:table-cell office:value-type="float" office:value="6.6331161125" calcext:value-type="float">
            <text:p>6.6331161125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53353" calcext:value-type="float">
            <text:p>6.753353</text:p>
          </table:table-cell>
          <table:table-cell office:value-type="float" office:value="6.623101025" calcext:value-type="float">
            <text:p>6.623101025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775272" calcext:value-type="float">
            <text:p>6.775272</text:p>
          </table:table-cell>
          <table:table-cell office:value-type="float" office:value="6.604984425" calcext:value-type="float">
            <text:p>6.604984425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85845" calcext:value-type="float">
            <text:p>6.85845</text:p>
          </table:table-cell>
          <table:table-cell office:value-type="float" office:value="6.5801943875" calcext:value-type="float">
            <text:p>6.580194387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957175" calcext:value-type="float">
            <text:p>6.957175</text:p>
          </table:table-cell>
          <table:table-cell office:value-type="float" office:value="6.55386245" calcext:value-type="float">
            <text:p>6.55386245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021553" calcext:value-type="float">
            <text:p>7.021553</text:p>
          </table:table-cell>
          <table:table-cell office:value-type="float" office:value="6.5313670875" calcext:value-type="float">
            <text:p>6.5313670875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022094" calcext:value-type="float">
            <text:p>7.022094</text:p>
          </table:table-cell>
          <table:table-cell office:value-type="float" office:value="6.5154251" calcext:value-type="float">
            <text:p>6.5154251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951892" calcext:value-type="float">
            <text:p>6.951892</text:p>
          </table:table-cell>
          <table:table-cell office:value-type="float" office:value="6.5066914125" calcext:value-type="float">
            <text:p>6.5066914125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818565" calcext:value-type="float">
            <text:p>6.818565</text:p>
          </table:table-cell>
          <table:table-cell office:value-type="float" office:value="6.5054179875" calcext:value-type="float">
            <text:p>6.5054179875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644973" calcext:value-type="float">
            <text:p>6.644973</text:p>
          </table:table-cell>
          <table:table-cell office:value-type="float" office:value="6.512219825" calcext:value-type="float">
            <text:p>6.512219825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47774" calcext:value-type="float">
            <text:p>6.47774</text:p>
          </table:table-cell>
          <table:table-cell office:value-type="float" office:value="6.527626" calcext:value-type="float">
            <text:p>6.527626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380556" calcext:value-type="float">
            <text:p>6.380556</text:p>
          </table:table-cell>
          <table:table-cell office:value-type="float" office:value="6.5510171125" calcext:value-type="float">
            <text:p>6.5510171125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397586" calcext:value-type="float">
            <text:p>6.397586</text:p>
          </table:table-cell>
          <table:table-cell office:value-type="float" office:value="6.579765925" calcext:value-type="float">
            <text:p>6.579765925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515029" calcext:value-type="float">
            <text:p>6.515029</text:p>
          </table:table-cell>
          <table:table-cell office:value-type="float" office:value="6.6087446125" calcext:value-type="float">
            <text:p>6.6087446125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668333" calcext:value-type="float">
            <text:p>6.668333</text:p>
          </table:table-cell>
          <table:table-cell office:value-type="float" office:value="6.6289721" calcext:value-type="float">
            <text:p>6.6289721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791803" calcext:value-type="float">
            <text:p>6.791803</text:p>
          </table:table-cell>
          <table:table-cell office:value-type="float" office:value="6.618159775" calcext:value-type="float">
            <text:p>6.618159775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860066" calcext:value-type="float">
            <text:p>6.860066</text:p>
          </table:table-cell>
          <table:table-cell office:value-type="float" office:value="6.605804075" calcext:value-type="float">
            <text:p>6.60580407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889564" calcext:value-type="float">
            <text:p>6.889564</text:p>
          </table:table-cell>
          <table:table-cell office:value-type="float" office:value="6.82294465" calcext:value-type="float">
            <text:p>6.82294465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909022" calcext:value-type="float">
            <text:p>6.909022</text:p>
          </table:table-cell>
          <table:table-cell office:value-type="float" office:value="6.88164295" calcext:value-type="float">
            <text:p>6.8816429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930193" calcext:value-type="float">
            <text:p>6.930193</text:p>
          </table:table-cell>
          <table:table-cell office:value-type="float" office:value="6.895360925" calcext:value-type="float">
            <text:p>6.895360925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944233" calcext:value-type="float">
            <text:p>6.944233</text:p>
          </table:table-cell>
          <table:table-cell office:value-type="float" office:value="6.8855562625" calcext:value-type="float">
            <text:p>6.885556262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939758" calcext:value-type="float">
            <text:p>6.939758</text:p>
          </table:table-cell>
          <table:table-cell office:value-type="float" office:value="6.875315325" calcext:value-type="float">
            <text:p>6.875315325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916833" calcext:value-type="float">
            <text:p>6.916833</text:p>
          </table:table-cell>
          <table:table-cell office:value-type="float" office:value="6.878779625" calcext:value-type="float">
            <text:p>6.878779625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880315" calcext:value-type="float">
            <text:p>6.880315</text:p>
          </table:table-cell>
          <table:table-cell office:value-type="float" office:value="6.8952219125" calcext:value-type="float">
            <text:p>6.895221912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822081" calcext:value-type="float">
            <text:p>6.822081</text:p>
          </table:table-cell>
          <table:table-cell office:value-type="float" office:value="6.9160929625" calcext:value-type="float">
            <text:p>6.916092962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716516" calcext:value-type="float">
            <text:p>6.716516</text:p>
          </table:table-cell>
          <table:table-cell office:value-type="float" office:value="6.930939425" calcext:value-type="float">
            <text:p>6.930939425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542122" calcext:value-type="float">
            <text:p>6.542122</text:p>
          </table:table-cell>
          <table:table-cell office:value-type="float" office:value="6.9313258875" calcext:value-type="float">
            <text:p>6.9313258875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316191" calcext:value-type="float">
            <text:p>6.316191</text:p>
          </table:table-cell>
          <table:table-cell office:value-type="float" office:value="6.91367665" calcext:value-type="float">
            <text:p>6.9136766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113188" calcext:value-type="float">
            <text:p>6.113188</text:p>
          </table:table-cell>
          <table:table-cell office:value-type="float" office:value="6.8818454625" calcext:value-type="float">
            <text:p>6.8818454625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03854" calcext:value-type="float">
            <text:p>6.03854</text:p>
          </table:table-cell>
          <table:table-cell office:value-type="float" office:value="6.8482307875" calcext:value-type="float">
            <text:p>6.8482307875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157561" calcext:value-type="float">
            <text:p>6.157561</text:p>
          </table:table-cell>
          <table:table-cell office:value-type="float" office:value="6.8236595" calcext:value-type="float">
            <text:p>6.823659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439271" calcext:value-type="float">
            <text:p>6.439271</text:p>
          </table:table-cell>
          <table:table-cell office:value-type="float" office:value="6.8089576875" calcext:value-type="float">
            <text:p>6.8089576875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778702" calcext:value-type="float">
            <text:p>6.778702</text:p>
          </table:table-cell>
          <table:table-cell office:value-type="float" office:value="6.800791975" calcext:value-type="float">
            <text:p>6.800791975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065015" calcext:value-type="float">
            <text:p>7.065015</text:p>
          </table:table-cell>
          <table:table-cell office:value-type="float" office:value="6.7964358625" calcext:value-type="float">
            <text:p>6.7964358625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226126" calcext:value-type="float">
            <text:p>7.226126</text:p>
          </table:table-cell>
          <table:table-cell office:value-type="float" office:value="6.794597725" calcext:value-type="float">
            <text:p>6.794597725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23598" calcext:value-type="float">
            <text:p>7.23598</text:p>
          </table:table-cell>
          <table:table-cell office:value-type="float" office:value="6.7945445625" calcext:value-type="float">
            <text:p>6.794544562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106507" calcext:value-type="float">
            <text:p>7.106507</text:p>
          </table:table-cell>
          <table:table-cell office:value-type="float" office:value="6.7953211625" calcext:value-type="float">
            <text:p>6.7953211625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882092" calcext:value-type="float">
            <text:p>6.882092</text:p>
          </table:table-cell>
          <table:table-cell office:value-type="float" office:value="6.795705175" calcext:value-type="float">
            <text:p>6.795705175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636922" calcext:value-type="float">
            <text:p>6.636922</text:p>
          </table:table-cell>
          <table:table-cell office:value-type="float" office:value="6.79463985" calcext:value-type="float">
            <text:p>6.7946398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460589" calcext:value-type="float">
            <text:p>6.460589</text:p>
          </table:table-cell>
          <table:table-cell office:value-type="float" office:value="6.7917128875" calcext:value-type="float">
            <text:p>6.7917128875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41937" calcext:value-type="float">
            <text:p>6.41937</text:p>
          </table:table-cell>
          <table:table-cell office:value-type="float" office:value="6.7875190625" calcext:value-type="float">
            <text:p>6.7875190625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511174" calcext:value-type="float">
            <text:p>6.511174</text:p>
          </table:table-cell>
          <table:table-cell office:value-type="float" office:value="6.7838620375" calcext:value-type="float">
            <text:p>6.7838620375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659278" calcext:value-type="float">
            <text:p>6.659278</text:p>
          </table:table-cell>
          <table:table-cell office:value-type="float" office:value="6.783524725" calcext:value-type="float">
            <text:p>6.783524725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756906" calcext:value-type="float">
            <text:p>6.756906</text:p>
          </table:table-cell>
          <table:table-cell office:value-type="float" office:value="6.7894694625" calcext:value-type="float">
            <text:p>6.789469462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724164" calcext:value-type="float">
            <text:p>6.724164</text:p>
          </table:table-cell>
          <table:table-cell office:value-type="float" office:value="6.803807125" calcext:value-type="float">
            <text:p>6.80380712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543599" calcext:value-type="float">
            <text:p>6.543599</text:p>
          </table:table-cell>
          <table:table-cell office:value-type="float" office:value="6.8048152658" calcext:value-type="float">
            <text:p>6.8048152658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267951" calcext:value-type="float">
            <text:p>6.267951</text:p>
          </table:table-cell>
          <table:table-cell office:value-type="float" office:value="6.8081641923" calcext:value-type="float">
            <text:p>6.8081641923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001736" calcext:value-type="float">
            <text:p>6.001736</text:p>
          </table:table-cell>
          <table:table-cell office:value-type="float" office:value="6.8151799481" calcext:value-type="float">
            <text:p>6.8151799481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5.857263" calcext:value-type="float">
            <text:p>5.857263</text:p>
          </table:table-cell>
          <table:table-cell office:value-type="float" office:value="6.8258831579" calcext:value-type="float">
            <text:p>6.8258831579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.89916" calcext:value-type="float">
            <text:p>5.89916</text:p>
          </table:table-cell>
          <table:table-cell office:value-type="float" office:value="6.8387980933" calcext:value-type="float">
            <text:p>6.8387980933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116409" calcext:value-type="float">
            <text:p>6.116409</text:p>
          </table:table-cell>
          <table:table-cell office:value-type="float" office:value="6.8514959054" calcext:value-type="float">
            <text:p>6.8514959054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444897" calcext:value-type="float">
            <text:p>6.444897</text:p>
          </table:table-cell>
          <table:table-cell office:value-type="float" office:value="6.861565589" calcext:value-type="float">
            <text:p>6.861565589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808428" calcext:value-type="float">
            <text:p>6.808428</text:p>
          </table:table-cell>
          <table:table-cell office:value-type="float" office:value="6.8673526528" calcext:value-type="float">
            <text:p>6.8673526528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139919" calcext:value-type="float">
            <text:p>7.139919</text:p>
          </table:table-cell>
          <table:table-cell office:value-type="float" office:value="6.8681825775" calcext:value-type="float">
            <text:p>6.8681825775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381858" calcext:value-type="float">
            <text:p>7.381858</text:p>
          </table:table-cell>
          <table:table-cell office:value-type="float" office:value="6.8643006286" calcext:value-type="float">
            <text:p>6.8643006286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483327" calcext:value-type="float">
            <text:p>7.483327</text:p>
          </table:table-cell>
          <table:table-cell office:value-type="float" office:value="6.8567997971" calcext:value-type="float">
            <text:p>6.8567997971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405847" calcext:value-type="float">
            <text:p>7.405847</text:p>
          </table:table-cell>
          <table:table-cell office:value-type="float" office:value="6.8475861618" calcext:value-type="float">
            <text:p>6.8475861618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139845" calcext:value-type="float">
            <text:p>7.139845</text:p>
          </table:table-cell>
          <table:table-cell office:value-type="float" office:value="6.8392539104" calcext:value-type="float">
            <text:p>6.8392539104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724297" calcext:value-type="float">
            <text:p>6.724297</text:p>
          </table:table-cell>
          <table:table-cell office:value-type="float" office:value="6.8346995" calcext:value-type="float">
            <text:p>6.8346995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255572" calcext:value-type="float">
            <text:p>6.255572</text:p>
          </table:table-cell>
          <table:table-cell office:value-type="float" office:value="6.836398" calcext:value-type="float">
            <text:p>6.836398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.867762" calcext:value-type="float">
            <text:p>5.867762</text:p>
          </table:table-cell>
          <table:table-cell office:value-type="float" office:value="6.8454734063" calcext:value-type="float">
            <text:p>6.8454734063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.673422" calcext:value-type="float">
            <text:p>5.673422</text:p>
          </table:table-cell>
          <table:table-cell office:value-type="float" office:value="6.8609926349" calcext:value-type="float">
            <text:p>6.8609926349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.69409" calcext:value-type="float">
            <text:p>5.69409</text:p>
          </table:table-cell>
          <table:table-cell office:value-type="float" office:value="6.880147" calcext:value-type="float">
            <text:p>6.880147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.853268" calcext:value-type="float">
            <text:p>5.853268</text:p>
          </table:table-cell>
          <table:table-cell office:value-type="float" office:value="6.8995905574" calcext:value-type="float">
            <text:p>6.8995905574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044294" calcext:value-type="float">
            <text:p>6.044294</text:p>
          </table:table-cell>
          <table:table-cell office:value-type="float" office:value="6.9170292667" calcext:value-type="float">
            <text:p>6.9170292667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198689" calcext:value-type="float">
            <text:p>6.198689</text:p>
          </table:table-cell>
          <table:table-cell office:value-type="float" office:value="6.9318213898" calcext:value-type="float">
            <text:p>6.9318213898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308266" calcext:value-type="float">
            <text:p>6.308266</text:p>
          </table:table-cell>
          <table:table-cell office:value-type="float" office:value="6.9444616034" calcext:value-type="float">
            <text:p>6.9444616034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406257" calcext:value-type="float">
            <text:p>6.406257</text:p>
          </table:table-cell>
          <table:table-cell office:value-type="float" office:value="6.9556229298" calcext:value-type="float">
            <text:p>6.9556229298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526017" calcext:value-type="float">
            <text:p>6.526017</text:p>
          </table:table-cell>
          <table:table-cell office:value-type="float" office:value="6.9654330357" calcext:value-type="float">
            <text:p>6.9654330357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664582" calcext:value-type="float">
            <text:p>6.664582</text:p>
          </table:table-cell>
          <table:table-cell office:value-type="float" office:value="6.9734224182" calcext:value-type="float">
            <text:p>6.9734224182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79642" calcext:value-type="float">
            <text:p>6.779642</text:p>
          </table:table-cell>
          <table:table-cell office:value-type="float" office:value="6.9791416852" calcext:value-type="float">
            <text:p>6.9791416852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821064" calcext:value-type="float">
            <text:p>6.821064</text:p>
          </table:table-cell>
          <table:table-cell office:value-type="float" office:value="6.9829058302" calcext:value-type="float">
            <text:p>6.9829058302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770174" calcext:value-type="float">
            <text:p>6.770174</text:p>
          </table:table-cell>
          <table:table-cell office:value-type="float" office:value="6.9860181731" calcext:value-type="float">
            <text:p>6.9860181731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661832" calcext:value-type="float">
            <text:p>6.661832</text:p>
          </table:table-cell>
          <table:table-cell office:value-type="float" office:value="6.9902504118" calcext:value-type="float">
            <text:p>6.9902504118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576554" calcext:value-type="float">
            <text:p>6.576554</text:p>
          </table:table-cell>
          <table:table-cell office:value-type="float" office:value="6.99681878" calcext:value-type="float">
            <text:p>6.99681878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594343" calcext:value-type="float">
            <text:p>6.594343</text:p>
          </table:table-cell>
          <table:table-cell office:value-type="float" office:value="7.0053956122" calcext:value-type="float">
            <text:p>7.0053956122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723792" calcext:value-type="float">
            <text:p>6.723792</text:p>
          </table:table-cell>
          <table:table-cell office:value-type="float" office:value="7.0139592083" calcext:value-type="float">
            <text:p>7.0139592083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865738" calcext:value-type="float">
            <text:p>6.865738</text:p>
          </table:table-cell>
          <table:table-cell office:value-type="float" office:value="7.0201329787" calcext:value-type="float">
            <text:p>7.0201329787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858752" calcext:value-type="float">
            <text:p>6.858752</text:p>
          </table:table-cell>
          <table:table-cell office:value-type="float" office:value="7.0234893913" calcext:value-type="float">
            <text:p>7.0234893913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5742" calcext:value-type="float">
            <text:p>6.5742</text:p>
          </table:table-cell>
          <table:table-cell office:value-type="float" office:value="7.0271502222" calcext:value-type="float">
            <text:p>7.0271502222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002583" calcext:value-type="float">
            <text:p>6.002583</text:p>
          </table:table-cell>
          <table:table-cell office:value-type="float" office:value="7.0374445455" calcext:value-type="float">
            <text:p>7.0374445455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.304025" calcext:value-type="float">
            <text:p>5.304025</text:p>
          </table:table-cell>
          <table:table-cell office:value-type="float" office:value="7.061511093" calcext:value-type="float">
            <text:p>7.061511093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.792069" calcext:value-type="float">
            <text:p>4.792069</text:p>
          </table:table-cell>
          <table:table-cell office:value-type="float" office:value="7.103356" calcext:value-type="float">
            <text:p>7.103356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.751895" calcext:value-type="float">
            <text:p>4.751895</text:p>
          </table:table-cell>
          <table:table-cell office:value-type="float" office:value="7.1597288537" calcext:value-type="float">
            <text:p>7.1597288537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.157546" calcext:value-type="float">
            <text:p>5.157546</text:p>
          </table:table-cell>
          <table:table-cell office:value-type="float" office:value="7.2199247" calcext:value-type="float">
            <text:p>7.2199247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.746194" calcext:value-type="float">
            <text:p>5.746194</text:p>
          </table:table-cell>
          <table:table-cell office:value-type="float" office:value="7.2728062051" calcext:value-type="float">
            <text:p>7.2728062051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323399" calcext:value-type="float">
            <text:p>6.323399</text:p>
          </table:table-cell>
          <table:table-cell office:value-type="float" office:value="7.3129802105" calcext:value-type="float">
            <text:p>7.3129802105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850018" calcext:value-type="float">
            <text:p>6.850018</text:p>
          </table:table-cell>
          <table:table-cell office:value-type="float" office:value="7.3397256486" calcext:value-type="float">
            <text:p>7.3397256486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362712" calcext:value-type="float">
            <text:p>7.362712</text:p>
          </table:table-cell>
          <table:table-cell office:value-type="float" office:value="7.3533286389" calcext:value-type="float">
            <text:p>7.3533286389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877467" calcext:value-type="float">
            <text:p>7.877467</text:p>
          </table:table-cell>
          <table:table-cell office:value-type="float" office:value="7.3530605429" calcext:value-type="float">
            <text:p>7.3530605429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8.349029" calcext:value-type="float">
            <text:p>8.349029</text:p>
          </table:table-cell>
          <table:table-cell office:value-type="float" office:value="7.3376368235" calcext:value-type="float">
            <text:p>7.3376368235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.680461" calcext:value-type="float">
            <text:p>8.680461</text:p>
          </table:table-cell>
          <table:table-cell office:value-type="float" office:value="7.3069885758" calcext:value-type="float">
            <text:p>7.3069885758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.715881" calcext:value-type="float">
            <text:p>8.715881</text:p>
          </table:table-cell>
          <table:table-cell office:value-type="float" office:value="7.2640675625" calcext:value-type="float">
            <text:p>7.264067562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.133228" calcext:value-type="float">
            <text:p>8.133228</text:p>
          </table:table-cell>
          <table:table-cell office:value-type="float" office:value="7.217234871" calcext:value-type="float">
            <text:p>7.217234871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.803347" calcext:value-type="float">
            <text:p>5.803347</text:p>
          </table:table-cell>
          <table:table-cell office:value-type="float" office:value="7.1867017667" calcext:value-type="float">
            <text:p>7.1867017667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5.803347" calcext:value-type="float">
            <text:p>5.803347</text:p>
          </table:table-cell>
          <table:table-cell office:value-type="float" office:value="7.2344036552" calcext:value-type="float">
            <text:p>7.2344036552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4.231312" calcext:value-type="float">
            <text:p>24.231312</text:p>
          </table:table-cell>
          <table:table-cell office:value-type="float" office:value="7.2855128214" calcext:value-type="float">
            <text:p>7.2855128214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1.585428" calcext:value-type="float">
            <text:p>11.585428</text:p>
          </table:table-cell>
          <table:table-cell office:value-type="float" office:value="6.6578906296" calcext:value-type="float">
            <text:p>6.6578906296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.00646" calcext:value-type="float">
            <text:p>8.00646</text:p>
          </table:table-cell>
          <table:table-cell office:value-type="float" office:value="6.4683699615" calcext:value-type="float">
            <text:p>6.4683699615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14582" calcext:value-type="float">
            <text:p>6.14582</text:p>
          </table:table-cell>
          <table:table-cell office:value-type="float" office:value="6.40684636" calcext:value-type="float">
            <text:p>6.40684636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124958" calcext:value-type="float">
            <text:p>6.124958</text:p>
          </table:table-cell>
          <table:table-cell office:value-type="float" office:value="6.4177224583" calcext:value-type="float">
            <text:p>6.4177224583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216902" calcext:value-type="float">
            <text:p>7.216902</text:p>
          </table:table-cell>
          <table:table-cell office:value-type="float" office:value="6.4304513478" calcext:value-type="float">
            <text:p>6.4304513478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.232216" calcext:value-type="float">
            <text:p>8.232216</text:p>
          </table:table-cell>
          <table:table-cell office:value-type="float" office:value="6.3947035909" calcext:value-type="float">
            <text:p>6.3947035909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8.549999" calcext:value-type="float">
            <text:p>8.549999</text:p>
          </table:table-cell>
          <table:table-cell office:value-type="float" office:value="6.307203" calcext:value-type="float">
            <text:p>6.307203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.009798" calcext:value-type="float">
            <text:p>8.009798</text:p>
          </table:table-cell>
          <table:table-cell office:value-type="float" office:value="6.1950632" calcext:value-type="float">
            <text:p>6.1950632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747433" calcext:value-type="float">
            <text:p>6.747433</text:p>
          </table:table-cell>
          <table:table-cell office:value-type="float" office:value="6.0995508421" calcext:value-type="float">
            <text:p>6.0995508421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5.130183" calcext:value-type="float">
            <text:p>5.130183</text:p>
          </table:table-cell>
          <table:table-cell office:value-type="float" office:value="6.0635573889" calcext:value-type="float">
            <text:p>6.0635573889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.769696" calcext:value-type="float">
            <text:p>3.769696</text:p>
          </table:table-cell>
          <table:table-cell office:value-type="float" office:value="6.1184617647" calcext:value-type="float">
            <text:p>6.1184617647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.424014" calcext:value-type="float">
            <text:p>3.424014</text:p>
          </table:table-cell>
          <table:table-cell office:value-type="float" office:value="6.265259625" calcext:value-type="float">
            <text:p>6.2652596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.072837" calcext:value-type="float">
            <text:p>4.072837</text:p>
          </table:table-cell>
          <table:table-cell office:value-type="float" office:value="6.454676" calcext:value-type="float">
            <text:p>6.454676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.981416" calcext:value-type="float">
            <text:p>4.981416</text:p>
          </table:table-cell>
          <table:table-cell office:value-type="float" office:value="6.6248073571" calcext:value-type="float">
            <text:p>6.6248073571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.786014" calcext:value-type="float">
            <text:p>5.786014</text:p>
          </table:table-cell>
          <table:table-cell office:value-type="float" office:value="6.7512220769" calcext:value-type="float">
            <text:p>6.7512220769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430213" calcext:value-type="float">
            <text:p>6.430213</text:p>
          </table:table-cell>
          <table:table-cell office:value-type="float" office:value="6.8316560833" calcext:value-type="float">
            <text:p>6.8316560833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917964" calcext:value-type="float">
            <text:p>6.917964</text:p>
          </table:table-cell>
          <table:table-cell office:value-type="float" office:value="6.8681509091" calcext:value-type="float">
            <text:p>6.8681509091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221873" calcext:value-type="float">
            <text:p>7.221873</text:p>
          </table:table-cell>
          <table:table-cell office:value-type="float" office:value="6.8631696" calcext:value-type="float">
            <text:p>6.8631696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298108" calcext:value-type="float">
            <text:p>7.298108</text:p>
          </table:table-cell>
          <table:table-cell office:value-type="float" office:value="6.8233136667" calcext:value-type="float">
            <text:p>6.8233136667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137228" calcext:value-type="float">
            <text:p>7.137228</text:p>
          </table:table-cell>
          <table:table-cell office:value-type="float" office:value="6.763964375" calcext:value-type="float">
            <text:p>6.76396437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796866" calcext:value-type="float">
            <text:p>6.796866</text:p>
          </table:table-cell>
          <table:table-cell office:value-type="float" office:value="6.710641" calcext:value-type="float">
            <text:p>6.710641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402765" calcext:value-type="float">
            <text:p>6.402765</text:p>
          </table:table-cell>
          <table:table-cell office:value-type="float" office:value="6.6962701667" calcext:value-type="float">
            <text:p>6.6962701667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125083" calcext:value-type="float">
            <text:p>6.125083</text:p>
          </table:table-cell>
          <table:table-cell office:value-type="float" office:value="6.7549712" calcext:value-type="float">
            <text:p>6.7549712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126808" calcext:value-type="float">
            <text:p>6.126808</text:p>
          </table:table-cell>
          <table:table-cell office:value-type="float" office:value="6.91244325" calcext:value-type="float">
            <text:p>6.9124432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484189" calcext:value-type="float">
            <text:p>6.484189</text:p>
          </table:table-cell>
          <table:table-cell office:value-type="float" office:value="7.1743216667" calcext:value-type="float">
            <text:p>7.1743216667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134857" calcext:value-type="float">
            <text:p>7.134857</text:p>
          </table:table-cell>
          <table:table-cell office:value-type="float" office:value="7.519388" calcext:value-type="float">
            <text:p>7.519388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7.903919" calcext:value-type="float">
            <text:p>7.9039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3:08:45.927278880</dc:date>
    <meta:document-statistic meta:table-count="1" meta:cell-count="3175" meta:object-count="0"/>
    <meta:generator>LibreOffice/4.2.7.2$Linux_X86_64 LibreOffice_project/420m0$Build-2</meta:generator>
  </office:meta>
</office:document-meta>
</file>